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Pictures/2000000A000000DD000000DDF1F7E11A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Pictures/2000000A000000DD000000DD3111ECA1.svm" manifest:media-type=""/>
  <manifest:file-entry manifest:full-path="Object 10/Pictures/2000000A000000DD000000DD70DD954D.svm" manifest:media-type=""/>
  <manifest:file-entry manifest:full-path="Object 10/Pictures/2000000A000000DD000000DDF1F7E11A.svm" manifest:media-type="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Pictures/2000000A000000DD000000DDF1F7E11A.svm" manifest:media-type="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Pictures/2000000A000000DD000000DDF1F7E11A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1x1x1" table:style-name="ta1" table:print-ranges="1x1x1.J20:1x1x1.J20">
        <table:shapes>
          <draw:frame draw:z-index="0" draw:style-name="gr1" draw:text-style-name="P1" svg:width="6.2988in" svg:height="3.5429in" svg:x="0.7874in" svg:y="0.5681in">
            <draw:object draw:notify-on-update-of-ranges="1x1x1.D10:1x1x1.D20 1x1x1.A8:1x1x1.A8 1x1x1.G10:1x1x1.G20 1x1x1.L9:1x1x1.L21 1x1x1.I8:1x1x1.I8 1x1x1.O9:1x1x1.O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arameters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mensions</text:p>
          </table:table-cell>
          <table:table-cell office:value-type="string" calcext:value-type="string">
            <text:p>1x1x1</text:p>
          </table:table-cell>
          <table:table-cell table:style-name="ce2" office:value-type="string" calcext:value-type="string">
            <text:p>1x1x1</text:p>
          </table:table-cell>
          <table:table-cell office:value-type="string" calcext:value-type="string">
            <text:p>el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constrained x_left, y_bottom, z_back; top disp_y = t/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t = 0.01; end_time = 0.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live time=0.139321, Active time=0.016847 <text:s/></text:p>
          </table:table-cell>
          <table:table-cell table:number-columns-repeated="7"/>
          <table:table-cell office:value-type="string" calcext:value-type="string">
            <text:p>Alive time=0.330473, Active time=0.016196 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7"/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office:value-type="string" calcext:value-type="string">
            <text:p>stress_xx</text:p>
          </table:table-cell>
          <table:table-cell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office:value-type="string" calcext:value-type="string">
            <text:p>stress_xx</text:p>
          </table:table-cell>
          <table:table-cell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table:style-name="ce1" office:value-type="float" office:value="-0.000049995831944492" calcext:value-type="float">
            <text:p>-5.00E-005</text:p>
          </table:table-cell>
          <table:table-cell office:value-type="float" office:value="0.00016665277314798" calcext:value-type="float">
            <text:p>0.0001666528</text:p>
          </table:table-cell>
          <table:table-cell table:number-columns-repeated="2" table:style-name="ce1" office:value-type="float" office:value="-0.000000000040223824271379" calcext:value-type="float">
            <text:p>-4.02E-011</text:p>
          </table:table-cell>
          <table:table-cell office:value-type="float" office:value="34.997082361051" calcext:value-type="float">
            <text:p>34.997082361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table:style-name="ce1" office:value-type="float" office:value="-0.00004999586495874" calcext:value-type="float">
            <text:p>-5.00E-005</text:p>
          </table:table-cell>
          <table:table-cell office:value-type="float" office:value="0.00016665277315105" calcext:value-type="float">
            <text:p>0.0001666528</text:p>
          </table:table-cell>
          <table:table-cell table:number-columns-repeated="2" table:style-name="ce1" office:value-type="float" office:value="-0.00000000013081802308079" calcext:value-type="float">
            <text:p>-1.31E-010</text:p>
          </table:table-cell>
          <table:table-cell office:value-type="float" office:value="34.997074362304" calcext:value-type="float">
            <text:p>34.997074362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table:style-name="ce1" office:value-type="float" office:value="-0.000099983333333392" calcext:value-type="float">
            <text:p>-1.00E-004</text:p>
          </table:table-cell>
          <table:table-cell office:value-type="float" office:value="0.0003332777777778" calcext:value-type="float">
            <text:p>0.0003332778</text:p>
          </table:table-cell>
          <table:table-cell table:number-columns-repeated="2" table:style-name="ce1" office:value-type="float" office:value="-0.000000000021284307649694" calcext:value-type="float">
            <text:p>-2.13E-011</text:p>
          </table:table-cell>
          <table:table-cell office:value-type="float" office:value="69.988333333325" calcext:value-type="float">
            <text:p>69.9883333333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2" table:style-name="ce1" office:value-type="float" office:value="-0.000099983399356124" calcext:value-type="float">
            <text:p>-1.00E-004</text:p>
          </table:table-cell>
          <table:table-cell office:value-type="float" office:value="0.00033327777778374" calcext:value-type="float">
            <text:p>0.0003332778</text:p>
          </table:table-cell>
          <table:table-cell table:number-columns-repeated="2" table:style-name="ce1" office:value-type="float" office:value="-0.00000000012230572110639" calcext:value-type="float">
            <text:p>-1.22E-010</text:p>
          </table:table-cell>
          <table:table-cell office:value-type="float" office:value="69.988317337167" calcext:value-type="float">
            <text:p>69.988317337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-0.00014996250694234" calcext:value-type="float">
            <text:p>-0.0001499625</text:p>
          </table:table-cell>
          <table:table-cell office:value-type="float" office:value="0.00049987502314199" calcext:value-type="float">
            <text:p>0.000499875</text:p>
          </table:table-cell>
          <table:table-cell table:number-columns-repeated="2" table:style-name="ce1" office:value-type="float" office:value="0.00000000010369660685683" calcext:value-type="float">
            <text:p>1.04E-010</text:p>
          </table:table-cell>
          <table:table-cell office:value-type="float" office:value="104.97375485988" calcext:value-type="float">
            <text:p>104.9737548599</text:p>
          </table:table-cell>
          <table:table-cell/>
          <table:table-cell office:value-type="float" office:value="0.025" calcext:value-type="float">
            <text:p>0.025</text:p>
          </table:table-cell>
          <table:table-cell table:number-columns-repeated="2" office:value-type="float" office:value="-0.00012497404415496" calcext:value-type="float">
            <text:p>-0.000124974</text:p>
          </table:table-cell>
          <table:table-cell office:value-type="float" office:value="0.00041657987210872" calcext:value-type="float">
            <text:p>0.0004165799</text:p>
          </table:table-cell>
          <table:table-cell table:number-columns-repeated="2" table:style-name="ce1" office:value-type="float" office:value="0.000000000038024694504202" calcext:value-type="float">
            <text:p>3.80E-011</text:p>
          </table:table-cell>
          <table:table-cell office:value-type="float" office:value="87.481753147006" calcext:value-type="float">
            <text:p>87.48175314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-0.00019993335554609" calcext:value-type="float">
            <text:p>-0.0001999334</text:p>
          </table:table-cell>
          <table:table-cell office:value-type="float" office:value="0.00066644451848775" calcext:value-type="float">
            <text:p>0.0006664445</text:p>
          </table:table-cell>
          <table:table-cell table:number-columns-repeated="2" table:style-name="ce1" office:value-type="float" office:value="0.000000000095131014177241" calcext:value-type="float">
            <text:p>9.51E-011</text:p>
          </table:table-cell>
          <table:table-cell office:value-type="float" office:value="139.95334888249" calcext:value-type="float">
            <text:p>139.9533488825</text:p>
          </table:table-cell>
          <table:table-cell/>
          <table:table-cell office:value-type="float" office:value="0.035" calcext:value-type="float">
            <text:p>0.035</text:p>
          </table:table-cell>
          <table:table-cell table:number-columns-repeated="2" office:value-type="float" office:value="-0.0001749490879152" calcext:value-type="float">
            <text:p>-0.0001749491</text:p>
          </table:table-cell>
          <table:table-cell office:value-type="float" office:value="0.00058316324131109" calcext:value-type="float">
            <text:p>0.0005831632</text:p>
          </table:table-cell>
          <table:table-cell table:number-columns-repeated="2" table:style-name="ce1" office:value-type="float" office:value="-0.000000000033626434969847" calcext:value-type="float">
            <text:p>-3.36E-011</text:p>
          </table:table-cell>
          <table:table-cell office:value-type="float" office:value="122.46425268346" calcext:value-type="float">
            <text:p>122.464252683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-0.00024989588191734" calcext:value-type="float">
            <text:p>-0.0002498959</text:p>
          </table:table-cell>
          <table:table-cell office:value-type="float" office:value="0.0008329862730585" calcext:value-type="float">
            <text:p>0.0008329863</text:p>
          </table:table-cell>
          <table:table-cell table:number-columns-repeated="2" table:style-name="ce1" office:value-type="float" office:value="0.000000000086068041582621" calcext:value-type="float">
            <text:p>8.61E-011</text:p>
          </table:table-cell>
          <table:table-cell office:value-type="float" office:value="174.92711734234" calcext:value-type="float">
            <text:p>174.9271173423</text:p>
          </table:table-cell>
          <table:table-cell/>
          <table:table-cell office:value-type="float" office:value="0.045" calcext:value-type="float">
            <text:p>0.045</text:p>
          </table:table-cell>
          <table:table-cell table:number-columns-repeated="2" office:value-type="float" office:value="-0.00022491580805069" calcext:value-type="float">
            <text:p>-0.0002249158</text:p>
          </table:table-cell>
          <table:table-cell office:value-type="float" office:value="0.00074971886511739" calcext:value-type="float">
            <text:p>0.0007497189</text:p>
          </table:table-cell>
          <table:table-cell table:number-columns-repeated="2" table:style-name="ce1" office:value-type="float" office:value="0.000000000071061379003368" calcext:value-type="float">
            <text:p>7.11E-011</text:p>
          </table:table-cell>
          <table:table-cell office:value-type="float" office:value="157.44092568816" calcext:value-type="float">
            <text:p>157.440925688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-0.00029985008882767" calcext:value-type="float">
            <text:p>-0.0002998501</text:p>
          </table:table-cell>
          <table:table-cell office:value-type="float" office:value="0.00099950029609279" calcext:value-type="float">
            <text:p>0.0009995003</text:p>
          </table:table-cell>
          <table:table-cell table:number-columns-repeated="2" table:style-name="ce1" office:value-type="float" office:value="0.000000000066542327203933" calcext:value-type="float">
            <text:p>6.65E-011</text:p>
          </table:table-cell>
          <table:table-cell office:value-type="float" office:value="209.89506217953" calcext:value-type="float">
            <text:p>209.8950621795</text:p>
          </table:table-cell>
          <table:table-cell/>
          <table:table-cell office:value-type="float" office:value="0.055" calcext:value-type="float">
            <text:p>0.055</text:p>
          </table:table-cell>
          <table:table-cell table:number-columns-repeated="2" office:value-type="float" office:value="-0.00027487420733477" calcext:value-type="float">
            <text:p>-0.0002748742</text:p>
          </table:table-cell>
          <table:table-cell office:value-type="float" office:value="0.00091624675276863" calcext:value-type="float">
            <text:p>0.0009162468</text:p>
          </table:table-cell>
          <table:table-cell table:number-columns-repeated="2" table:style-name="ce1" office:value-type="float" office:value="-0.000000000068411054598982" calcext:value-type="float">
            <text:p>-6.84E-011</text:p>
          </table:table-cell>
          <table:table-cell office:value-type="float" office:value="192.4117741015" calcext:value-type="float">
            <text:p>192.411774101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-0.00035442186984045" calcext:value-type="float">
            <text:p>-0.0003544219</text:p>
          </table:table-cell>
          <table:table-cell office:value-type="float" office:value="0.0011659865968242" calcext:value-type="float">
            <text:p>0.0011659866</text:p>
          </table:table-cell>
          <table:table-cell table:number-columns-repeated="2" table:style-name="ce1" office:value-type="float" office:value="0.000000000069302785732361" calcext:value-type="float">
            <text:p>6.93E-011</text:p>
          </table:table-cell>
          <table:table-cell office:value-type="float" office:value="240.00000000007" calcext:value-type="float">
            <text:p>240.0000000001</text:p>
          </table:table-cell>
          <table:table-cell/>
          <table:table-cell office:value-type="float" office:value="0.065" calcext:value-type="float">
            <text:p>0.065</text:p>
          </table:table-cell>
          <table:table-cell table:number-columns-repeated="2" office:value-type="float" office:value="-0.00032482428853724" calcext:value-type="float">
            <text:p>-0.0003248243</text:p>
          </table:table-cell>
          <table:table-cell office:value-type="float" office:value="0.0010827469135005" calcext:value-type="float">
            <text:p>0.0010827469</text:p>
          </table:table-cell>
          <table:table-cell table:number-columns-repeated="2" table:style-name="ce1" office:value-type="float" office:value="-0.000000000083733908695649" calcext:value-type="float">
            <text:p>-8.37E-011</text:p>
          </table:table-cell>
          <table:table-cell office:value-type="float" office:value="227.37679986317" calcext:value-type="float">
            <text:p>227.376799863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-0.00043765116366998" calcext:value-type="float">
            <text:p>-0.0004376512</text:p>
          </table:table-cell>
          <table:table-cell office:value-type="float" office:value="0.0013324451844822" calcext:value-type="float">
            <text:p>0.0013324452</text:p>
          </table:table-cell>
          <table:table-cell table:number-columns-repeated="2" table:style-name="ce1" office:value-type="float" office:value="-0.00000000011148365227103" calcext:value-type="float">
            <text:p>-1.11E-010</text:p>
          </table:table-cell>
          <table:table-cell office:value-type="float" office:value="239.99999999989" calcext:value-type="float">
            <text:p>239.9999999999</text:p>
          </table:table-cell>
          <table:table-cell/>
          <table:table-cell office:value-type="float" office:value="0.075" calcext:value-type="float">
            <text:p>0.075</text:p>
          </table:table-cell>
          <table:table-cell table:number-columns-repeated="2" office:value-type="float" office:value="-0.0003960384238506" calcext:value-type="float">
            <text:p>-0.0003960384</text:p>
          </table:table-cell>
          <table:table-cell office:value-type="float" office:value="0.0012492193565448" calcext:value-type="float">
            <text:p>0.0012492194</text:p>
          </table:table-cell>
          <table:table-cell table:number-columns-repeated="2" table:style-name="ce1" office:value-type="float" office:value="-0.0000000000271906941407" calcext:value-type="float">
            <text:p>-2.72E-011</text:p>
          </table:table-cell>
          <table:table-cell office:value-type="float" office:value="239.99999999997" calcext:value-type="float">
            <text:p>24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 office:value-type="float" office:value="-0.00052086660557432" calcext:value-type="float">
            <text:p>-0.0005208666</text:p>
          </table:table-cell>
          <table:table-cell office:value-type="float" office:value="0.0014988760682913" calcext:value-type="float">
            <text:p>0.0014988761</text:p>
          </table:table-cell>
          <table:table-cell table:number-columns-repeated="2" table:style-name="ce1" office:value-type="float" office:value="-0.00000000003882777231078" calcext:value-type="float">
            <text:p>-3.88E-011</text:p>
          </table:table-cell>
          <table:table-cell office:value-type="float" office:value="239.99999999996" calcext:value-type="float">
            <text:p>240</text:p>
          </table:table-cell>
          <table:table-cell/>
          <table:table-cell office:value-type="float" office:value="0.085" calcext:value-type="float">
            <text:p>0.085</text:p>
          </table:table-cell>
          <table:table-cell table:number-columns-repeated="2" office:value-type="float" office:value="-0.00047926079114248" calcext:value-type="float">
            <text:p>-0.0004792608</text:p>
          </table:table-cell>
          <table:table-cell office:value-type="float" office:value="0.0014156640911285" calcext:value-type="float">
            <text:p>0.0014156641</text:p>
          </table:table-cell>
          <table:table-cell table:style-name="ce1" office:value-type="float" office:value="-0.000000000037365666116784" calcext:value-type="float">
            <text:p>-3.74E-011</text:p>
          </table:table-cell>
          <table:table-cell table:style-name="ce1" office:value-type="float" office:value="-0.000000000037369218830463" calcext:value-type="float">
            <text:p>-3.74E-011</text:p>
          </table:table-cell>
          <table:table-cell office:value-type="float" office:value="239.99999999996" calcext:value-type="float">
            <text:p>24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-0.00060406820016395" calcext:value-type="float">
            <text:p>-0.0006040682</text:p>
          </table:table-cell>
          <table:table-cell office:value-type="float" office:value="0.0016652792574715" calcext:value-type="float">
            <text:p>0.0016652793</text:p>
          </table:table-cell>
          <table:table-cell table:number-columns-repeated="2" table:style-name="ce1" office:value-type="float" office:value="0.00000000012752491152077" calcext:value-type="float">
            <text:p>1.28E-010</text:p>
          </table:table-cell>
          <table:table-cell office:value-type="float" office:value="240.00000000013" calcext:value-type="float">
            <text:p>240.0000000001</text:p>
          </table:table-cell>
          <table:table-cell/>
          <table:table-cell office:value-type="float" office:value="0.095" calcext:value-type="float">
            <text:p>0.095</text:p>
          </table:table-cell>
          <table:table-cell table:number-columns-repeated="2" office:value-type="float" office:value="-0.00056246930881499" calcext:value-type="float">
            <text:p>-0.0005624693</text:p>
          </table:table-cell>
          <table:table-cell office:value-type="float" office:value="0.0015820811264741" calcext:value-type="float">
            <text:p>0.0015820811</text:p>
          </table:table-cell>
          <table:table-cell table:style-name="ce1" office:value-type="float" office:value="0.000000000057481130966153" calcext:value-type="float">
            <text:p>5.75E-011</text:p>
          </table:table-cell>
          <table:table-cell table:style-name="ce1" office:value-type="float" office:value="0.000000000057486460036671" calcext:value-type="float">
            <text:p>5.75E-011</text:p>
          </table:table-cell>
          <table:table-cell office:value-type="float" office:value="240.00000000006" calcext:value-type="float">
            <text:p>240.0000000001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number-columns-repeated="2" office:value-type="float" office:value="-0.00060406837663621" calcext:value-type="float">
            <text:p>-0.0006040684</text:p>
          </table:table-cell>
          <table:table-cell office:value-type="float" office:value="0.0016652792621162" calcext:value-type="float">
            <text:p>0.0016652793</text:p>
          </table:table-cell>
          <table:table-cell table:style-name="ce1" office:value-type="float" office:value="-0.0000000000085780271774638" calcext:value-type="float">
            <text:p>-8.58E-012</text:p>
          </table:table-cell>
          <table:table-cell table:style-name="ce1" office:value-type="float" office:value="-0.0000000000085726981069456" calcext:value-type="float">
            <text:p>-8.57E-012</text:p>
          </table:table-cell>
          <table:table-cell office:value-type="float" office:value="239.99999999999" calcext:value-type="float">
            <text:p>240</text:p>
          </table:table-cell>
        </table:table-row>
        <table:table-row table:style-name="ro1">
          <table:table-cell office:value-type="string" calcext:value-type="string">
            <text:p>Alive time</text:p>
          </table:table-cell>
          <table:table-cell office:value-type="float" office:value="0.139321" calcext:value-type="float">
            <text:p>0.1393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ive time</text:p>
          </table:table-cell>
          <table:table-cell office:value-type="float" office:value="0.016847" calcext:value-type="float">
            <text:p>0.016847</text:p>
          </table:table-cell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Alive time</text:p>
          </table:table-cell>
          <table:table-cell office:value-type="float" office:value="0.330473" calcext:value-type="float">
            <text:p>0.33047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Active time</text:p>
          </table:table-cell>
          <table:table-cell office:value-type="float" office:value="0.016196" calcext:value-type="float">
            <text:p>0.016196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M</text:p>
          </table:table-cell>
          <table:table-cell office:value-type="string" calcext:value-type="string">
            <text:p>LSH_mod.i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M</text:p>
          </table:table-cell>
          <table:table-cell office:value-type="string" calcext:value-type="string">
            <text:p>hard1_mod.i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shed, not merged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bined/j2_plasticity_vs_LSH/</text:p>
          </table:table-cell>
          <table:table-cell table:number-columns-repeated="12"/>
        </table:table-row>
      </table:table>
      <table:table table:name="2x2x2" table:style-name="ta1">
        <table:shapes>
          <draw:frame draw:z-index="0" draw:style-name="gr1" draw:text-style-name="P1" svg:width="6.2988in" svg:height="3.5429in" svg:x="1.9429in" svg:y="0.1748in">
            <draw:object draw:notify-on-update-of-ranges="2x2x2.D10:2x2x2.D20 2x2x2.A8:2x2x2.A8 2x2x2.G10:2x2x2.G20 2x2x2.L9:2x2x2.L20 2x2x2.I8:2x2x2.I8 2x2x2.O9:2x2x2.O2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arameters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mensions</text:p>
          </table:table-cell>
          <table:table-cell office:value-type="string" calcext:value-type="string">
            <text:p>1x1x1</text:p>
          </table:table-cell>
          <table:table-cell table:style-name="ce2" office:value-type="string" calcext:value-type="string">
            <text:p>2x2x2</text:p>
          </table:table-cell>
          <table:table-cell office:value-type="string" calcext:value-type="string">
            <text:p>el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constrained x_left, y_bottom, z_back; top disp_y = t/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t = 0.01; end_time = 0.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live time=0.689328, Active time=0.017492 </text:p>
          </table:table-cell>
          <table:table-cell table:number-columns-repeated="7"/>
          <table:table-cell office:value-type="string" calcext:value-type="string">
            <text:p>Alive time=2.8762, Active time=0.016487 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7"/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office:value-type="string" calcext:value-type="string">
            <text:p>stress_xx</text:p>
          </table:table-cell>
          <table:table-cell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office:value-type="string" calcext:value-type="string">
            <text:p>stress_xx</text:p>
          </table:table-cell>
          <table:table-cell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office:value-type="float" office:value="-0.000049995831944298" calcext:value-type="float">
            <text:p>-5.00E-005</text:p>
          </table:table-cell>
          <table:table-cell table:style-name="ce1" office:value-type="float" office:value="-0.000049995831944305" calcext:value-type="float">
            <text:p>-5.00E-005</text:p>
          </table:table-cell>
          <table:table-cell office:value-type="float" office:value="0.00016665277314801" calcext:value-type="float">
            <text:p>0.0001666528</text:p>
          </table:table-cell>
          <table:table-cell table:style-name="ce1" office:value-type="float" office:value="0.000000000041192549371516" calcext:value-type="float">
            <text:p>4.12E-011</text:p>
          </table:table-cell>
          <table:table-cell table:style-name="ce1" office:value-type="float" office:value="0.000000000040071446161249" calcext:value-type="float">
            <text:p>4.01E-011</text:p>
          </table:table-cell>
          <table:table-cell office:value-type="float" office:value="34.997082361106" calcext:value-type="float">
            <text:p>34.9970823611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office:value-type="float" office:value="-0.000049995864958316" calcext:value-type="float">
            <text:p>-5.00E-005</text:p>
          </table:table-cell>
          <table:table-cell table:style-name="ce1" office:value-type="float" office:value="-0.000049995864958327" calcext:value-type="float">
            <text:p>-5.00E-005</text:p>
          </table:table-cell>
          <table:table-cell office:value-type="float" office:value="0.00016665277315102" calcext:value-type="float">
            <text:p>0.0001666528</text:p>
          </table:table-cell>
          <table:table-cell table:style-name="ce1" office:value-type="float" office:value="0.000000000035487945915236" calcext:value-type="float">
            <text:p>3.55E-011</text:p>
          </table:table-cell>
          <table:table-cell table:style-name="ce1" office:value-type="float" office:value="0.000000000033806069055231" calcext:value-type="float">
            <text:p>3.38E-011</text:p>
          </table:table-cell>
          <table:table-cell office:value-type="float" office:value="34.997074362397" calcext:value-type="float">
            <text:p>34.997074362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1" office:value-type="float" office:value="-0.000099983333333358" calcext:value-type="float">
            <text:p>-1.00E-004</text:p>
          </table:table-cell>
          <table:table-cell table:style-name="ce1" office:value-type="float" office:value="-0.000099983333333368" calcext:value-type="float">
            <text:p>-1.00E-004</text:p>
          </table:table-cell>
          <table:table-cell office:value-type="float" office:value="0.00033327777777773" calcext:value-type="float">
            <text:p>0.0003332778</text:p>
          </table:table-cell>
          <table:table-cell table:style-name="ce1" office:value-type="float" office:value="-0.000000000016931844815105" calcext:value-type="float">
            <text:p>-1.69E-011</text:p>
          </table:table-cell>
          <table:table-cell table:style-name="ce1" office:value-type="float" office:value="-0.000000000018613499630504" calcext:value-type="float">
            <text:p>-1.86E-011</text:p>
          </table:table-cell>
          <table:table-cell office:value-type="float" office:value="69.988333333313" calcext:value-type="float">
            <text:p>69.9883333333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1" office:value-type="float" office:value="-0.000099983399355868" calcext:value-type="float">
            <text:p>-1.00E-004</text:p>
          </table:table-cell>
          <table:table-cell table:style-name="ce1" office:value-type="float" office:value="-0.000099983399355895" calcext:value-type="float">
            <text:p>-1.00E-004</text:p>
          </table:table-cell>
          <table:table-cell office:value-type="float" office:value="0.00033327777778389" calcext:value-type="float">
            <text:p>0.0003332778</text:p>
          </table:table-cell>
          <table:table-cell table:style-name="ce1" office:value-type="float" office:value="-0.0000000000034886538102796" calcext:value-type="float">
            <text:p>-3.49E-012</text:p>
          </table:table-cell>
          <table:table-cell table:style-name="ce1" office:value-type="float" office:value="-0.0000000000079725670509845" calcext:value-type="float">
            <text:p>-7.97E-012</text:p>
          </table:table-cell>
          <table:table-cell office:value-type="float" office:value="69.988317337269" calcext:value-type="float">
            <text:p>69.988317337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0014996250694252" calcext:value-type="float">
            <text:p>-0.0001499625</text:p>
          </table:table-cell>
          <table:table-cell office:value-type="float" office:value="-0.00014996250694254" calcext:value-type="float">
            <text:p>-0.0001499625</text:p>
          </table:table-cell>
          <table:table-cell office:value-type="float" office:value="0.00049987502314157" calcext:value-type="float">
            <text:p>0.000499875</text:p>
          </table:table-cell>
          <table:table-cell table:style-name="ce1" office:value-type="float" office:value="-0.000000000023936130855162" calcext:value-type="float">
            <text:p>-2.39E-011</text:p>
          </table:table-cell>
          <table:table-cell table:style-name="ce1" office:value-type="float" office:value="-0.000000000026178448297998" calcext:value-type="float">
            <text:p>-2.62E-011</text:p>
          </table:table-cell>
          <table:table-cell office:value-type="float" office:value="104.97375485971" calcext:value-type="float">
            <text:p>104.973754859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0014996260596797" calcext:value-type="float">
            <text:p>-0.0001499626</text:p>
          </table:table-cell>
          <table:table-cell office:value-type="float" office:value="-0.00014996260596793" calcext:value-type="float">
            <text:p>-0.0001499626</text:p>
          </table:table-cell>
          <table:table-cell office:value-type="float" office:value="0.00049987502315088" calcext:value-type="float">
            <text:p>0.000499875</text:p>
          </table:table-cell>
          <table:table-cell table:style-name="ce1" office:value-type="float" office:value="0.000000000043764880608421" calcext:value-type="float">
            <text:p>4.38E-011</text:p>
          </table:table-cell>
          <table:table-cell table:style-name="ce1" office:value-type="float" office:value="0.000000000049928616796535" calcext:value-type="float">
            <text:p>4.99E-011</text:p>
          </table:table-cell>
          <table:table-cell office:value-type="float" office:value="104.9737308677" calcext:value-type="float">
            <text:p>104.973730867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0019993335554622" calcext:value-type="float">
            <text:p>-0.0001999334</text:p>
          </table:table-cell>
          <table:table-cell office:value-type="float" office:value="-0.0001999333555462" calcext:value-type="float">
            <text:p>-0.0001999334</text:p>
          </table:table-cell>
          <table:table-cell office:value-type="float" office:value="0.00066644451848738" calcext:value-type="float">
            <text:p>0.0006664445</text:p>
          </table:table-cell>
          <table:table-cell table:style-name="ce1" office:value-type="float" office:value="0.00000000000098632213507699" calcext:value-type="float">
            <text:p>9.86E-013</text:p>
          </table:table-cell>
          <table:table-cell table:style-name="ce1" office:value-type="float" office:value="0.0000000000026674773501156" calcext:value-type="float">
            <text:p>2.67E-012</text:p>
          </table:table-cell>
          <table:table-cell office:value-type="float" office:value="139.95334888235" calcext:value-type="float">
            <text:p>139.953348882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0019993348756923" calcext:value-type="float">
            <text:p>-0.0001999335</text:p>
          </table:table-cell>
          <table:table-cell office:value-type="float" office:value="-0.00019993348756928" calcext:value-type="float">
            <text:p>-0.0001999335</text:p>
          </table:table-cell>
          <table:table-cell office:value-type="float" office:value="0.0006664445184998" calcext:value-type="float">
            <text:p>0.0006664445</text:p>
          </table:table-cell>
          <table:table-cell table:style-name="ce1" office:value-type="float" office:value="0.000000000039839076482195" calcext:value-type="float">
            <text:p>3.98E-011</text:p>
          </table:table-cell>
          <table:table-cell table:style-name="ce1" office:value-type="float" office:value="0.000000000031992020144145" calcext:value-type="float">
            <text:p>3.20E-011</text:p>
          </table:table-cell>
          <table:table-cell office:value-type="float" office:value="139.95331689562" calcext:value-type="float">
            <text:p>139.953316895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24989588191746" calcext:value-type="float">
            <text:p>-0.0002498959</text:p>
          </table:table-cell>
          <table:table-cell office:value-type="float" office:value="-0.00024989588191747" calcext:value-type="float">
            <text:p>-0.0002498959</text:p>
          </table:table-cell>
          <table:table-cell office:value-type="float" office:value="0.00083298627305814" calcext:value-type="float">
            <text:p>0.0008329863</text:p>
          </table:table-cell>
          <table:table-cell table:style-name="ce1" office:value-type="float" office:value="-0.0000000000093435814640941" calcext:value-type="float">
            <text:p>-9.34E-012</text:p>
          </table:table-cell>
          <table:table-cell table:style-name="ce1" office:value-type="float" office:value="-0.000000000010464740185512" calcext:value-type="float">
            <text:p>-1.05E-011</text:p>
          </table:table-cell>
          <table:table-cell office:value-type="float" office:value="174.9271173422" calcext:value-type="float">
            <text:p>174.92711734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0024989604693264" calcext:value-type="float">
            <text:p>-0.000249896</text:p>
          </table:table-cell>
          <table:table-cell office:value-type="float" office:value="-0.00024989604693267" calcext:value-type="float">
            <text:p>-0.000249896</text:p>
          </table:table-cell>
          <table:table-cell office:value-type="float" office:value="0.00083298627307373" calcext:value-type="float">
            <text:p>0.0008329863</text:p>
          </table:table-cell>
          <table:table-cell table:style-name="ce1" office:value-type="float" office:value="-0.0000000000065142891081393" calcext:value-type="float">
            <text:p>-6.51E-012</text:p>
          </table:table-cell>
          <table:table-cell table:style-name="ce1" office:value-type="float" office:value="-0.000000000012119749648321" calcext:value-type="float">
            <text:p>-1.21E-011</text:p>
          </table:table-cell>
          <table:table-cell office:value-type="float" office:value="174.92707736211" calcext:value-type="float">
            <text:p>174.927077362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-0.00029985008882768" calcext:value-type="float">
            <text:p>-0.0002998501</text:p>
          </table:table-cell>
          <table:table-cell office:value-type="float" office:value="0.00099950029609228" calcext:value-type="float">
            <text:p>0.0009995003</text:p>
          </table:table-cell>
          <table:table-cell table:style-name="ce1" office:value-type="float" office:value="0.0000000000014048762153607" calcext:value-type="float">
            <text:p>1.40E-012</text:p>
          </table:table-cell>
          <table:table-cell table:style-name="ce1" office:value-type="float" office:value="0.0000000000019654833316451" calcext:value-type="float">
            <text:p>1.97E-012</text:p>
          </table:table-cell>
          <table:table-cell office:value-type="float" office:value="209.89506217938" calcext:value-type="float">
            <text:p>209.895062179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0029985028682956" calcext:value-type="float">
            <text:p>-0.0002998503</text:p>
          </table:table-cell>
          <table:table-cell office:value-type="float" office:value="-0.00029985028682958" calcext:value-type="float">
            <text:p>-0.0002998503</text:p>
          </table:table-cell>
          <table:table-cell office:value-type="float" office:value="0.00099950029611106" calcext:value-type="float">
            <text:p>0.0009995003</text:p>
          </table:table-cell>
          <table:table-cell table:style-name="ce1" office:value-type="float" office:value="-0.000000000048817672126944" calcext:value-type="float">
            <text:p>-4.88E-011</text:p>
          </table:table-cell>
          <table:table-cell table:style-name="ce1" office:value-type="float" office:value="-0.000000000051060766725897" calcext:value-type="float">
            <text:p>-5.11E-011</text:p>
          </table:table-cell>
          <table:table-cell office:value-type="float" office:value="209.89501420725" calcext:value-type="float">
            <text:p>209.895014207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35442186984039" calcext:value-type="float">
            <text:p>-0.0003544219</text:p>
          </table:table-cell>
          <table:table-cell office:value-type="float" office:value="-0.00035442186984038" calcext:value-type="float">
            <text:p>-0.0003544219</text:p>
          </table:table-cell>
          <table:table-cell office:value-type="float" office:value="0.0011659865968237" calcext:value-type="float">
            <text:p>0.0011659866</text:p>
          </table:table-cell>
          <table:table-cell table:style-name="ce1" office:value-type="float" office:value="0.000000000016542267555764" calcext:value-type="float">
            <text:p>1.65E-011</text:p>
          </table:table-cell>
          <table:table-cell table:style-name="ce1" office:value-type="float" office:value="0.000000000017638224214522" calcext:value-type="float">
            <text:p>1.76E-011</text:p>
          </table:table-cell>
          <table:table-cell office:value-type="float" office:value="240.00000000002" calcext:value-type="float">
            <text:p>24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0035442204400079" calcext:value-type="float">
            <text:p>-0.000354422</text:p>
          </table:table-cell>
          <table:table-cell office:value-type="float" office:value="-0.00035442204400077" calcext:value-type="float">
            <text:p>-0.000354422</text:p>
          </table:table-cell>
          <table:table-cell office:value-type="float" office:value="0.0011659865968456" calcext:value-type="float">
            <text:p>0.0011659866</text:p>
          </table:table-cell>
          <table:table-cell table:style-name="ce1" office:value-type="float" office:value="0.000000000032236324720714" calcext:value-type="float">
            <text:p>3.22E-011</text:p>
          </table:table-cell>
          <table:table-cell table:style-name="ce1" office:value-type="float" office:value="0.000000000034973739182487" calcext:value-type="float">
            <text:p>3.50E-011</text:p>
          </table:table-cell>
          <table:table-cell office:value-type="float" office:value="240.00000000003" calcext:value-type="float">
            <text:p>24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-0.00043765116366946" calcext:value-type="float">
            <text:p>-0.0004376512</text:p>
          </table:table-cell>
          <table:table-cell office:value-type="float" office:value="0.0013324451844817" calcext:value-type="float">
            <text:p>0.0013324452</text:p>
          </table:table-cell>
          <table:table-cell table:style-name="ce1" office:value-type="float" office:value="-0.000000000020341666072622" calcext:value-type="float">
            <text:p>-2.03E-011</text:p>
          </table:table-cell>
          <table:table-cell table:style-name="ce1" office:value-type="float" office:value="-0.000000000020362879086002" calcext:value-type="float">
            <text:p>-2.04E-011</text:p>
          </table:table-cell>
          <table:table-cell office:value-type="float" office:value="239.99999999998" calcext:value-type="float">
            <text:p>240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004376513378313" calcext:value-type="float">
            <text:p>-0.0004376513</text:p>
          </table:table-cell>
          <table:table-cell office:value-type="float" office:value="-0.00043765133783133" calcext:value-type="float">
            <text:p>-0.0004376513</text:p>
          </table:table-cell>
          <table:table-cell office:value-type="float" office:value="0.0013324451845065" calcext:value-type="float">
            <text:p>0.0013324452</text:p>
          </table:table-cell>
          <table:table-cell table:style-name="ce1" office:value-type="float" office:value="0.000000000015787038343262" calcext:value-type="float">
            <text:p>1.58E-011</text:p>
          </table:table-cell>
          <table:table-cell table:style-name="ce1" office:value-type="float" office:value="0.000000000012378431613058" calcext:value-type="float">
            <text:p>1.24E-011</text:p>
          </table:table-cell>
          <table:table-cell office:value-type="float" office:value="240.00000000001" calcext:value-type="float">
            <text:p>24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52086660557402" calcext:value-type="float">
            <text:p>-0.0005208666</text:p>
          </table:table-cell>
          <table:table-cell office:value-type="float" office:value="-0.00052086660557401" calcext:value-type="float">
            <text:p>-0.0005208666</text:p>
          </table:table-cell>
          <table:table-cell office:value-type="float" office:value="0.0014988760682906" calcext:value-type="float">
            <text:p>0.0014988761</text:p>
          </table:table-cell>
          <table:table-cell table:style-name="ce1" office:value-type="float" office:value="-0.000000000045088698348316" calcext:value-type="float">
            <text:p>-4.51E-011</text:p>
          </table:table-cell>
          <table:table-cell table:style-name="ce1" office:value-type="float" office:value="-0.000000000044626941319719" calcext:value-type="float">
            <text:p>-4.46E-011</text:p>
          </table:table-cell>
          <table:table-cell office:value-type="float" office:value="239.99999999996" calcext:value-type="float">
            <text:p>240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005208667797375" calcext:value-type="float">
            <text:p>-0.0005208668</text:p>
          </table:table-cell>
          <table:table-cell office:value-type="float" office:value="-0.00052086677973746" calcext:value-type="float">
            <text:p>-0.0005208668</text:p>
          </table:table-cell>
          <table:table-cell office:value-type="float" office:value="0.0014988760683185" calcext:value-type="float">
            <text:p>0.0014988761</text:p>
          </table:table-cell>
          <table:table-cell table:style-name="ce1" office:value-type="float" office:value="-0.000000000049005632885013" calcext:value-type="float">
            <text:p>-4.90E-011</text:p>
          </table:table-cell>
          <table:table-cell table:style-name="ce1" office:value-type="float" office:value="-0.000000000043761771983952" calcext:value-type="float">
            <text:p>-4.38E-011</text:p>
          </table:table-cell>
          <table:table-cell office:value-type="float" office:value="239.99999999995" calcext:value-type="float">
            <text:p>24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60406820016391" calcext:value-type="float">
            <text:p>-0.0006040682</text:p>
          </table:table-cell>
          <table:table-cell office:value-type="float" office:value="-0.00060406820016393" calcext:value-type="float">
            <text:p>-0.0006040682</text:p>
          </table:table-cell>
          <table:table-cell office:value-type="float" office:value="0.0016652792574708" calcext:value-type="float">
            <text:p>0.0016652793</text:p>
          </table:table-cell>
          <table:table-cell table:style-name="ce1" office:value-type="float" office:value="0.000000000022547452201042" calcext:value-type="float">
            <text:p>2.25E-011</text:p>
          </table:table-cell>
          <table:table-cell table:style-name="ce1" office:value-type="float" office:value="0.000000000020063328002569" calcext:value-type="float">
            <text:p>2.01E-011</text:p>
          </table:table-cell>
          <table:table-cell office:value-type="float" office:value="240.00000000002" calcext:value-type="float">
            <text:p>24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0060406837432893" calcext:value-type="float">
            <text:p>-0.0006040684</text:p>
          </table:table-cell>
          <table:table-cell office:value-type="float" office:value="-0.0006040683743289" calcext:value-type="float">
            <text:p>-0.0006040684</text:p>
          </table:table-cell>
          <table:table-cell office:value-type="float" office:value="0.0016652792575016" calcext:value-type="float">
            <text:p>0.0016652793</text:p>
          </table:table-cell>
          <table:table-cell table:style-name="ce1" office:value-type="float" office:value="-0.0000000000017437717936275" calcext:value-type="float">
            <text:p>-1.74E-012</text:p>
          </table:table-cell>
          <table:table-cell table:style-name="ce1" office:value-type="float" office:value="0.0000000000032305547126299" calcext:value-type="float">
            <text:p>3.23E-0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live time</text:p>
          </table:table-cell>
          <table:table-cell office:value-type="float" office:value="0.689328" calcext:value-type="float">
            <text:p>0.689328</text:p>
          </table:table-cell>
          <table:table-cell table:number-columns-repeated="7"/>
          <table:table-cell office:value-type="string" calcext:value-type="string">
            <text:p>Alive time</text:p>
          </table:table-cell>
          <table:table-cell office:value-type="float" office:value="2.8762" calcext:value-type="float">
            <text:p>2.8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e time</text:p>
          </table:table-cell>
          <table:table-cell office:value-type="float" office:value="0.017492" calcext:value-type="float">
            <text:p>0.017492</text:p>
          </table:table-cell>
          <table:table-cell table:number-columns-repeated="7"/>
          <table:table-cell office:value-type="string" calcext:value-type="string">
            <text:p>Active time</text:p>
          </table:table-cell>
          <table:table-cell office:value-type="float" office:value="0.016487" calcext:value-type="float">
            <text:p>0.016487</text:p>
          </table:table-cell>
          <table:table-cell table:number-columns-repeated="4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M</text:p>
          </table:table-cell>
          <table:table-cell office:value-type="string" calcext:value-type="string">
            <text:p>LSH_mod.i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M</text:p>
          </table:table-cell>
          <table:table-cell office:value-type="string" calcext:value-type="string">
            <text:p>hard1_mod.i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shed, not merged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bined/j2_plasticity_vs_LSH/</text:p>
          </table:table-cell>
          <table:table-cell table:number-columns-repeated="12"/>
        </table:table-row>
      </table:table>
      <table:table table:name="4x4x4" table:style-name="ta1">
        <table:shapes>
          <draw:frame draw:z-index="0" draw:style-name="gr1" draw:text-style-name="P1" svg:width="6.2988in" svg:height="3.5429in" svg:x="6.7398in" svg:y="3.7394in">
            <draw:object draw:notify-on-update-of-ranges="4x4x4.D10:4x4x4.D20 4x4x4.A8:4x4x4.A8 4x4x4.G10:4x4x4.G20 4x4x4.L9:4x4x4.L20 4x4x4.I8:4x4x4.I8 4x4x4.O9:4x4x4.O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0.4in" svg:y="1.6024in">
            <draw:object draw:notify-on-update-of-ranges="4x4x4.A27:4x4x4.A37 4x4x4.B26:4x4x4.B26 4x4x4.B27:4x4x4.B37 4x4x4.A27:4x4x4.A37 4x4x4.C26:4x4x4.C26 4x4x4.C27:4x4x4.C37 4x4x4.A27:4x4x4.A37 4x4x4.D26:4x4x4.D26 4x4x4.D27:4x4x4.D37 4x4x4.A27:4x4x4.A37 4x4x4.E26:4x4x4.E26 4x4x4.E27:4x4x4.E37 4x4x4.A27:4x4x4.A37 4x4x4.F26:4x4x4.F26 4x4x4.F27:4x4x4.F3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7803in" svg:y="0.0772in">
            <draw:object draw:notify-on-update-of-ranges="4x4x4.A27:4x4x4.A37 4x4x4.G26:4x4x4.G26 4x4x4.G26:4x4x4.G3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arameter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mensions</text:p>
          </table:table-cell>
          <table:table-cell office:value-type="string" calcext:value-type="string">
            <text:p>1x1x1</text:p>
          </table:table-cell>
          <table:table-cell table:style-name="ce2" office:value-type="string" calcext:value-type="string">
            <text:p>4x4x4</text:p>
          </table:table-cell>
          <table:table-cell office:value-type="string" calcext:value-type="string">
            <text:p>el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constrained x_left, y_bottom, z_back; top disp_y = t/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t = 0.01; end_time = 0.1</text:p>
          </table:table-cell>
          <table:table-cell table:number-columns-repeated="14"/>
          <table:table-cell office:value-type="string" calcext:value-type="string">
            <text:p>SM</text:p>
          </table:table-cell>
          <table:table-cell office:value-type="string" calcext:value-type="string">
            <text:p>LSH_mod.i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TM</text:p>
          </table:table-cell>
          <table:table-cell office:value-type="string" calcext:value-type="string">
            <text:p>hard1_mod.i</text:p>
          </table:table-cell>
        </table:table-row>
        <table:table-row table:style-name="ro1">
          <table:table-cell office:value-type="string" calcext:value-type="string">
            <text:p>Alive time=5.57111, Active time=0.020736</text:p>
          </table:table-cell>
          <table:table-cell table:number-columns-repeated="7"/>
          <table:table-cell office:value-type="string" calcext:value-type="string">
            <text:p>Alive time=34.2134, Active time=0.019123</text:p>
          </table:table-cell>
          <table:table-cell table:number-columns-repeated="9"/>
        </table:table-row>
        <table:table-row table:style-name="ro1">
          <table:table-cell table:number-columns-repeated="16"/>
          <table:table-cell office:value-type="string" calcext:value-type="string">
            <text:p>pushed, not merged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7"/>
          <table:table-cell office:value-type="string" calcext:value-type="string">
            <text:p>TM</text:p>
          </table:table-cell>
          <table:table-cell table:number-columns-repeated="7"/>
          <table:table-cell office:value-type="string" calcext:value-type="string">
            <text:p>combined/j2_plasticity_vs_LSH/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office:value-type="string" calcext:value-type="string">
            <text:p>stress_xx</text:p>
          </table:table-cell>
          <table:table-cell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office:value-type="string" calcext:value-type="string">
            <text:p>stress_xx</text:p>
          </table:table-cell>
          <table:table-cell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office:value-type="float" office:value="-0.000049995831944357" calcext:value-type="float">
            <text:p>-5.00E-005</text:p>
          </table:table-cell>
          <table:table-cell table:style-name="ce1" office:value-type="float" office:value="-0.000049995831944364" calcext:value-type="float">
            <text:p>-5.00E-005</text:p>
          </table:table-cell>
          <table:table-cell office:value-type="float" office:value="0.00016665277314789" calcext:value-type="float">
            <text:p>0.0001666528</text:p>
          </table:table-cell>
          <table:table-cell table:style-name="ce1" office:value-type="float" office:value="0.0000000000027519236889262" calcext:value-type="float">
            <text:p>2.75E-012</text:p>
          </table:table-cell>
          <table:table-cell table:style-name="ce1" office:value-type="float" office:value="0.0000000000016308343564475" calcext:value-type="float">
            <text:p>1.63E-012</text:p>
          </table:table-cell>
          <table:table-cell office:value-type="float" office:value="34.997082361057" calcext:value-type="float">
            <text:p>34.9970823611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office:value-type="float" office:value="-0.000049995864958287" calcext:value-type="float">
            <text:p>-5.00E-005</text:p>
          </table:table-cell>
          <table:table-cell table:style-name="ce1" office:value-type="float" office:value="-0.000049995864958309" calcext:value-type="float">
            <text:p>-5.00E-005</text:p>
          </table:table-cell>
          <table:table-cell office:value-type="float" office:value="0.00016665277315107" calcext:value-type="float">
            <text:p>0.0001666528</text:p>
          </table:table-cell>
          <table:table-cell table:style-name="ce1" office:value-type="float" office:value="0.000000000052109552783897" calcext:value-type="float">
            <text:p>5.21E-011</text:p>
          </table:table-cell>
          <table:table-cell table:style-name="ce1" office:value-type="float" office:value="0.000000000048676597474984" calcext:value-type="float">
            <text:p>4.87E-011</text:p>
          </table:table-cell>
          <table:table-cell office:value-type="float" office:value="34.997074362417" calcext:value-type="float">
            <text:p>34.997074362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1" office:value-type="float" office:value="-0.00009998333333333" calcext:value-type="float">
            <text:p>-1.00E-004</text:p>
          </table:table-cell>
          <table:table-cell table:style-name="ce1" office:value-type="float" office:value="-0.000099983333333324" calcext:value-type="float">
            <text:p>-1.00E-004</text:p>
          </table:table-cell>
          <table:table-cell office:value-type="float" office:value="0.00033327777777758" calcext:value-type="float">
            <text:p>0.0003332778</text:p>
          </table:table-cell>
          <table:table-cell table:style-name="ce1" office:value-type="float" office:value="-0.000000000021705429120722" calcext:value-type="float">
            <text:p>-2.17E-011</text:p>
          </table:table-cell>
          <table:table-cell table:style-name="ce1" office:value-type="float" office:value="-0.000000000020654686294641" calcext:value-type="float">
            <text:p>-2.07E-011</text:p>
          </table:table-cell>
          <table:table-cell office:value-type="float" office:value="69.98833333328" calcext:value-type="float">
            <text:p>69.9883333333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1" office:value-type="float" office:value="-0.000099983399355816" calcext:value-type="float">
            <text:p>-1.00E-004</text:p>
          </table:table-cell>
          <table:table-cell table:style-name="ce1" office:value-type="float" office:value="-0.000099983399355837" calcext:value-type="float">
            <text:p>-1.00E-004</text:p>
          </table:table-cell>
          <table:table-cell office:value-type="float" office:value="0.00033327777778395" calcext:value-type="float">
            <text:p>0.0003332778</text:p>
          </table:table-cell>
          <table:table-cell table:style-name="ce1" office:value-type="float" office:value="0.000000000025340174403254" calcext:value-type="float">
            <text:p>2.53E-011</text:p>
          </table:table-cell>
          <table:table-cell table:style-name="ce1" office:value-type="float" office:value="0.000000000021907121949827" calcext:value-type="float">
            <text:p>2.19E-011</text:p>
          </table:table-cell>
          <table:table-cell office:value-type="float" office:value="69.9883173373" calcext:value-type="float">
            <text:p>69.988317337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-0.00014996250694252" calcext:value-type="float">
            <text:p>-0.0001499625</text:p>
          </table:table-cell>
          <table:table-cell office:value-type="float" office:value="0.00049987502314142" calcext:value-type="float">
            <text:p>0.000499875</text:p>
          </table:table-cell>
          <table:table-cell table:style-name="ce1" office:value-type="float" office:value="-0.000000000037345453118842" calcext:value-type="float">
            <text:p>-3.73E-011</text:p>
          </table:table-cell>
          <table:table-cell table:style-name="ce1" office:value-type="float" office:value="-0.000000000036785033352693" calcext:value-type="float">
            <text:p>-3.68E-011</text:p>
          </table:table-cell>
          <table:table-cell office:value-type="float" office:value="104.97375485968" calcext:value-type="float">
            <text:p>104.973754859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00149962605968" calcext:value-type="float">
            <text:p>-0.0001499626</text:p>
          </table:table-cell>
          <table:table-cell office:value-type="float" office:value="-0.00014996260596801" calcext:value-type="float">
            <text:p>-0.0001499626</text:p>
          </table:table-cell>
          <table:table-cell office:value-type="float" office:value="0.00049987502315094" calcext:value-type="float">
            <text:p>0.000499875</text:p>
          </table:table-cell>
          <table:table-cell table:style-name="ce1" office:value-type="float" office:value="0.000000000031069702366437" calcext:value-type="float">
            <text:p>3.11E-011</text:p>
          </table:table-cell>
          <table:table-cell table:style-name="ce1" office:value-type="float" office:value="0.000000000030298367981185" calcext:value-type="float">
            <text:p>3.03E-011</text:p>
          </table:table-cell>
          <table:table-cell office:value-type="float" office:value="104.9737308677" calcext:value-type="float">
            <text:p>104.9737308677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0019993335554619" calcext:value-type="float">
            <text:p>-0.0001999334</text:p>
          </table:table-cell>
          <table:table-cell office:value-type="float" office:value="-0.00019993335554618" calcext:value-type="float">
            <text:p>-0.0001999334</text:p>
          </table:table-cell>
          <table:table-cell office:value-type="float" office:value="0.00066644451848719" calcext:value-type="float">
            <text:p>0.0006664445</text:p>
          </table:table-cell>
          <table:table-cell table:style-name="ce1" office:value-type="float" office:value="-0.000000000011264260357802" calcext:value-type="float">
            <text:p>-1.13E-011</text:p>
          </table:table-cell>
          <table:table-cell table:style-name="ce1" office:value-type="float" office:value="-0.000000000010843922981785" calcext:value-type="float">
            <text:p>-1.08E-011</text:p>
          </table:table-cell>
          <table:table-cell office:value-type="float" office:value="139.9533488823" calcext:value-type="float">
            <text:p>139.9533488823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-0.00019993348756929" calcext:value-type="float">
            <text:p>-0.0001999335</text:p>
          </table:table-cell>
          <table:table-cell office:value-type="float" office:value="0.00066644451849984" calcext:value-type="float">
            <text:p>0.0006664445</text:p>
          </table:table-cell>
          <table:table-cell table:style-name="ce1" office:value-type="float" office:value="0.000000000028351695990914" calcext:value-type="float">
            <text:p>2.84E-011</text:p>
          </table:table-cell>
          <table:table-cell table:style-name="ce1" office:value-type="float" office:value="0.000000000028281030295396" calcext:value-type="float">
            <text:p>2.83E-011</text:p>
          </table:table-cell>
          <table:table-cell office:value-type="float" office:value="139.95331689562" calcext:value-type="float">
            <text:p>139.9533168956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-0.0002498958819175" calcext:value-type="float">
            <text:p>-0.0002498959</text:p>
          </table:table-cell>
          <table:table-cell office:value-type="float" office:value="0.00083298627305782" calcext:value-type="float">
            <text:p>0.0008329863</text:p>
          </table:table-cell>
          <table:table-cell table:style-name="ce1" office:value-type="float" office:value="-0.000000000062242204446061" calcext:value-type="float">
            <text:p>-6.22E-011</text:p>
          </table:table-cell>
          <table:table-cell table:style-name="ce1" office:value-type="float" office:value="-0.000000000062102205322656" calcext:value-type="float">
            <text:p>-6.21E-011</text:p>
          </table:table-cell>
          <table:table-cell office:value-type="float" office:value="174.92711734211" calcext:value-type="float">
            <text:p>174.927117342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0024989604693271" calcext:value-type="float">
            <text:p>-0.000249896</text:p>
          </table:table-cell>
          <table:table-cell office:value-type="float" office:value="-0.0002498960469327" calcext:value-type="float">
            <text:p>-0.000249896</text:p>
          </table:table-cell>
          <table:table-cell office:value-type="float" office:value="0.00083298627307368" calcext:value-type="float">
            <text:p>0.0008329863</text:p>
          </table:table-cell>
          <table:table-cell table:style-name="ce1" office:value-type="float" office:value="-0.000000000035622130245549" calcext:value-type="float">
            <text:p>-3.56E-011</text:p>
          </table:table-cell>
          <table:table-cell table:style-name="ce1" office:value-type="float" office:value="-0.000000000034782239588527" calcext:value-type="float">
            <text:p>-3.48E-011</text:p>
          </table:table-cell>
          <table:table-cell office:value-type="float" office:value="174.92707736208" calcext:value-type="float">
            <text:p>174.9270773621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29985008882764" calcext:value-type="float">
            <text:p>-0.0002998501</text:p>
          </table:table-cell>
          <table:table-cell office:value-type="float" office:value="-0.00029985008882765" calcext:value-type="float">
            <text:p>-0.0002998501</text:p>
          </table:table-cell>
          <table:table-cell office:value-type="float" office:value="0.00099950029609194" calcext:value-type="float">
            <text:p>0.0009995003</text:p>
          </table:table-cell>
          <table:table-cell table:style-name="ce1" office:value-type="float" office:value="-0.000000000024850718705061" calcext:value-type="float">
            <text:p>-2.49E-011</text:p>
          </table:table-cell>
          <table:table-cell table:style-name="ce1" office:value-type="float" office:value="-0.00000000002639227725254" calcext:value-type="float">
            <text:p>-2.64E-011</text:p>
          </table:table-cell>
          <table:table-cell office:value-type="float" office:value="209.89506217929" calcext:value-type="float">
            <text:p>209.895062179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0029985028682951" calcext:value-type="float">
            <text:p>-0.0002998503</text:p>
          </table:table-cell>
          <table:table-cell office:value-type="float" office:value="-0.0002998502868295" calcext:value-type="float">
            <text:p>-0.0002998503</text:p>
          </table:table-cell>
          <table:table-cell office:value-type="float" office:value="0.00099950029611098" calcext:value-type="float">
            <text:p>0.0009995003</text:p>
          </table:table-cell>
          <table:table-cell table:style-name="ce1" office:value-type="float" office:value="-0.000000000032137757732809" calcext:value-type="float">
            <text:p>-3.21E-011</text:p>
          </table:table-cell>
          <table:table-cell table:style-name="ce1" office:value-type="float" office:value="-0.000000000030457199262646" calcext:value-type="float">
            <text:p>-3.05E-011</text:p>
          </table:table-cell>
          <table:table-cell office:value-type="float" office:value="209.89501420724" calcext:value-type="float">
            <text:p>209.8950142072</text:p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-0.0003544218698402" calcext:value-type="float">
            <text:p>-0.0003544219</text:p>
          </table:table-cell>
          <table:table-cell office:value-type="float" office:value="0.0011659865968234" calcext:value-type="float">
            <text:p>0.0011659866</text:p>
          </table:table-cell>
          <table:table-cell table:style-name="ce1" office:value-type="float" office:value="0.00000000002126350484577" calcext:value-type="float">
            <text:p>2.13E-011</text:p>
          </table:table-cell>
          <table:table-cell table:style-name="ce1" office:value-type="float" office:value="0.00000000002109232233316" calcext:value-type="float">
            <text:p>2.11E-011</text:p>
          </table:table-cell>
          <table:table-cell office:value-type="float" office:value="240.00000000002" calcext:value-type="float">
            <text:p>24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0.00035442204400087" calcext:value-type="float">
            <text:p>-0.000354422</text:p>
          </table:table-cell>
          <table:table-cell office:value-type="float" office:value="-0.00035442204400092" calcext:value-type="float">
            <text:p>-0.000354422</text:p>
          </table:table-cell>
          <table:table-cell office:value-type="float" office:value="0.0011659865968454" calcext:value-type="float">
            <text:p>0.0011659866</text:p>
          </table:table-cell>
          <table:table-cell table:style-name="ce1" office:value-type="float" office:value="-0.000000000028412722261756" calcext:value-type="float">
            <text:p>-2.84E-011</text:p>
          </table:table-cell>
          <table:table-cell table:style-name="ce1" office:value-type="float" office:value="-0.000000000035600326939861" calcext:value-type="float">
            <text:p>-3.56E-011</text:p>
          </table:table-cell>
          <table:table-cell office:value-type="float" office:value="239.99999999997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43765116366927" calcext:value-type="float">
            <text:p>-0.0004376512</text:p>
          </table:table-cell>
          <table:table-cell office:value-type="float" office:value="-0.0004376511636692" calcext:value-type="float">
            <text:p>-0.0004376512</text:p>
          </table:table-cell>
          <table:table-cell office:value-type="float" office:value="0.0013324451844813" calcext:value-type="float">
            <text:p>0.0013324452</text:p>
          </table:table-cell>
          <table:table-cell table:style-name="ce1" office:value-type="float" office:value="-0.0000000000082017415666078" calcext:value-type="float">
            <text:p>-8.20E-012</text:p>
          </table:table-cell>
          <table:table-cell table:style-name="ce1" office:value-type="float" office:value="0.0000000000020894242896471" calcext:value-type="float">
            <text:p>2.09E-01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004376513378313" calcext:value-type="float">
            <text:p>-0.0004376513</text:p>
          </table:table-cell>
          <table:table-cell office:value-type="float" office:value="-0.00043765133783131" calcext:value-type="float">
            <text:p>-0.0004376513</text:p>
          </table:table-cell>
          <table:table-cell office:value-type="float" office:value="0.0013324451845063" calcext:value-type="float">
            <text:p>0.0013324452</text:p>
          </table:table-cell>
          <table:table-cell table:style-name="ce1" office:value-type="float" office:value="-0.000000000017514645983541" calcext:value-type="float">
            <text:p>-1.75E-011</text:p>
          </table:table-cell>
          <table:table-cell table:style-name="ce1" office:value-type="float" office:value="-0.000000000018685088198911" calcext:value-type="float">
            <text:p>-1.87E-011</text:p>
          </table:table-cell>
          <table:table-cell office:value-type="float" office:value="239.99999999998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52086660557385" calcext:value-type="float">
            <text:p>-0.0005208666</text:p>
          </table:table-cell>
          <table:table-cell office:value-type="float" office:value="-0.00052086660557375" calcext:value-type="float">
            <text:p>-0.0005208666</text:p>
          </table:table-cell>
          <table:table-cell office:value-type="float" office:value="0.0014988760682903" calcext:value-type="float">
            <text:p>0.0014988761</text:p>
          </table:table-cell>
          <table:table-cell table:style-name="ce1" office:value-type="float" office:value="-0.000000000030302042254696" calcext:value-type="float">
            <text:p>-3.03E-011</text:p>
          </table:table-cell>
          <table:table-cell table:style-name="ce1" office:value-type="float" office:value="-0.000000000018911887799843" calcext:value-type="float">
            <text:p>-1.89E-011</text:p>
          </table:table-cell>
          <table:table-cell office:value-type="float" office:value="239.99999999998" calcext:value-type="float">
            <text:p>240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0.00052086677973736" calcext:value-type="float">
            <text:p>-0.0005208668</text:p>
          </table:table-cell>
          <table:table-cell office:value-type="float" office:value="-0.00052086677973738" calcext:value-type="float">
            <text:p>-0.0005208668</text:p>
          </table:table-cell>
          <table:table-cell office:value-type="float" office:value="0.0014988760683183" calcext:value-type="float">
            <text:p>0.0014988761</text:p>
          </table:table-cell>
          <table:table-cell table:style-name="ce1" office:value-type="float" office:value="-0.000000000046362400030198" calcext:value-type="float">
            <text:p>-4.64E-011</text:p>
          </table:table-cell>
          <table:table-cell table:style-name="ce1" office:value-type="float" office:value="-0.000000000048618144232737" calcext:value-type="float">
            <text:p>-4.86E-011</text:p>
          </table:table-cell>
          <table:table-cell office:value-type="float" office:value="239.99999999995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60406820016388" calcext:value-type="float">
            <text:p>-0.0006040682</text:p>
          </table:table-cell>
          <table:table-cell office:value-type="float" office:value="-0.00060406820016377" calcext:value-type="float">
            <text:p>-0.0006040682</text:p>
          </table:table-cell>
          <table:table-cell office:value-type="float" office:value="0.0016652792574704" calcext:value-type="float">
            <text:p>0.0016652793</text:p>
          </table:table-cell>
          <table:table-cell table:style-name="ce1" office:value-type="float" office:value="-0.000000000031401145233284" calcext:value-type="float">
            <text:p>-3.14E-011</text:p>
          </table:table-cell>
          <table:table-cell table:style-name="ce1" office:value-type="float" office:value="-0.00000000001996946763517" calcext:value-type="float">
            <text:p>-2.00E-011</text:p>
          </table:table-cell>
          <table:table-cell office:value-type="float" office:value="239.99999999997" calcext:value-type="float">
            <text:p>24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0060406837432879" calcext:value-type="float">
            <text:p>-0.0006040684</text:p>
          </table:table-cell>
          <table:table-cell office:value-type="float" office:value="-0.0006040683743288" calcext:value-type="float">
            <text:p>-0.0006040684</text:p>
          </table:table-cell>
          <table:table-cell office:value-type="float" office:value="0.0016652792575014" calcext:value-type="float">
            <text:p>0.0016652793</text:p>
          </table:table-cell>
          <table:table-cell table:style-name="ce1" office:value-type="float" office:value="0.0000000000034909158896923" calcext:value-type="float">
            <text:p>3.49E-012</text:p>
          </table:table-cell>
          <table:table-cell table:style-name="ce1" office:value-type="float" office:value="0.00000000000276457676196" calcext:value-type="float">
            <text:p>2.76E-012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live time</text:p>
          </table:table-cell>
          <table:table-cell office:value-type="float" office:value="5.57111" calcext:value-type="float">
            <text:p>5.57111</text:p>
          </table:table-cell>
          <table:table-cell table:number-columns-repeated="6"/>
          <table:table-cell office:value-type="string" calcext:value-type="string">
            <text:p>Alive time</text:p>
          </table:table-cell>
          <table:table-cell office:value-type="float" office:value="34.2134" calcext:value-type="float">
            <text:p>34.21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e time</text:p>
          </table:table-cell>
          <table:table-cell office:value-type="float" office:value="0.020736" calcext:value-type="float">
            <text:p>0.020736</text:p>
          </table:table-cell>
          <table:table-cell table:number-columns-repeated="6"/>
          <table:table-cell office:value-type="string" calcext:value-type="string">
            <text:p>Active time</text:p>
          </table:table-cell>
          <table:table-cell office:value-type="float" office:value="0.019123" calcext:value-type="float">
            <text:p>0.019123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TM – S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office:value-type="string" calcext:value-type="string">
            <text:p>stress_xx</text:p>
          </table:table-cell>
          <table:table-cell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  <table:table-cell table:number-columns-repeated="11"/>
        </table:table-row>
        <table:table-row table:style-name="ro1">
          <table:table-cell table:formula="of:=[.I10]-[.A10]" office:value-type="float" office:value="0" calcext:value-type="float">
            <text:p>0</text:p>
          </table:table-cell>
          <table:table-cell table:formula="of:=[.J10]-[.B10]" office:value-type="float" office:value="0" calcext:value-type="float">
            <text:p>0</text:p>
          </table:table-cell>
          <table:table-cell table:formula="of:=[.K10]-[.C10]" office:value-type="float" office:value="0" calcext:value-type="float">
            <text:p>0</text:p>
          </table:table-cell>
          <table:table-cell table:formula="of:=[.L10]-[.D10]" office:value-type="float" office:value="0" calcext:value-type="float">
            <text:p>0</text:p>
          </table:table-cell>
          <table:table-cell table:formula="of:=[.M10]-[.E10]" office:value-type="float" office:value="0" calcext:value-type="float">
            <text:p>0</text:p>
          </table:table-cell>
          <table:table-cell table:formula="of:=[.N10]-[.F10]" office:value-type="float" office:value="0" calcext:value-type="float">
            <text:p>0</text:p>
          </table:table-cell>
          <table:table-cell table:formula="of:=[.O10]-[.G1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1]" office:value-type="float" office:value="0.01" calcext:value-type="float">
            <text:p>0.01</text:p>
          </table:table-cell>
          <table:table-cell table:formula="of:=[.J11]-[.B11]" office:value-type="float" office:value="-0.0000000000330139300025825" calcext:value-type="float">
            <text:p>-3.30139300025825E-011</text:p>
          </table:table-cell>
          <table:table-cell table:formula="of:=[.K11]-[.C11]" office:value-type="float" office:value="-0.0000000000330139449984538" calcext:value-type="float">
            <text:p>-3.30139449984538E-011</text:p>
          </table:table-cell>
          <table:table-cell table:formula="of:=[.L11]-[.D11]" office:value-type="float" office:value="3.1799920769543E-015" calcext:value-type="float">
            <text:p>3.1799920769543E-015</text:p>
          </table:table-cell>
          <table:table-cell table:formula="of:=[.M11]-[.E11]" office:value-type="float" office:value="0.0000000000493576290949708" calcext:value-type="float">
            <text:p>4.93576290949708E-011</text:p>
          </table:table-cell>
          <table:table-cell table:formula="of:=[.N11]-[.F11]" office:value-type="float" office:value="0.0000000000470457631185365" calcext:value-type="float">
            <text:p>4.70457631185365E-011</text:p>
          </table:table-cell>
          <table:table-cell table:formula="of:=[.O11]-[.G11]" office:value-type="float" office:value="-0.00000799863999390027" calcext:value-type="float">
            <text:p>-7.99863999390027E-006</text:p>
          </table:table-cell>
          <table:table-cell table:number-columns-repeated="11"/>
        </table:table-row>
        <table:table-row table:style-name="ro1">
          <table:table-cell table:formula="of:=[.A12]" office:value-type="float" office:value="0.02" calcext:value-type="float">
            <text:p>0.02</text:p>
          </table:table-cell>
          <table:table-cell table:formula="of:=[.J12]-[.B12]" office:value-type="float" office:value="-0.0000000000660224859944667" calcext:value-type="float">
            <text:p>-6.60224859944667E-011</text:p>
          </table:table-cell>
          <table:table-cell table:formula="of:=[.K12]-[.C12]" office:value-type="float" office:value="-0.0000000000660225130046533" calcext:value-type="float">
            <text:p>-6.60225130046533E-011</text:p>
          </table:table-cell>
          <table:table-cell table:formula="of:=[.L12]-[.D12]" office:value-type="float" office:value="6.37001302400408E-015" calcext:value-type="float">
            <text:p>6.37001302400408E-015</text:p>
          </table:table-cell>
          <table:table-cell table:formula="of:=[.M12]-[.E12]" office:value-type="float" office:value="0.000000000047045603523976" calcext:value-type="float">
            <text:p>4.7045603523976E-011</text:p>
          </table:table-cell>
          <table:table-cell table:formula="of:=[.N12]-[.F12]" office:value-type="float" office:value="0.000000000042561808244468" calcext:value-type="float">
            <text:p>4.2561808244468E-011</text:p>
          </table:table-cell>
          <table:table-cell table:formula="of:=[.O12]-[.G12]" office:value-type="float" office:value="-0.000015995979993022" calcext:value-type="float">
            <text:p>-0.000015996</text:p>
          </table:table-cell>
          <table:table-cell table:number-columns-repeated="11"/>
        </table:table-row>
        <table:table-row table:style-name="ro1">
          <table:table-cell table:formula="of:=[.A13]" office:value-type="float" office:value="0.03" calcext:value-type="float">
            <text:p>0.03</text:p>
          </table:table-cell>
          <table:table-cell table:formula="of:=[.J13]-[.B13]" office:value-type="float" office:value="-0.0000000000990254800088773" calcext:value-type="float">
            <text:p>-9.90254800088773E-011</text:p>
          </table:table-cell>
          <table:table-cell table:formula="of:=[.K13]-[.C13]" office:value-type="float" office:value="-0.0000000000990254900106423" calcext:value-type="float">
            <text:p>-9.90254900106423E-011</text:p>
          </table:table-cell>
          <table:table-cell table:formula="of:=[.L13]-[.D13]" office:value-type="float" office:value="9.51994559572622E-015" calcext:value-type="float">
            <text:p>9.51994559572622E-015</text:p>
          </table:table-cell>
          <table:table-cell table:formula="of:=[.M13]-[.E13]" office:value-type="float" office:value="0.000000000068415155485279" calcext:value-type="float">
            <text:p>6.8415155485279E-011</text:p>
          </table:table-cell>
          <table:table-cell table:formula="of:=[.N13]-[.F13]" office:value-type="float" office:value="0.000000000067083401333878" calcext:value-type="float">
            <text:p>6.7083401333878E-011</text:p>
          </table:table-cell>
          <table:table-cell table:formula="of:=[.O13]-[.G13]" office:value-type="float" office:value="-0.0000239919800009147" calcext:value-type="float">
            <text:p>-0.000023992</text:p>
          </table:table-cell>
          <table:table-cell table:number-columns-repeated="11"/>
        </table:table-row>
        <table:table-row table:style-name="ro1">
          <table:table-cell table:formula="of:=[.A14]" office:value-type="float" office:value="0.04" calcext:value-type="float">
            <text:p>0.04</text:p>
          </table:table-cell>
          <table:table-cell table:formula="of:=[.J14]-[.B14]" office:value-type="float" office:value="-0.000000000132023099999037" calcext:value-type="float">
            <text:p>-1.32023099999037E-010</text:p>
          </table:table-cell>
          <table:table-cell table:formula="of:=[.K14]-[.C14]" office:value-type="float" office:value="-0.000000000132023110000802" calcext:value-type="float">
            <text:p>-1.32023110000802E-010</text:p>
          </table:table-cell>
          <table:table-cell table:formula="of:=[.L14]-[.D14]" office:value-type="float" office:value="0.0000000000000126500372676919" calcext:value-type="float">
            <text:p>1.26500372676919E-014</text:p>
          </table:table-cell>
          <table:table-cell table:formula="of:=[.M14]-[.E14]" office:value-type="float" office:value="0.000000000039615956348716" calcext:value-type="float">
            <text:p>3.9615956348716E-011</text:p>
          </table:table-cell>
          <table:table-cell table:formula="of:=[.N14]-[.F14]" office:value-type="float" office:value="0.000000000039124953277181" calcext:value-type="float">
            <text:p>3.9124953277181E-011</text:p>
          </table:table-cell>
          <table:table-cell table:formula="of:=[.O14]-[.G14]" office:value-type="float" office:value="-0.0000319866799998181" calcext:value-type="float">
            <text:p>-3.19866799998181E-005</text:p>
          </table:table-cell>
          <table:table-cell table:number-columns-repeated="11"/>
        </table:table-row>
        <table:table-row table:style-name="ro1">
          <table:table-cell table:formula="of:=[.A15]" office:value-type="float" office:value="0.05" calcext:value-type="float">
            <text:p>0.05</text:p>
          </table:table-cell>
          <table:table-cell table:formula="of:=[.J15]-[.B15]" office:value-type="float" office:value="-0.000000000165015209992441" calcext:value-type="float">
            <text:p>-1.65015209992441E-010</text:p>
          </table:table-cell>
          <table:table-cell table:formula="of:=[.K15]-[.C15]" office:value-type="float" office:value="-0.000000000165015200017781" calcext:value-type="float">
            <text:p>-1.65015200017781E-010</text:p>
          </table:table-cell>
          <table:table-cell table:formula="of:=[.L15]-[.D15]" office:value-type="float" office:value="0.0000000000000158600346397697" calcext:value-type="float">
            <text:p>1.58600346397697E-014</text:p>
          </table:table-cell>
          <table:table-cell table:formula="of:=[.M15]-[.E15]" office:value-type="float" office:value="0.000000000026620074200512" calcext:value-type="float">
            <text:p>2.6620074200512E-011</text:p>
          </table:table-cell>
          <table:table-cell table:formula="of:=[.N15]-[.F15]" office:value-type="float" office:value="0.000000000027319965734129" calcext:value-type="float">
            <text:p>2.7319965734129E-011</text:p>
          </table:table-cell>
          <table:table-cell table:formula="of:=[.O15]-[.G15]" office:value-type="float" office:value="-0.0000399800299817343" calcext:value-type="float">
            <text:p>-0.00003998</text:p>
          </table:table-cell>
          <table:table-cell table:number-columns-repeated="11"/>
        </table:table-row>
        <table:table-row table:style-name="ro1">
          <table:table-cell table:formula="of:=[.A16]" office:value-type="float" office:value="0.06" calcext:value-type="float">
            <text:p>0.06</text:p>
          </table:table-cell>
          <table:table-cell table:formula="of:=[.J16]-[.B16]" office:value-type="float" office:value="-0.00000000019800186999968" calcext:value-type="float">
            <text:p>-1.9800186999968E-010</text:p>
          </table:table-cell>
          <table:table-cell table:formula="of:=[.K16]-[.C16]" office:value-type="float" office:value="-0.000000000198001849941939" calcext:value-type="float">
            <text:p>-1.98001849941939E-010</text:p>
          </table:table-cell>
          <table:table-cell table:formula="of:=[.L16]-[.D16]" office:value-type="float" office:value="0.0000000000000190401080318869" calcext:value-type="float">
            <text:p>1.90401080318869E-014</text:p>
          </table:table-cell>
          <table:table-cell table:formula="of:=[.M16]-[.E16]" office:value-type="float" office:value="-0.000000000007287039027748" calcext:value-type="float">
            <text:p>-7.287039027748E-012</text:p>
          </table:table-cell>
          <table:table-cell table:formula="of:=[.N16]-[.F16]" office:value-type="float" office:value="-0.000000000004064922010106" calcext:value-type="float">
            <text:p>-4.064922010106E-012</text:p>
          </table:table-cell>
          <table:table-cell table:formula="of:=[.O16]-[.G16]" office:value-type="float" office:value="-0.0000479720499981795" calcext:value-type="float">
            <text:p>-0.000047972</text:p>
          </table:table-cell>
          <table:table-cell table:number-columns-repeated="11"/>
        </table:table-row>
        <table:table-row table:style-name="ro1">
          <table:table-cell table:formula="of:=[.A17]" office:value-type="float" office:value="0.07" calcext:value-type="float">
            <text:p>0.07</text:p>
          </table:table-cell>
          <table:table-cell table:formula="of:=[.J17]-[.B17]" office:value-type="float" office:value="-0.000000000174160670043597" calcext:value-type="float">
            <text:p>-1.74160670043597E-010</text:p>
          </table:table-cell>
          <table:table-cell table:formula="of:=[.K17]-[.C17]" office:value-type="float" office:value="-0.000000000174160720025317" calcext:value-type="float">
            <text:p>-1.74160720025317E-010</text:p>
          </table:table-cell>
          <table:table-cell table:formula="of:=[.L17]-[.D17]" office:value-type="float" office:value="0.0000000000000220001968032069" calcext:value-type="float">
            <text:p>2.20001968032069E-014</text:p>
          </table:table-cell>
          <table:table-cell table:formula="of:=[.M17]-[.E17]" office:value-type="float" office:value="-0.000000000049676227107526" calcext:value-type="float">
            <text:p>-4.9676227107526E-011</text:p>
          </table:table-cell>
          <table:table-cell table:formula="of:=[.N17]-[.F17]" office:value-type="float" office:value="-0.000000000056692649273021" calcext:value-type="float">
            <text:p>-5.6692649273021E-011</text:p>
          </table:table-cell>
          <table:table-cell table:formula="of:=[.O17]-[.G17]" office:value-type="float" office:value="-0.0000000000500222085975111" calcext:value-type="float">
            <text:p>-5.00222085975111E-011</text:p>
          </table:table-cell>
          <table:table-cell table:number-columns-repeated="11"/>
        </table:table-row>
        <table:table-row table:style-name="ro1">
          <table:table-cell table:formula="of:=[.A18]" office:value-type="float" office:value="0.08" calcext:value-type="float">
            <text:p>0.08</text:p>
          </table:table-cell>
          <table:table-cell table:formula="of:=[.J18]-[.B18]" office:value-type="float" office:value="-0.000000000174162029958382" calcext:value-type="float">
            <text:p>-1.74162029958382E-010</text:p>
          </table:table-cell>
          <table:table-cell table:formula="of:=[.K18]-[.C18]" office:value-type="float" office:value="-0.000000000174162110026712" calcext:value-type="float">
            <text:p>-1.74162110026712E-010</text:p>
          </table:table-cell>
          <table:table-cell table:formula="of:=[.L18]-[.D18]" office:value-type="float" office:value="0.0000000000000249999673740398" calcext:value-type="float">
            <text:p>2.49999673740398E-014</text:p>
          </table:table-cell>
          <table:table-cell table:formula="of:=[.M18]-[.E18]" office:value-type="float" office:value="-0.0000000000093129044169332" calcext:value-type="float">
            <text:p>-9.3129044169332E-012</text:p>
          </table:table-cell>
          <table:table-cell table:formula="of:=[.N18]-[.F18]" office:value-type="float" office:value="-0.0000000000207745124885581" calcext:value-type="float">
            <text:p>-2.07745124885581E-011</text:p>
          </table:table-cell>
          <table:table-cell table:formula="of:=[.O18]-[.G18]" office:value-type="float" office:value="-0.0000000000200088834390044" calcext:value-type="float">
            <text:p>-2.00088834390044E-011</text:p>
          </table:table-cell>
          <table:table-cell table:number-columns-repeated="11"/>
        </table:table-row>
        <table:table-row table:style-name="ro1">
          <table:table-cell table:formula="of:=[.A19]" office:value-type="float" office:value="0.09" calcext:value-type="float">
            <text:p>0.09</text:p>
          </table:table-cell>
          <table:table-cell table:formula="of:=[.J19]-[.B19]" office:value-type="float" office:value="-0.000000000174163510002767" calcext:value-type="float">
            <text:p>-1.74163510002767E-010</text:p>
          </table:table-cell>
          <table:table-cell table:formula="of:=[.K19]-[.C19]" office:value-type="float" office:value="-0.000000000174163630023948" calcext:value-type="float">
            <text:p>-1.74163630023948E-010</text:p>
          </table:table-cell>
          <table:table-cell table:formula="of:=[.L19]-[.D19]" office:value-type="float" office:value="0.0000000000000279999547853071" calcext:value-type="float">
            <text:p>2.79999547853071E-014</text:p>
          </table:table-cell>
          <table:table-cell table:formula="of:=[.M19]-[.E19]" office:value-type="float" office:value="-0.000000000016060357775502" calcext:value-type="float">
            <text:p>-1.6060357775502E-011</text:p>
          </table:table-cell>
          <table:table-cell table:formula="of:=[.N19]-[.F19]" office:value-type="float" office:value="-0.000000000029706256432894" calcext:value-type="float">
            <text:p>-2.9706256432894E-011</text:p>
          </table:table-cell>
          <table:table-cell table:formula="of:=[.O19]-[.G19]" office:value-type="float" office:value="-0.0000000000299849034490762" calcext:value-type="float">
            <text:p>-2.99849034490762E-011</text:p>
          </table:table-cell>
          <table:table-cell table:number-columns-repeated="11"/>
        </table:table-row>
        <table:table-row table:style-name="ro1">
          <table:table-cell table:formula="of:=[.A20]" office:value-type="float" office:value="0.1" calcext:value-type="float">
            <text:p>0.1</text:p>
          </table:table-cell>
          <table:table-cell table:formula="of:=[.J20]-[.B20]" office:value-type="float" office:value="-0.000000000174164909924612" calcext:value-type="float">
            <text:p>-1.74164909924612E-010</text:p>
          </table:table-cell>
          <table:table-cell table:formula="of:=[.K20]-[.C20]" office:value-type="float" office:value="-0.000000000174165029945793" calcext:value-type="float">
            <text:p>-1.74165029945793E-010</text:p>
          </table:table-cell>
          <table:table-cell table:formula="of:=[.L20]-[.D20]" office:value-type="float" office:value="0.0000000000000309999421965745" calcext:value-type="float">
            <text:p>3.09999421965745E-014</text:p>
          </table:table-cell>
          <table:table-cell table:formula="of:=[.M20]-[.E20]" office:value-type="float" office:value="0.0000000000348920611229763" calcext:value-type="float">
            <text:p>3.48920611229763E-011</text:p>
          </table:table-cell>
          <table:table-cell table:formula="of:=[.N20]-[.F20]" office:value-type="float" office:value="0.00000000002273404439713" calcext:value-type="float">
            <text:p>2.273404439713E-011</text:p>
          </table:table-cell>
          <table:table-cell table:formula="of:=[.O20]-[.G20]" office:value-type="float" office:value="0.0000000000300133251585066" calcext:value-type="float">
            <text:p>3.00133251585066E-011</text:p>
          </table:table-cell>
          <table:table-cell table:number-columns-repeated="11"/>
        </table:table-row>
      </table:table>
      <table:table table:name="TM VS SM TIME" table:style-name="ta1">
        <table:shapes>
          <draw:frame draw:z-index="0" draw:style-name="gr1" draw:text-style-name="P1" svg:width="6.2988in" svg:height="3.5429in" svg:x="6.5693in" svg:y="0.274in">
            <draw:object draw:notify-on-update-of-ranges="'TM VS SM TIME'.B17:'TM VS SM TIME'.C17 'TM VS SM TIME'.A18:'TM VS SM TIME'.A18 'TM VS SM TIME'.B18:'TM VS SM TIME'.C18 'TM VS SM TIME'.A19:'TM VS SM TIME'.A19 'TM VS SM TIME'.B19:'TM VS SM TIME'.C19 'TM VS SM TIME'.A20:'TM VS SM TIME'.A20 'TM VS SM TIME'.B20:'TM VS SM TIME'.C2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0.1713in" svg:y="0.2508in">
            <draw:object draw:notify-on-update-of-ranges="'TM VS SM TIME'.E3:'TM VS SM TIME'.E5 'TM VS SM TIME'.F2:'TM VS SM TIME'.F2 'TM VS SM TIME'.F3:'TM VS SM TIME'.F5 'TM VS SM TIME'.E3:'TM VS SM TIME'.E5 'TM VS SM TIME'.G2:'TM VS SM TIME'.G2 'TM VS SM TIME'.G3:'TM VS SM TIME'.G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x1x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M</text:p>
          </table:table-cell>
          <table:table-cell/>
          <table:table-cell table:style-name="ce3" office:value-type="string" calcext:value-type="string">
            <text:p>Active time</text:p>
          </table:table-cell>
          <table:table-cell table:style-name="ce6" office:value-type="string" calcext:value-type="string">
            <text:p>SM</text:p>
          </table:table-cell>
          <table:table-cell table:style-name="ce8"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Alive time</text:p>
          </table:table-cell>
          <table:table-cell office:value-type="float" office:value="0.139321" calcext:value-type="float">
            <text:p>0.139321</text:p>
          </table:table-cell>
          <table:table-cell office:value-type="float" office:value="0.330473" calcext:value-type="float">
            <text:p>0.33047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0.139321" calcext:value-type="float">
            <text:p>0.139321</text:p>
          </table:table-cell>
          <table:table-cell table:style-name="ce9" office:value-type="float" office:value="0.330473" calcext:value-type="float">
            <text:p>0.330473</text:p>
          </table:table-cell>
        </table:table-row>
        <table:table-row table:style-name="ro1">
          <table:table-cell office:value-type="string" calcext:value-type="string">
            <text:p>Active time</text:p>
          </table:table-cell>
          <table:table-cell office:value-type="float" office:value="0.016847" calcext:value-type="float">
            <text:p>0.016847</text:p>
          </table:table-cell>
          <table:table-cell office:value-type="float" office:value="0.016196" calcext:value-type="float">
            <text:p>0.016196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0.689328" calcext:value-type="float">
            <text:p>0.689328</text:p>
          </table:table-cell>
          <table:table-cell table:style-name="ce9" office:value-type="float" office:value="2.8762" calcext:value-type="float">
            <text:p>2.8762</text:p>
          </table:table-cell>
        </table:table-row>
        <table:table-row table:style-name="ro1">
          <table:table-cell table:number-columns-repeated="4"/>
          <table:table-cell table:style-name="ce5" office:value-type="float" office:value="64" calcext:value-type="float">
            <text:p>64</text:p>
          </table:table-cell>
          <table:table-cell table:style-name="ce7" office:value-type="float" office:value="5.57111" calcext:value-type="float">
            <text:p>5.57111</text:p>
          </table:table-cell>
          <table:table-cell table:style-name="ce10" office:value-type="float" office:value="34.2134" calcext:value-type="float">
            <text:p>34.213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x2x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ve time</text:p>
          </table:table-cell>
          <table:table-cell office:value-type="float" office:value="0.689328" calcext:value-type="float">
            <text:p>0.689328</text:p>
          </table:table-cell>
          <table:table-cell office:value-type="float" office:value="2.8762" calcext:value-type="float">
            <text:p>2.8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e time</text:p>
          </table:table-cell>
          <table:table-cell office:value-type="float" office:value="0.017492" calcext:value-type="float">
            <text:p>0.017492</text:p>
          </table:table-cell>
          <table:table-cell office:value-type="float" office:value="0.016487" calcext:value-type="float">
            <text:p>0.01648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4x4x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ve time</text:p>
          </table:table-cell>
          <table:table-cell office:value-type="float" office:value="5.57111" calcext:value-type="float">
            <text:p>5.57111</text:p>
          </table:table-cell>
          <table:table-cell office:value-type="float" office:value="34.2134" calcext:value-type="float">
            <text:p>34.2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e time</text:p>
          </table:table-cell>
          <table:table-cell office:value-type="float" office:value="0.020736" calcext:value-type="float">
            <text:p>0.020736</text:p>
          </table:table-cell>
          <table:table-cell office:value-type="float" office:value="0.019123" calcext:value-type="float">
            <text:p>0.01912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Active time</text:p>
          </table:table-cell>
          <table:table-cell table:style-name="ce6" office:value-type="string" calcext:value-type="string">
            <text:p>SM</text:p>
          </table:table-cell>
          <table:table-cell table:style-name="ce8" office:value-type="string" calcext:value-type="string">
            <text:p>TM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1x1x1</text:p>
          </table:table-cell>
          <table:table-cell office:value-type="float" office:value="0.139321" calcext:value-type="float">
            <text:p>0.139321</text:p>
          </table:table-cell>
          <table:table-cell table:style-name="ce9" office:value-type="float" office:value="0.330473" calcext:value-type="float">
            <text:p>0.33047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2x2x2</text:p>
          </table:table-cell>
          <table:table-cell office:value-type="float" office:value="0.689328" calcext:value-type="float">
            <text:p>0.689328</text:p>
          </table:table-cell>
          <table:table-cell table:style-name="ce9" office:value-type="float" office:value="2.8762" calcext:value-type="float">
            <text:p>2.876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4x4x4</text:p>
          </table:table-cell>
          <table:table-cell table:style-name="ce7" office:value-type="float" office:value="5.57111" calcext:value-type="float">
            <text:p>5.57111</text:p>
          </table:table-cell>
          <table:table-cell table:style-name="ce10" office:value-type="float" office:value="34.2134" calcext:value-type="float">
            <text:p>34.213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ive tim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x1x1</text:p>
          </table:table-cell>
          <table:table-cell office:value-type="float" office:value="0.016847" calcext:value-type="float">
            <text:p>0.016847</text:p>
          </table:table-cell>
          <table:table-cell office:value-type="float" office:value="0.016196" calcext:value-type="float">
            <text:p>0.016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2x2</text:p>
          </table:table-cell>
          <table:table-cell office:value-type="float" office:value="0.017492" calcext:value-type="float">
            <text:p>0.017492</text:p>
          </table:table-cell>
          <table:table-cell office:value-type="float" office:value="0.016487" calcext:value-type="float">
            <text:p>0.016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4x4</text:p>
          </table:table-cell>
          <table:table-cell office:value-type="float" office:value="0.020736" calcext:value-type="float">
            <text:p>0.020736</text:p>
          </table:table-cell>
          <table:table-cell office:value-type="float" office:value="0.019123" calcext:value-type="float">
            <text:p>0.019123</text:p>
          </table:table-cell>
          <table:table-cell table:number-columns-repeated="2"/>
          <table:table-cell office:value-type="string" calcext:value-type="string">
            <text:p>SM</text:p>
          </table:table-cell>
          <table:table-cell office:value-type="string" calcext:value-type="string">
            <text:p>LSH_mod.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M</text:p>
          </table:table-cell>
          <table:table-cell office:value-type="string" calcext:value-type="string">
            <text:p>hard1_mod.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ushed, not merge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mbined/j2_plasticity_vs_LSH/</text:p>
          </table:table-cell>
          <table:table-cell/>
        </table:table-row>
      </table:table>
      <table:table table:name="RZresid" table:style-name="ta1">
        <table:shapes>
          <draw:frame draw:z-index="0" draw:style-name="gr1" draw:text-style-name="P1" svg:width="6.2988in" svg:height="3.5429in" svg:x="0.3752in" svg:y="2.5445in">
            <draw:object draw:notify-on-update-of-ranges="RZresid.K2:RZresid.K13 RZresid.A2:RZresid.A2 RZresid.C2:RZresid.C1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ens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orce_z</text:p>
          </table:table-cell>
          <table:table-cell table:style-name="Default" office:value-type="string" calcext:value-type="string">
            <text:p>strainR</text:p>
          </table:table-cell>
          <table:table-cell office:value-type="string" calcext:value-type="string">
            <text:p>strainTheta</text:p>
          </table:table-cell>
          <table:table-cell office:value-type="string" calcext:value-type="string">
            <text:p>strainZ</text:p>
          </table:table-cell>
          <table:table-cell office:value-type="string" calcext:value-type="string">
            <text:p>stressR</text:p>
          </table:table-cell>
          <table:table-cell table:style-name="Default" office:value-type="string" calcext:value-type="string">
            <text:p>stressTheta</text:p>
          </table:table-cell>
          <table:table-cell table:style-name="Default" office:value-type="string" calcext:value-type="string">
            <text:p>stressZ</text:p>
          </table:table-cell>
          <table:table-cell table:style-name="Default" office:value-type="string" calcext:value-type="string">
            <text:p>stressTheta</text:p>
          </table:table-cell>
          <table:table-cell office:value-type="string" calcext:value-type="string">
            <text:p>stressZ</text:p>
          </table:table-cell>
          <table:table-cell office:value-type="string" calcext:value-type="string">
            <text:p>force / stress z</text:p>
          </table:table-cell>
          <table:table-cell office:value-type="string" calcext:value-type="string">
            <text:p>force / stress r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2075.143183022" calcext:value-type="float">
            <text:p>42075.143183022</text:p>
          </table:table-cell>
          <table:table-cell office:value-type="float" office:value="-3.1766024926629E-036" calcext:value-type="float">
            <text:p>-3.18E-036</text:p>
          </table:table-cell>
          <table:table-cell office:value-type="float" office:value="0" calcext:value-type="float">
            <text:p>0</text:p>
          </table:table-cell>
          <table:table-cell office:value-type="float" office:value="0.0099490367137832" calcext:value-type="float">
            <text:p>0.0099490367</text:p>
          </table:table-cell>
          <table:table-cell office:value-type="float" office:value="5739.8288733365" calcext:value-type="float">
            <text:p>5739.8288733365</text:p>
          </table:table-cell>
          <table:table-cell office:value-type="float" office:value="5739.8288733365" calcext:value-type="float">
            <text:p>5.74E+003</text:p>
          </table:table-cell>
          <table:table-cell office:value-type="float" office:value="13392.934037785" calcext:value-type="float">
            <text:p>1.34E+004</text:p>
          </table:table-cell>
          <table:table-cell office:value-type="float" office:value="5739.8288733365" calcext:value-type="float">
            <text:p>5.74E+003</text:p>
          </table:table-cell>
          <table:table-cell office:value-type="float" office:value="13392.934037785" calcext:value-type="float">
            <text:p>13392.934037785</text:p>
          </table:table-cell>
          <table:table-cell table:formula="of:=[.C4]/[.K4]" office:value-type="float" office:value="3.14159265358262" calcext:value-type="float">
            <text:p>3.1415926536</text:p>
          </table:table-cell>
          <table:table-cell table:formula="of:=[.D4]/[.I4]" office:value-type="float" office:value="-2.37184957657588E-040" calcext:value-type="float">
            <text:p>-2.37184957657588E-040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3735.851673214" calcext:value-type="float">
            <text:p>83735.851673214</text:p>
          </table:table-cell>
          <table:table-cell office:value-type="float" office:value="-4.8278573855389E-036" calcext:value-type="float">
            <text:p>-4.83E-036</text:p>
          </table:table-cell>
          <table:table-cell office:value-type="float" office:value="0" calcext:value-type="float">
            <text:p>0</text:p>
          </table:table-cell>
          <table:table-cell office:value-type="float" office:value="0.019800076708752" calcext:value-type="float">
            <text:p>0.0198000767</text:p>
          </table:table-cell>
          <table:table-cell office:value-type="float" office:value="11423.121178126" calcext:value-type="float">
            <text:p>11423.121178126</text:p>
          </table:table-cell>
          <table:table-cell office:value-type="float" office:value="11423.121178126" calcext:value-type="float">
            <text:p>1.14E+004</text:p>
          </table:table-cell>
          <table:table-cell office:value-type="float" office:value="26653.949415627" calcext:value-type="float">
            <text:p>2.67E+004</text:p>
          </table:table-cell>
          <table:table-cell office:value-type="float" office:value="11423.121178126" calcext:value-type="float">
            <text:p>1.14E+004</text:p>
          </table:table-cell>
          <table:table-cell office:value-type="float" office:value="26653.949415627" calcext:value-type="float">
            <text:p>26653.949415627</text:p>
          </table:table-cell>
          <table:table-cell table:formula="of:=[.C5]/[.K5]" office:value-type="float" office:value="3.14159265358703" calcext:value-type="float">
            <text:p>3.1415926536</text:p>
          </table:table-cell>
          <table:table-cell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124990.20917533" calcext:value-type="float">
            <text:p>124990.20917533</text:p>
          </table:table-cell>
          <table:table-cell office:value-type="float" office:value="-1.3835466345204E-017" calcext:value-type="float">
            <text:p>-1.38E-017</text:p>
          </table:table-cell>
          <table:table-cell table:style-name="ce1" office:value-type="float" office:value="-1.1170931086104E-017" calcext:value-type="float">
            <text:p>-1.12E-017</text:p>
          </table:table-cell>
          <table:table-cell office:value-type="float" office:value="0.029555031447844" calcext:value-type="float">
            <text:p>0.0295550314</text:p>
          </table:table-cell>
          <table:table-cell table:style-name="ce1" office:value-type="float" office:value="17050.979681449" calcext:value-type="float">
            <text:p>1.71E+004</text:p>
          </table:table-cell>
          <table:table-cell office:value-type="float" office:value="17050.979681449" calcext:value-type="float">
            <text:p>1.71E+004</text:p>
          </table:table-cell>
          <table:table-cell office:value-type="float" office:value="39785.619256713" calcext:value-type="float">
            <text:p>3.98E+004</text:p>
          </table:table-cell>
          <table:table-cell office:value-type="float" office:value="17050.979681449" calcext:value-type="float">
            <text:p>1.71E+004</text:p>
          </table:table-cell>
          <table:table-cell office:value-type="float" office:value="39785.619256713" calcext:value-type="float">
            <text:p>39785.619256713</text:p>
          </table:table-cell>
          <table:table-cell table:formula="of:=[.C6]/[.K6]" office:value-type="float" office:value="3.14159265358778" calcext:value-type="float">
            <text:p>3.1415926536</text:p>
          </table:table-cell>
          <table:table-cell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165846.06519084" calcext:value-type="float">
            <text:p>165846.06519084</text:p>
          </table:table-cell>
          <table:table-cell office:value-type="float" office:value="-9.8212416216716E-017" calcext:value-type="float">
            <text:p>-9.82E-017</text:p>
          </table:table-cell>
          <table:table-cell table:style-name="ce1" office:value-type="float" office:value="-5.6655724675809E-017" calcext:value-type="float">
            <text:p>-5.67E-017</text:p>
          </table:table-cell>
          <table:table-cell office:value-type="float" office:value="0.039215757014531" calcext:value-type="float">
            <text:p>0.039215757</text:p>
          </table:table-cell>
          <table:table-cell table:style-name="ce1" office:value-type="float" office:value="22624.475200691" calcext:value-type="float">
            <text:p>2.26E+004</text:p>
          </table:table-cell>
          <table:table-cell office:value-type="float" office:value="22624.475200691" calcext:value-type="float">
            <text:p>2.26E+004</text:p>
          </table:table-cell>
          <table:table-cell office:value-type="float" office:value="52790.442134946" calcext:value-type="float">
            <text:p>5.28E+004</text:p>
          </table:table-cell>
          <table:table-cell office:value-type="float" office:value="22624.475200691" calcext:value-type="float">
            <text:p>2.26E+004</text:p>
          </table:table-cell>
          <table:table-cell office:value-type="float" office:value="52790.442134946" calcext:value-type="float">
            <text:p>52790.442134946</text:p>
          </table:table-cell>
          <table:table-cell table:formula="of:=[.C7]/[.K7]" office:value-type="float" office:value="3.14159265358859" calcext:value-type="float">
            <text:p>3.1415926536</text:p>
          </table:table-cell>
          <table:table-cell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206311.04397737" calcext:value-type="float">
            <text:p>206311.04397737</text:p>
          </table:table-cell>
          <table:table-cell office:value-type="float" office:value="-1.4883858613962E-016" calcext:value-type="float">
            <text:p>-1.49E-016</text:p>
          </table:table-cell>
          <table:table-cell table:style-name="ce1" office:value-type="float" office:value="-1.1050951241281E-016" calcext:value-type="float">
            <text:p>-1.11E-016</text:p>
          </table:table-cell>
          <table:table-cell office:value-type="float" office:value="0.048784056231421" calcext:value-type="float">
            <text:p>0.0487840562</text:p>
          </table:table-cell>
          <table:table-cell table:style-name="ce1" office:value-type="float" office:value="28144.64782582" calcext:value-type="float">
            <text:p>2.81E+004</text:p>
          </table:table-cell>
          <table:table-cell office:value-type="float" office:value="28144.64782582" calcext:value-type="float">
            <text:p>2.81E+004</text:p>
          </table:table-cell>
          <table:table-cell office:value-type="float" office:value="65670.844926913" calcext:value-type="float">
            <text:p>6.57E+004</text:p>
          </table:table-cell>
          <table:table-cell office:value-type="float" office:value="28144.64782582" calcext:value-type="float">
            <text:p>2.81E+004</text:p>
          </table:table-cell>
          <table:table-cell office:value-type="float" office:value="65670.844926913" calcext:value-type="float">
            <text:p>65670.844926913</text:p>
          </table:table-cell>
          <table:table-cell table:formula="of:=[.C8]/[.K8]" office:value-type="float" office:value="3.14159265358896" calcext:value-type="float">
            <text:p>3.1415926536</text:p>
          </table:table-cell>
          <table:table-cell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246392.55308419" calcext:value-type="float">
            <text:p>246392.55308419</text:p>
          </table:table-cell>
          <table:table-cell office:value-type="float" office:value="-1.9978985192723E-016" calcext:value-type="float">
            <text:p>-2.00E-016</text:p>
          </table:table-cell>
          <table:table-cell table:style-name="ce1" office:value-type="float" office:value="-1.4514847078112E-016" calcext:value-type="float">
            <text:p>-1.45E-016</text:p>
          </table:table-cell>
          <table:table-cell office:value-type="float" office:value="0.058261680678524" calcext:value-type="float">
            <text:p>0.0582616807</text:p>
          </table:table-cell>
          <table:table-cell table:style-name="ce1" office:value-type="float" office:value="33612.508083764" calcext:value-type="float">
            <text:p>3.36E+004</text:p>
          </table:table-cell>
          <table:table-cell office:value-type="float" office:value="33612.508083764" calcext:value-type="float">
            <text:p>3.36E+004</text:p>
          </table:table-cell>
          <table:table-cell office:value-type="float" office:value="78429.185528782" calcext:value-type="float">
            <text:p>7.84E+004</text:p>
          </table:table-cell>
          <table:table-cell office:value-type="float" office:value="33612.508083764" calcext:value-type="float">
            <text:p>3.36E+004</text:p>
          </table:table-cell>
          <table:table-cell office:value-type="float" office:value="78429.185528782" calcext:value-type="float">
            <text:p>78429.185528782</text:p>
          </table:table-cell>
          <table:table-cell table:formula="of:=[.C9]/[.K9]" office:value-type="float" office:value="3.141592653589" calcext:value-type="float">
            <text:p>3.1415926536</text:p>
          </table:table-cell>
          <table:table-cell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286097.79148714" calcext:value-type="float">
            <text:p>286097.79148714</text:p>
          </table:table-cell>
          <table:table-cell office:value-type="float" office:value="-3.0141758014305E-016" calcext:value-type="float">
            <text:p>-3.01E-016</text:p>
          </table:table-cell>
          <table:table-cell table:style-name="ce1" office:value-type="float" office:value="-1.9544954483932E-016" calcext:value-type="float">
            <text:p>-1.95E-016</text:p>
          </table:table-cell>
          <table:table-cell office:value-type="float" office:value="0.067650332616822" calcext:value-type="float">
            <text:p>0.0676503326</text:p>
          </table:table-cell>
          <table:table-cell table:style-name="ce1" office:value-type="float" office:value="39029.038048166" calcext:value-type="float">
            <text:p>3.90E+004</text:p>
          </table:table-cell>
          <table:table-cell office:value-type="float" office:value="39029.038048166" calcext:value-type="float">
            <text:p>3.90E+004</text:p>
          </table:table-cell>
          <table:table-cell office:value-type="float" office:value="91067.755445722" calcext:value-type="float">
            <text:p>9.11E+004</text:p>
          </table:table-cell>
          <table:table-cell office:value-type="float" office:value="39029.038048166" calcext:value-type="float">
            <text:p>3.90E+004</text:p>
          </table:table-cell>
          <table:table-cell office:value-type="float" office:value="91067.755445722" calcext:value-type="float">
            <text:p>91067.755445722</text:p>
          </table:table-cell>
          <table:table-cell table:formula="of:=[.C10]/[.K10]" office:value-type="float" office:value="3.14159265358922" calcext:value-type="float">
            <text:p>3.1415926536</text:p>
          </table:table-cell>
          <table:table-cell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325433.75734531" calcext:value-type="float">
            <text:p>325433.75734531</text:p>
          </table:table-cell>
          <table:table-cell office:value-type="float" office:value="-3.3890876795545E-016" calcext:value-type="float">
            <text:p>-3.39E-016</text:p>
          </table:table-cell>
          <table:table-cell table:style-name="ce1" office:value-type="float" office:value="-2.9941671244953E-016" calcext:value-type="float">
            <text:p>-2.99E-016</text:p>
          </table:table-cell>
          <table:table-cell office:value-type="float" office:value="0.07695166682243" calcext:value-type="float">
            <text:p>0.0769516668</text:p>
          </table:table-cell>
          <table:table-cell table:style-name="ce1" office:value-type="float" office:value="44395.192397555" calcext:value-type="float">
            <text:p>4.44E+004</text:p>
          </table:table-cell>
          <table:table-cell office:value-type="float" office:value="44395.192397555" calcext:value-type="float">
            <text:p>4.44E+004</text:p>
          </table:table-cell>
          <table:table-cell office:value-type="float" office:value="103588.78226096" calcext:value-type="float">
            <text:p>1.04E+005</text:p>
          </table:table-cell>
          <table:table-cell office:value-type="float" office:value="44395.192397555" calcext:value-type="float">
            <text:p>4.44E+004</text:p>
          </table:table-cell>
          <table:table-cell office:value-type="float" office:value="103588.78226096" calcext:value-type="float">
            <text:p>103588.78226096</text:p>
          </table:table-cell>
          <table:table-cell table:formula="of:=[.C11]/[.K11]" office:value-type="float" office:value="3.14159265358946" calcext:value-type="float">
            <text:p>3.1415926536</text:p>
          </table:table-cell>
          <table:table-cell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364407.25540066" calcext:value-type="float">
            <text:p>364407.25540066</text:p>
          </table:table-cell>
          <table:table-cell office:value-type="float" office:value="-4.1370344939526E-016" calcext:value-type="float">
            <text:p>-4.14E-016</text:p>
          </table:table-cell>
          <table:table-cell table:style-name="ce1" office:value-type="float" office:value="-3.1629210242383E-016" calcext:value-type="float">
            <text:p>-3.16E-016</text:p>
          </table:table-cell>
          <table:table-cell office:value-type="float" office:value="0.086167292336282" calcext:value-type="float">
            <text:p>0.0861672923</text:p>
          </table:table-cell>
          <table:table-cell table:style-name="ce1" office:value-type="float" office:value="49711.899424777" calcext:value-type="float">
            <text:p>4.97E+004</text:p>
          </table:table-cell>
          <table:table-cell office:value-type="float" office:value="49711.899424777" calcext:value-type="float">
            <text:p>4.97E+004</text:p>
          </table:table-cell>
          <table:table-cell office:value-type="float" office:value="115994.43199115" calcext:value-type="float">
            <text:p>1.16E+005</text:p>
          </table:table-cell>
          <table:table-cell office:value-type="float" office:value="49711.899424777" calcext:value-type="float">
            <text:p>4.97E+004</text:p>
          </table:table-cell>
          <table:table-cell office:value-type="float" office:value="115994.43199115" calcext:value-type="float">
            <text:p>115994.43199115</text:p>
          </table:table-cell>
          <table:table-cell table:formula="of:=[.C12]/[.K12]" office:value-type="float" office:value="3.1415926535893" calcext:value-type="float">
            <text:p>3.1415926536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03024.90403991" calcext:value-type="float">
            <text:p>403024.90403991</text:p>
          </table:table-cell>
          <table:table-cell office:value-type="float" office:value="-4.9223853869887E-016" calcext:value-type="float">
            <text:p>-4.92E-016</text:p>
          </table:table-cell>
          <table:table-cell table:style-name="ce1" office:value-type="float" office:value="-3.6556759638263E-016" calcext:value-type="float">
            <text:p>-3.66E-016</text:p>
          </table:table-cell>
          <table:table-cell office:value-type="float" office:value="0.095298774133973" calcext:value-type="float">
            <text:p>0.0952987741</text:p>
          </table:table-cell>
          <table:table-cell table:style-name="ce1" office:value-type="float" office:value="54980.062000368" calcext:value-type="float">
            <text:p>5.50E+004</text:p>
          </table:table-cell>
          <table:table-cell office:value-type="float" office:value="54980.062000368" calcext:value-type="float">
            <text:p>5.50E+004</text:p>
          </table:table-cell>
          <table:table-cell office:value-type="float" office:value="128286.81133419" calcext:value-type="float">
            <text:p>1.28E+005</text:p>
          </table:table-cell>
          <table:table-cell office:value-type="float" office:value="54980.062000368" calcext:value-type="float">
            <text:p>5.50E+004</text:p>
          </table:table-cell>
          <table:table-cell office:value-type="float" office:value="128286.81133419" calcext:value-type="float">
            <text:p>128286.81133419</text:p>
          </table:table-cell>
          <table:table-cell table:formula="of:=[.C13]/[.K13]" office:value-type="float" office:value="3.14159265358947" calcext:value-type="float">
            <text:p>3.1415926536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2D-RZ-finiteStrain_resid.i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ushed and merged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M/2D_geometries/</text:p>
          </table:table-cell>
          <table:table-cell table:number-columns-repeated="3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ecking" table:style-name="ta1">
        <table:shapes>
          <draw:frame draw:z-index="0" draw:style-name="gr1" draw:text-style-name="P1" svg:width="6.2988in" svg:height="3.5429in" svg:x="0.4976in" svg:y="3.3622in">
            <draw:object draw:notify-on-update-of-ranges="necking.J2:necking.J2 necking.J2:necking.J23 necking.I1:necking.I1 necking.K2:necking.K23 necking.I27:necking.I27 necking.K28:necking.K33 necking.J28:necking.J33 necking.I37:necking.I37 necking.K38:necking.K59 necking.J38:necking.J5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M</text:p>
          </table:table-cell>
          <table:table-cell table:number-columns-repeated="7"/>
          <table:table-cell office:value-type="string" calcext:value-type="string">
            <text:p>T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p_y</text:p>
          </table:table-cell>
          <table:table-cell office:value-type="string" calcext:value-type="string">
            <text:p>force_y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ess_xx</text:p>
          </table:table-cell>
          <table:table-cell office:value-type="string" calcext:value-type="string">
            <text:p>stress_y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disp_y</text:p>
          </table:table-cell>
          <table:table-cell office:value-type="string" calcext:value-type="string">
            <text:p>force_y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ess_xx</text:p>
          </table:table-cell>
          <table:table-cell office:value-type="string" calcext:value-type="string">
            <text:p>stress_yy</text:p>
          </table:table-cell>
          <table:table-cell/>
          <table:table-cell office:value-type="string" calcext:value-type="string">
            <text:p>not pushed, working in j2 branch for timing iss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combined/j2_plasticity_vs_LSH/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style-name="ce1" office:value-type="float" office:value="317.44009697101" calcext:value-type="float">
            <text:p>3.17E+002</text:p>
          </table:table-cell>
          <table:table-cell office:value-type="float" office:value="-0.021823349871034" calcext:value-type="float">
            <text:p>-0.0218233499</text:p>
          </table:table-cell>
          <table:table-cell table:style-name="ce1" office:value-type="float" office:value="0.022539845681276" calcext:value-type="float">
            <text:p>2.25E-002</text:p>
          </table:table-cell>
          <table:table-cell table:style-name="ce1" office:value-type="float" office:value="-0.30710201251264" calcext:value-type="float">
            <text:p>-3.07E-001</text:p>
          </table:table-cell>
          <table:table-cell office:value-type="float" office:value="260.0822429808" calcext:value-type="float">
            <text:p>260.0822429808</text:p>
          </table:table-cell>
          <table:table-cell table:style-name="ce1"/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70.454079221929" calcext:value-type="float">
            <text:p>70.4540792219</text:p>
          </table:table-cell>
          <table:table-cell office:value-type="float" office:value="-0.00010468618221246" calcext:value-type="float">
            <text:p>-0.0001046862</text:p>
          </table:table-cell>
          <table:table-cell office:value-type="float" office:value="0.00024426722318175" calcext:value-type="float">
            <text:p>0.0002442672</text:p>
          </table:table-cell>
          <table:table-cell table:style-name="ce1" office:value-type="float" office:value="-0.000036749055544366" calcext:value-type="float">
            <text:p>-3.67E-005</text:p>
          </table:table-cell>
          <table:table-cell office:value-type="float" office:value="56.369338032876" calcext:value-type="float">
            <text:p>56.36933803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ce1" office:value-type="float" office:value="312.72015965337" calcext:value-type="float">
            <text:p>3.13E+002</text:p>
          </table:table-cell>
          <table:table-cell office:value-type="float" office:value="-0.044523318395153" calcext:value-type="float">
            <text:p>-0.0445233184</text:p>
          </table:table-cell>
          <table:table-cell table:style-name="ce1" office:value-type="float" office:value="0.045259373141592" calcext:value-type="float">
            <text:p>4.53E-002</text:p>
          </table:table-cell>
          <table:table-cell office:value-type="float" office:value="-0.91980644942798" calcext:value-type="float">
            <text:p>-0.9198064494</text:p>
          </table:table-cell>
          <table:table-cell office:value-type="float" office:value="262.63619942648" calcext:value-type="float">
            <text:p>262.6361994265</text:p>
          </table:table-cell>
          <table:table-cell table:style-name="ce1"/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140.87570664968" calcext:value-type="float">
            <text:p>140.8757066497</text:p>
          </table:table-cell>
          <table:table-cell office:value-type="float" office:value="-0.0002093470174765" calcext:value-type="float">
            <text:p>-0.000209347</text:p>
          </table:table-cell>
          <table:table-cell office:value-type="float" office:value="0.0004884746980893" calcext:value-type="float">
            <text:p>0.0004884747</text:p>
          </table:table-cell>
          <table:table-cell office:value-type="float" office:value="-0.00014685124958984" calcext:value-type="float">
            <text:p>-0.0001468512</text:p>
          </table:table-cell>
          <table:table-cell office:value-type="float" office:value="112.7248565665" calcext:value-type="float">
            <text:p>112.7248565665</text:p>
          </table:table-cell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hard1_necking.i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table:style-name="ce1" office:value-type="float" office:value="305.98825324897" calcext:value-type="float">
            <text:p>3.06E+002</text:p>
          </table:table-cell>
          <table:table-cell office:value-type="float" office:value="-0.067351861417372" calcext:value-type="float">
            <text:p>-0.0673518614</text:p>
          </table:table-cell>
          <table:table-cell table:style-name="ce1" office:value-type="float" office:value="0.068094666736425" calcext:value-type="float">
            <text:p>6.81E-002</text:p>
          </table:table-cell>
          <table:table-cell office:value-type="float" office:value="-1.7362015979491" calcext:value-type="float">
            <text:p>-1.7362015979</text:p>
          </table:table-cell>
          <table:table-cell office:value-type="float" office:value="263.54735165053" calcext:value-type="float">
            <text:p>263.5473516505</text:p>
          </table:table-cell>
          <table:table-cell table:style-name="ce1"/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211.2649034682" calcext:value-type="float">
            <text:p>211.2649034682</text:p>
          </table:table-cell>
          <table:table-cell office:value-type="float" office:value="-0.00031398251580171" calcext:value-type="float">
            <text:p>-0.0003139825</text:p>
          </table:table-cell>
          <table:table-cell office:value-type="float" office:value="0.00073262244986791" calcext:value-type="float">
            <text:p>0.0007326224</text:p>
          </table:table-cell>
          <table:table-cell office:value-type="float" office:value="-0.00033008977654123" calcext:value-type="float">
            <text:p>-0.0003300898</text:p>
          </table:table-cell>
          <table:table-cell office:value-type="float" office:value="169.06656149655" calcext:value-type="float">
            <text:p>169.0665614966</text:p>
          </table:table-cell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hard1_neckingRZ.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style-name="ce1" office:value-type="float" office:value="298.24220707303" calcext:value-type="float">
            <text:p>2.98E+002</text:p>
          </table:table-cell>
          <table:table-cell office:value-type="float" office:value="-0.090234028046198" calcext:value-type="float">
            <text:p>-0.090234028</text:p>
          </table:table-cell>
          <table:table-cell table:style-name="ce1" office:value-type="float" office:value="0.09097733605332" calcext:value-type="float">
            <text:p>9.10E-002</text:p>
          </table:table-cell>
          <table:table-cell office:value-type="float" office:value="-2.7391775667782" calcext:value-type="float">
            <text:p>-2.7391775668</text:p>
          </table:table-cell>
          <table:table-cell office:value-type="float" office:value="263.57931845629" calcext:value-type="float">
            <text:p>263.5793184563</text:p>
          </table:table-cell>
          <table:table-cell table:style-name="ce1"/>
          <table:table-cell office:value-type="float" office:value="0.02" calcext:value-type="float">
            <text:p>0.02</text:p>
          </table:table-cell>
          <table:table-cell office:value-type="float" office:value="0.032" calcext:value-type="float">
            <text:p>0.032</text:p>
          </table:table-cell>
          <table:table-cell office:value-type="float" office:value="279.92989027805" calcext:value-type="float">
            <text:p>279.9298902781</text:p>
          </table:table-cell>
          <table:table-cell office:value-type="float" office:value="-0.00042009035341518" calcext:value-type="float">
            <text:p>-0.0004200904</text:p>
          </table:table-cell>
          <table:table-cell office:value-type="float" office:value="0.00097526036457529" calcext:value-type="float">
            <text:p>0.0009752604</text:p>
          </table:table-cell>
          <table:table-cell office:value-type="float" office:value="-0.00067276972019741" calcext:value-type="float">
            <text:p>-0.0006727697</text:p>
          </table:table-cell>
          <table:table-cell office:value-type="float" office:value="224.04109529961" calcext:value-type="float">
            <text:p>224.0410952996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LSH_necking.i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89.66710161658" calcext:value-type="float">
            <text:p>2.90E+002</text:p>
          </table:table-cell>
          <table:table-cell office:value-type="float" office:value="-0.11318898655701" calcext:value-type="float">
            <text:p>-0.1131889866</text:p>
          </table:table-cell>
          <table:table-cell office:value-type="float" office:value="0.11392882813223" calcext:value-type="float">
            <text:p>0.1139288281</text:p>
          </table:table-cell>
          <table:table-cell office:value-type="float" office:value="-3.8409981321063" calcext:value-type="float">
            <text:p>-3.8409981321</text:p>
          </table:table-cell>
          <table:table-cell office:value-type="float" office:value="262.88755900797" calcext:value-type="float">
            <text:p>262.887559008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306.44560331947" calcext:value-type="float">
            <text:p>306.4456033195</text:p>
          </table:table-cell>
          <table:table-cell office:value-type="float" office:value="-0.00058449722495216" calcext:value-type="float">
            <text:p>-0.0005844972</text:p>
          </table:table-cell>
          <table:table-cell office:value-type="float" office:value="0.001202279113934" calcext:value-type="float">
            <text:p>0.0012022791</text:p>
          </table:table-cell>
          <table:table-cell office:value-type="float" office:value="-0.0012782254433665" calcext:value-type="float">
            <text:p>-0.0012782254</text:p>
          </table:table-cell>
          <table:table-cell office:value-type="float" office:value="245.30791964868" calcext:value-type="float">
            <text:p>245.307919648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280.45640912704" calcext:value-type="float">
            <text:p>280.456409127</text:p>
          </table:table-cell>
          <table:table-cell office:value-type="float" office:value="-0.13619023673045" calcext:value-type="float">
            <text:p>-0.1361902367</text:p>
          </table:table-cell>
          <table:table-cell office:value-type="float" office:value="0.13692345052763" calcext:value-type="float">
            <text:p>0.1369234505</text:p>
          </table:table-cell>
          <table:table-cell office:value-type="float" office:value="-5.0203657008268" calcext:value-type="float">
            <text:p>-5.0203657008</text:p>
          </table:table-cell>
          <table:table-cell office:value-type="float" office:value="261.60963867795" calcext:value-type="float">
            <text:p>261.609638678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8" calcext:value-type="float">
            <text:p>0.048</text:p>
          </table:table-cell>
          <table:table-cell office:value-type="float" office:value="309.67471047983" calcext:value-type="float">
            <text:p>309.6747104798</text:p>
          </table:table-cell>
          <table:table-cell office:value-type="float" office:value="-0.00078929349484549" calcext:value-type="float">
            <text:p>-0.0007892935</text:p>
          </table:table-cell>
          <table:table-cell office:value-type="float" office:value="0.0014239971130803" calcext:value-type="float">
            <text:p>0.0014239971</text:p>
          </table:table-cell>
          <table:table-cell office:value-type="float" office:value="-0.0015710931211094" calcext:value-type="float">
            <text:p>-0.0015710931</text:p>
          </table:table-cell>
          <table:table-cell office:value-type="float" office:value="247.94996272241" calcext:value-type="float">
            <text:p>247.9499627224</text:p>
          </table:table-cell>
          <table:table-cell/>
          <table:table-cell office:value-type="string" calcext:value-type="string">
            <text:p>TM dt = 0.1 does not work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6" calcext:value-type="float">
            <text:p>5.6</text:p>
          </table:table-cell>
          <table:table-cell office:value-type="float" office:value="270.76756389875" calcext:value-type="float">
            <text:p>270.7675638988</text:p>
          </table:table-cell>
          <table:table-cell office:value-type="float" office:value="-0.15912064748452" calcext:value-type="float">
            <text:p>-0.1591206475</text:p>
          </table:table-cell>
          <table:table-cell office:value-type="float" office:value="0.1598446914054" calcext:value-type="float">
            <text:p>0.1598446914</text:p>
          </table:table-cell>
          <table:table-cell office:value-type="float" office:value="-6.4329980888789" calcext:value-type="float">
            <text:p>-6.4329980889</text:p>
          </table:table-cell>
          <table:table-cell office:value-type="float" office:value="259.77610753737" calcext:value-type="float">
            <text:p>259.7761075374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0.056" calcext:value-type="float">
            <text:p>0.056</text:p>
          </table:table-cell>
          <table:table-cell office:value-type="float" office:value="310.75245717024" calcext:value-type="float">
            <text:p>310.7524571702</text:p>
          </table:table-cell>
          <table:table-cell office:value-type="float" office:value="-0.0010014601800756" calcext:value-type="float">
            <text:p>-0.0010014602</text:p>
          </table:table-cell>
          <table:table-cell office:value-type="float" office:value="0.001645296063745" calcext:value-type="float">
            <text:p>0.0016452961</text:p>
          </table:table-cell>
          <table:table-cell office:value-type="float" office:value="-0.0017762224795778" calcext:value-type="float">
            <text:p>-0.0017762225</text:p>
          </table:table-cell>
          <table:table-cell office:value-type="float" office:value="248.87238273195" calcext:value-type="float">
            <text:p>248.872382732</text:p>
          </table:table-cell>
          <table:table-cell/>
          <table:table-cell office:value-type="string" calcext:value-type="string">
            <text:p>*** ERROR ***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260.49232435926" calcext:value-type="float">
            <text:p>260.4923243593</text:p>
          </table:table-cell>
          <table:table-cell office:value-type="float" office:value="-0.18191881982845" calcext:value-type="float">
            <text:p>-0.1819188198</text:p>
          </table:table-cell>
          <table:table-cell office:value-type="float" office:value="0.18263059435888" calcext:value-type="float">
            <text:p>0.1826305944</text:p>
          </table:table-cell>
          <table:table-cell office:value-type="float" office:value="-8.198003089233" calcext:value-type="float">
            <text:p>-8.1980030892</text:p>
          </table:table-cell>
          <table:table-cell office:value-type="float" office:value="257.20425105076" calcext:value-type="float">
            <text:p>257.204251050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64" calcext:value-type="float">
            <text:p>0.064</text:p>
          </table:table-cell>
          <table:table-cell office:value-type="float" office:value="311.07897773655" calcext:value-type="float">
            <text:p>311.0789777366</text:p>
          </table:table-cell>
          <table:table-cell office:value-type="float" office:value="-0.0012172315371371" calcext:value-type="float">
            <text:p>-0.0012172315</text:p>
          </table:table-cell>
          <table:table-cell office:value-type="float" office:value="0.0018663062290106" calcext:value-type="float">
            <text:p>0.0018663062</text:p>
          </table:table-cell>
          <table:table-cell office:value-type="float" office:value="-0.0019379728486897" calcext:value-type="float">
            <text:p>-0.0019379728</text:p>
          </table:table-cell>
          <table:table-cell office:value-type="float" office:value="249.19451718641" calcext:value-type="float">
            <text:p>249.1945171864</text:p>
          </table:table-cell>
          <table:table-cell/>
          <table:table-cell office:value-type="string" calcext:value-type="string">
            <text:p>The debug parameters have the wrong size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.2" calcext:value-type="float">
            <text:p>7.2</text:p>
          </table:table-cell>
          <table:table-cell office:value-type="float" office:value="249.37493815583" calcext:value-type="float">
            <text:p>249.3749381558</text:p>
          </table:table-cell>
          <table:table-cell office:value-type="float" office:value="-0.20452500616748" calcext:value-type="float">
            <text:p>-0.2045250062</text:p>
          </table:table-cell>
          <table:table-cell office:value-type="float" office:value="0.20522012771433" calcext:value-type="float">
            <text:p>0.2052201277</text:p>
          </table:table-cell>
          <table:table-cell office:value-type="float" office:value="-10.485765435237" calcext:value-type="float">
            <text:p>-10.4857654352</text:p>
          </table:table-cell>
          <table:table-cell office:value-type="float" office:value="253.53065262552" calcext:value-type="float">
            <text:p>253.5306526255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0.072" calcext:value-type="float">
            <text:p>0.072</text:p>
          </table:table-cell>
          <table:table-cell office:value-type="float" office:value="311.11315389838" calcext:value-type="float">
            <text:p>311.1131538984</text:p>
          </table:table-cell>
          <table:table-cell office:value-type="float" office:value="-0.001434850332046" calcext:value-type="float">
            <text:p>-0.0014348503</text:p>
          </table:table-cell>
          <table:table-cell office:value-type="float" office:value="0.0020871143029719" calcext:value-type="float">
            <text:p>0.0020871143</text:p>
          </table:table-cell>
          <table:table-cell office:value-type="float" office:value="-0.0020725673657055" calcext:value-type="float">
            <text:p>-0.0020725674</text:p>
          </table:table-cell>
          <table:table-cell office:value-type="float" office:value="249.28311126686" calcext:value-type="float">
            <text:p>249.2831112669</text:p>
          </table:table-cell>
          <table:table-cell/>
          <table:table-cell office:value-type="string" calcext:value-type="string">
            <text:p>Same 0.0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6.9695556324" calcext:value-type="float">
            <text:p>236.9695556324</text:p>
          </table:table-cell>
          <table:table-cell office:value-type="float" office:value="-0.22692717855839" calcext:value-type="float">
            <text:p>-0.2269271786</text:p>
          </table:table-cell>
          <table:table-cell office:value-type="float" office:value="0.22759951276557" calcext:value-type="float">
            <text:p>0.2275995128</text:p>
          </table:table-cell>
          <table:table-cell office:value-type="float" office:value="-13.44186957059" calcext:value-type="float">
            <text:p>-13.4418695706</text:p>
          </table:table-cell>
          <table:table-cell office:value-type="float" office:value="248.16312532969" calcext:value-type="float">
            <text:p>248.163125329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311.02935643131" calcext:value-type="float">
            <text:p>311.0293564313</text:p>
          </table:table-cell>
          <table:table-cell office:value-type="float" office:value="-0.0016534231746227" calcext:value-type="float">
            <text:p>-0.0016534232</text:p>
          </table:table-cell>
          <table:table-cell office:value-type="float" office:value="0.0023077077579688" calcext:value-type="float">
            <text:p>0.0023077078</text:p>
          </table:table-cell>
          <table:table-cell office:value-type="float" office:value="-0.0021952599412952" calcext:value-type="float">
            <text:p>-0.0021952599</text:p>
          </table:table-cell>
          <table:table-cell office:value-type="float" office:value="249.27749589985" calcext:value-type="float">
            <text:p>249.2774958999</text:p>
          </table:table-cell>
          <table:table-cell/>
          <table:table-cell office:value-type="string" calcext:value-type="string">
            <text:p>0.08 does not converge on 1<text:span text:style-name="T1">st</text:span> step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.8" calcext:value-type="float">
            <text:p>8.8</text:p>
          </table:table-cell>
          <table:table-cell office:value-type="float" office:value="222.39710894322" calcext:value-type="float">
            <text:p>222.3971089432</text:p>
          </table:table-cell>
          <table:table-cell office:value-type="float" office:value="-0.24908489023749" calcext:value-type="float">
            <text:p>-0.2490848902</text:p>
          </table:table-cell>
          <table:table-cell office:value-type="float" office:value="0.24972345920879" calcext:value-type="float">
            <text:p>0.2497234592</text:p>
          </table:table-cell>
          <table:table-cell office:value-type="float" office:value="-17.458618300022" calcext:value-type="float">
            <text:p>-17.4586183</text:p>
          </table:table-cell>
          <table:table-cell office:value-type="float" office:value="239.77359935881" calcext:value-type="float">
            <text:p>239.7735993588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0.088" calcext:value-type="float">
            <text:p>0.088</text:p>
          </table:table-cell>
          <table:table-cell office:value-type="float" office:value="310.89156279418" calcext:value-type="float">
            <text:p>310.8915627942</text:p>
          </table:table-cell>
          <table:table-cell office:value-type="float" office:value="-0.0018724796004204" calcext:value-type="float">
            <text:p>-0.0018724796</text:p>
          </table:table-cell>
          <table:table-cell office:value-type="float" office:value="0.0025280927310021" calcext:value-type="float">
            <text:p>0.0025280927</text:p>
          </table:table-cell>
          <table:table-cell office:value-type="float" office:value="-0.0023116187907636" calcext:value-type="float">
            <text:p>-0.0023116188</text:p>
          </table:table-cell>
          <table:table-cell office:value-type="float" office:value="249.22875523851" calcext:value-type="float">
            <text:p>249.2287552385</text:p>
          </table:table-cell>
          <table:table-cell/>
          <table:table-cell office:value-type="string" calcext:value-type="string">
            <text:p>Same 0.07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9.2" calcext:value-type="float">
            <text:p>9.2</text:p>
          </table:table-cell>
          <table:table-cell office:value-type="float" office:value="213.1043566368" calcext:value-type="float">
            <text:p>213.1043566368</text:p>
          </table:table-cell>
          <table:table-cell office:value-type="float" office:value="-0.26005347029182" calcext:value-type="float">
            <text:p>-0.2600534703</text:p>
          </table:table-cell>
          <table:table-cell office:value-type="float" office:value="0.26066497019936" calcext:value-type="float">
            <text:p>0.2606649702</text:p>
          </table:table-cell>
          <table:table-cell office:value-type="float" office:value="-20.311499803274" calcext:value-type="float">
            <text:p>-20.3114998033</text:p>
          </table:table-cell>
          <table:table-cell office:value-type="float" office:value="232.55401965792" calcext:value-type="float">
            <text:p>232.554019657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96" calcext:value-type="float">
            <text:p>0.096</text:p>
          </table:table-cell>
          <table:table-cell office:value-type="float" office:value="310.72661991611" calcext:value-type="float">
            <text:p>310.7266199161</text:p>
          </table:table-cell>
          <table:table-cell office:value-type="float" office:value="-0.0020917571262795" calcext:value-type="float">
            <text:p>-0.0020917571</text:p>
          </table:table-cell>
          <table:table-cell office:value-type="float" office:value="0.002748266880007" calcext:value-type="float">
            <text:p>0.0027482669</text:p>
          </table:table-cell>
          <table:table-cell office:value-type="float" office:value="-0.0024249839465948" calcext:value-type="float">
            <text:p>-0.0024249839</text:p>
          </table:table-cell>
          <table:table-cell office:value-type="float" office:value="249.15831053774" calcext:value-type="float">
            <text:p>249.15831053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office:value-type="float" office:value="199.25520318469" calcext:value-type="float">
            <text:p>199.2552031847</text:p>
          </table:table-cell>
          <table:table-cell office:value-type="float" office:value="-0.27085325673829" calcext:value-type="float">
            <text:p>-0.2708532567</text:p>
          </table:table-cell>
          <table:table-cell office:value-type="float" office:value="0.27141107126601" calcext:value-type="float">
            <text:p>0.2714110713</text:p>
          </table:table-cell>
          <table:table-cell office:value-type="float" office:value="-25.179976619948" calcext:value-type="float">
            <text:p>-25.1799766199</text:p>
          </table:table-cell>
          <table:table-cell office:value-type="float" office:value="217.43403186464" calcext:value-type="float">
            <text:p>217.4340318646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0.104" calcext:value-type="float">
            <text:p>0.104</text:p>
          </table:table-cell>
          <table:table-cell office:value-type="float" office:value="310.54681806727" calcext:value-type="float">
            <text:p>310.5468180673</text:p>
          </table:table-cell>
          <table:table-cell office:value-type="float" office:value="-0.0023111039853589" calcext:value-type="float">
            <text:p>-0.002311104</text:p>
          </table:table-cell>
          <table:table-cell office:value-type="float" office:value="0.0029682227156389" calcext:value-type="float">
            <text:p>0.0029682227</text:p>
          </table:table-cell>
          <table:table-cell office:value-type="float" office:value="-0.0025382539530057" calcext:value-type="float">
            <text:p>-0.002538254</text:p>
          </table:table-cell>
          <table:table-cell office:value-type="float" office:value="249.07596166542" calcext:value-type="float">
            <text:p>249.0759616654</text:p>
          </table:table-cell>
          <table:table-cell table:number-columns-repeated="3"/>
        </table:table-row>
        <table:table-row table:style-name="ro1">
          <table:table-cell office:value-type="float" office:value="6.03125" calcext:value-type="float">
            <text:p>6.03125</text:p>
          </table:table-cell>
          <table:table-cell office:value-type="float" office:value="9.65" calcext:value-type="float">
            <text:p>9.65</text:p>
          </table:table-cell>
          <table:table-cell office:value-type="float" office:value="188.18184371224" calcext:value-type="float">
            <text:p>188.1818437122</text:p>
          </table:table-cell>
          <table:table-cell office:value-type="float" office:value="-0.2722165537724" calcext:value-type="float">
            <text:p>-0.2722165538</text:p>
          </table:table-cell>
          <table:table-cell office:value-type="float" office:value="0.27272861403224" calcext:value-type="float">
            <text:p>0.272728614</text:p>
          </table:table-cell>
          <table:table-cell office:value-type="float" office:value="-26.475691527812" calcext:value-type="float">
            <text:p>-26.4756915278</text:p>
          </table:table-cell>
          <table:table-cell office:value-type="float" office:value="201.09787018851" calcext:value-type="float">
            <text:p>201.097870188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112" calcext:value-type="float">
            <text:p>0.112</text:p>
          </table:table-cell>
          <table:table-cell office:value-type="float" office:value="310.3578598019" calcext:value-type="float">
            <text:p>310.3578598019</text:p>
          </table:table-cell>
          <table:table-cell office:value-type="float" office:value="-0.0025304281446097" calcext:value-type="float">
            <text:p>-0.0025304281</text:p>
          </table:table-cell>
          <table:table-cell office:value-type="float" office:value="0.0031879615855426" calcext:value-type="float">
            <text:p>0.0031879616</text:p>
          </table:table-cell>
          <table:table-cell office:value-type="float" office:value="-0.0026519835219893" calcext:value-type="float">
            <text:p>-0.0026519835</text:p>
          </table:table-cell>
          <table:table-cell office:value-type="float" office:value="248.98624842638" calcext:value-type="float">
            <text:p>248.9862484264</text:p>
          </table:table-cell>
          <table:table-cell table:number-columns-repeated="3"/>
        </table:table-row>
        <table:table-row table:style-name="ro1">
          <table:table-cell office:value-type="float" office:value="6.0625" calcext:value-type="float">
            <text:p>6.0625</text:p>
          </table:table-cell>
          <table:table-cell office:value-type="float" office:value="9.7" calcext:value-type="float">
            <text:p>9.7</text:p>
          </table:table-cell>
          <table:table-cell office:value-type="float" office:value="196.04223746498" calcext:value-type="float">
            <text:p>196.042237465</text:p>
          </table:table-cell>
          <table:table-cell office:value-type="float" office:value="-0.27353230161994" calcext:value-type="float">
            <text:p>-0.2735323016</text:p>
          </table:table-cell>
          <table:table-cell office:value-type="float" office:value="0.27407639110588" calcext:value-type="float">
            <text:p>0.2740763911</text:p>
          </table:table-cell>
          <table:table-cell office:value-type="float" office:value="-26.854210620138" calcext:value-type="float">
            <text:p>-26.8542106201</text:p>
          </table:table-cell>
          <table:table-cell office:value-type="float" office:value="214.04096829135" calcext:value-type="float">
            <text:p>214.0409682914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0.12" calcext:value-type="float">
            <text:p>0.12</text:p>
          </table:table-cell>
          <table:table-cell office:value-type="float" office:value="310.16273941898" calcext:value-type="float">
            <text:p>310.162739419</text:p>
          </table:table-cell>
          <table:table-cell office:value-type="float" office:value="-0.0027496723122599" calcext:value-type="float">
            <text:p>-0.0027496723</text:p>
          </table:table-cell>
          <table:table-cell office:value-type="float" office:value="0.0034074866610493" calcext:value-type="float">
            <text:p>0.0034074867</text:p>
          </table:table-cell>
          <table:table-cell office:value-type="float" office:value="-0.0027659674513374" calcext:value-type="float">
            <text:p>-0.0027659675</text:p>
          </table:table-cell>
          <table:table-cell office:value-type="float" office:value="248.89155134666" calcext:value-type="float">
            <text:p>248.89155134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8" calcext:value-type="float">
            <text:p>0.08</text:p>
          </table:table-cell>
          <table:table-cell office:value-type="float" office:value="0.128" calcext:value-type="float">
            <text:p>0.128</text:p>
          </table:table-cell>
          <table:table-cell office:value-type="float" office:value="309.96336333218" calcext:value-type="float">
            <text:p>309.9633633322</text:p>
          </table:table-cell>
          <table:table-cell office:value-type="float" office:value="-0.002968798767435" calcext:value-type="float">
            <text:p>-0.0029687988</text:p>
          </table:table-cell>
          <table:table-cell office:value-type="float" office:value="0.0036267947808114" calcext:value-type="float">
            <text:p>0.0036267948</text:p>
          </table:table-cell>
          <table:table-cell office:value-type="float" office:value="-0.0028810200816395" calcext:value-type="float">
            <text:p>-0.0028810201</text:p>
          </table:table-cell>
          <table:table-cell office:value-type="float" office:value="248.79338709367" calcext:value-type="float">
            <text:p>248.793387093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85" calcext:value-type="float">
            <text:p>0.085</text:p>
          </table:table-cell>
          <table:table-cell office:value-type="float" office:value="0.136" calcext:value-type="float">
            <text:p>0.136</text:p>
          </table:table-cell>
          <table:table-cell office:value-type="float" office:value="309.76081522155" calcext:value-type="float">
            <text:p>309.7608152216</text:p>
          </table:table-cell>
          <table:table-cell office:value-type="float" office:value="-0.0031877826200087" calcext:value-type="float">
            <text:p>-0.0031877826</text:p>
          </table:table-cell>
          <table:table-cell office:value-type="float" office:value="0.0038458861543303" calcext:value-type="float">
            <text:p>0.0038458862</text:p>
          </table:table-cell>
          <table:table-cell office:value-type="float" office:value="-0.0029971934113256" calcext:value-type="float">
            <text:p>-0.0029971934</text:p>
          </table:table-cell>
          <table:table-cell office:value-type="float" office:value="248.69261621013" calcext:value-type="float">
            <text:p>248.692616210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9" calcext:value-type="float">
            <text:p>0.09</text:p>
          </table:table-cell>
          <table:table-cell office:value-type="float" office:value="0.144" calcext:value-type="float">
            <text:p>0.144</text:p>
          </table:table-cell>
          <table:table-cell office:value-type="float" office:value="309.55580139028" calcext:value-type="float">
            <text:p>309.5558013903</text:p>
          </table:table-cell>
          <table:table-cell office:value-type="float" office:value="-0.0034066067418864" calcext:value-type="float">
            <text:p>-0.0034066067</text:p>
          </table:table-cell>
          <table:table-cell office:value-type="float" office:value="0.0040647608774329" calcext:value-type="float">
            <text:p>0.0040647609</text:p>
          </table:table-cell>
          <table:table-cell office:value-type="float" office:value="-0.0031144922279633" calcext:value-type="float">
            <text:p>-0.0031144922</text:p>
          </table:table-cell>
          <table:table-cell office:value-type="float" office:value="248.58979925405" calcext:value-type="float">
            <text:p>248.589799254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95" calcext:value-type="float">
            <text:p>0.095</text:p>
          </table:table-cell>
          <table:table-cell office:value-type="float" office:value="0.152" calcext:value-type="float">
            <text:p>0.152</text:p>
          </table:table-cell>
          <table:table-cell office:value-type="float" office:value="309.3488039092" calcext:value-type="float">
            <text:p>309.3488039092</text:p>
          </table:table-cell>
          <table:table-cell office:value-type="float" office:value="-0.0036252589906498" calcext:value-type="float">
            <text:p>-0.003625259</text:p>
          </table:table-cell>
          <table:table-cell office:value-type="float" office:value="0.0042834189449586" calcext:value-type="float">
            <text:p>0.0042834189</text:p>
          </table:table-cell>
          <table:table-cell office:value-type="float" office:value="-0.0032328985266708" calcext:value-type="float">
            <text:p>-0.0032328985</text:p>
          </table:table-cell>
          <table:table-cell office:value-type="float" office:value="248.48531864741" calcext:value-type="float">
            <text:p>248.485318647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309.14016448274" calcext:value-type="float">
            <text:p>309.1401644827</text:p>
          </table:table-cell>
          <table:table-cell office:value-type="float" office:value="-0.0038437305042453" calcext:value-type="float">
            <text:p>-0.0038437305</text:p>
          </table:table-cell>
          <table:table-cell office:value-type="float" office:value="0.0045018602639562" calcext:value-type="float">
            <text:p>0.0045018603</text:p>
          </table:table-cell>
          <table:table-cell office:value-type="float" office:value="-0.0033523844415117" calcext:value-type="float">
            <text:p>-0.0033523844</text:p>
          </table:table-cell>
          <table:table-cell office:value-type="float" office:value="248.37944535214" calcext:value-type="float">
            <text:p>248.379445352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Alive time=158.685, Active time=0.02588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TM RZ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office:value-type="string" calcext:value-type="string">
            <text:p>disp_z</text:p>
          </table:table-cell>
          <table:table-cell office:value-type="string" calcext:value-type="string">
            <text:p>force_z</text:p>
          </table:table-cell>
          <table:table-cell office:value-type="string" calcext:value-type="string">
            <text:p>strain_rr</text:p>
          </table:table-cell>
          <table:table-cell office:value-type="string" calcext:value-type="string">
            <text:p>strain_zz</text:p>
          </table:table-cell>
          <table:table-cell office:value-type="string" calcext:value-type="string">
            <text:p>stress_rr</text:p>
          </table:table-cell>
          <table:table-cell office:value-type="string" calcext:value-type="string">
            <text:p>stress_zz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244.76178610253" calcext:value-type="float">
            <text:p>244.7617861025</text:p>
          </table:table-cell>
          <table:table-cell table:style-name="ce1" office:value-type="float" office:value="-0.000069052534777095" calcext:value-type="float">
            <text:p>-6.91E-005</text:p>
          </table:table-cell>
          <table:table-cell office:value-type="float" office:value="0.00023435146325662" calcext:value-type="float">
            <text:p>0.0002343515</text:p>
          </table:table-cell>
          <table:table-cell office:value-type="float" office:value="0.20237725319893" calcext:value-type="float">
            <text:p>0.2023772532</text:p>
          </table:table-cell>
          <table:table-cell office:value-type="float" office:value="49.213773649168" calcext:value-type="float">
            <text:p>49.21377364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489.385196671" calcext:value-type="float">
            <text:p>489.385196671</text:p>
          </table:table-cell>
          <table:table-cell office:value-type="float" office:value="-0.00013808780321088" calcext:value-type="float">
            <text:p>-0.0001380878</text:p>
          </table:table-cell>
          <table:table-cell office:value-type="float" office:value="0.00046864046097318" calcext:value-type="float">
            <text:p>0.0004686405</text:p>
          </table:table-cell>
          <table:table-cell office:value-type="float" office:value="0.40446912353009" calcext:value-type="float">
            <text:p>0.4044691235</text:p>
          </table:table-cell>
          <table:table-cell office:value-type="float" office:value="98.4143821546" calcext:value-type="float">
            <text:p>98.414382154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733.19913253451" calcext:value-type="float">
            <text:p>733.1991325345</text:p>
          </table:table-cell>
          <table:table-cell office:value-type="float" office:value="-0.0002071527339947" calcext:value-type="float">
            <text:p>-0.0002071527</text:p>
          </table:table-cell>
          <table:table-cell office:value-type="float" office:value="0.00070262765366891" calcext:value-type="float">
            <text:p>0.0007026277</text:p>
          </table:table-cell>
          <table:table-cell office:value-type="float" office:value="0.60304458747567" calcext:value-type="float">
            <text:p>0.6030445875</text:p>
          </table:table-cell>
          <table:table-cell office:value-type="float" office:value="147.46697915305" calcext:value-type="float">
            <text:p>147.466979153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2" calcext:value-type="float">
            <text:p>0.02</text:p>
          </table:table-cell>
          <table:table-cell office:value-type="float" office:value="0.032" calcext:value-type="float">
            <text:p>0.032</text:p>
          </table:table-cell>
          <table:table-cell office:value-type="float" office:value="868.34713580007" calcext:value-type="float">
            <text:p>868.3471358001</text:p>
          </table:table-cell>
          <table:table-cell office:value-type="float" office:value="-0.00028571436563858" calcext:value-type="float">
            <text:p>-0.0002857144</text:p>
          </table:table-cell>
          <table:table-cell office:value-type="float" office:value="0.00091005137947728" calcext:value-type="float">
            <text:p>0.0009100514</text:p>
          </table:table-cell>
          <table:table-cell office:value-type="float" office:value="0.78228398598876" calcext:value-type="float">
            <text:p>0.782283986</text:p>
          </table:table-cell>
          <table:table-cell office:value-type="float" office:value="174.68283752848" calcext:value-type="float">
            <text:p>174.6828375285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Alive time=6.51019, Active time=0.02598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SM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office:value-type="string" calcext:value-type="string">
            <text:p>disp_y</text:p>
          </table:table-cell>
          <table:table-cell office:value-type="string" calcext:value-type="string">
            <text:p>force_y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ess_xx</text:p>
          </table:table-cell>
          <table:table-cell office:value-type="string" calcext:value-type="string">
            <text:p>stress_yy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70.4704298964" calcext:value-type="float">
            <text:p>70.4704298964</text:p>
          </table:table-cell>
          <table:table-cell office:value-type="float" office:value="-0.00010471037173094" calcext:value-type="float">
            <text:p>-0.0001047104</text:p>
          </table:table-cell>
          <table:table-cell office:value-type="float" office:value="0.00024432388775116" calcext:value-type="float">
            <text:p>0.0002443239</text:p>
          </table:table-cell>
          <table:table-cell table:style-name="ce1" office:value-type="float" office:value="-0.000037915624996676" calcext:value-type="float">
            <text:p>-3.79E-005</text:p>
          </table:table-cell>
          <table:table-cell office:value-type="float" office:value="56.382419385329" calcext:value-type="float">
            <text:p>56.382419385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140.92598059791" calcext:value-type="float">
            <text:p>140.9259805979</text:p>
          </table:table-cell>
          <table:table-cell office:value-type="float" office:value="-0.00020942153105962" calcext:value-type="float">
            <text:p>-0.0002094215</text:p>
          </table:table-cell>
          <table:table-cell office:value-type="float" office:value="0.00048864898856338" calcext:value-type="float">
            <text:p>0.000488649</text:p>
          </table:table-cell>
          <table:table-cell office:value-type="float" office:value="-0.00015151205875799" calcext:value-type="float">
            <text:p>-0.0001515121</text:p>
          </table:table-cell>
          <table:table-cell office:value-type="float" office:value="112.7650862732" calcext:value-type="float">
            <text:p>112.765086273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211.36665166025" calcext:value-type="float">
            <text:p>211.3666516603</text:p>
          </table:table-cell>
          <table:table-cell office:value-type="float" office:value="-0.00031413347613135" calcext:value-type="float">
            <text:p>-0.0003141335</text:p>
          </table:table-cell>
          <table:table-cell office:value-type="float" office:value="0.0007329752999713" calcext:value-type="float">
            <text:p>0.0007329753</text:p>
          </table:table-cell>
          <table:table-cell office:value-type="float" office:value="-0.00034056368594673" calcext:value-type="float">
            <text:p>-0.0003405637</text:p>
          </table:table-cell>
          <table:table-cell office:value-type="float" office:value="169.14800019136" calcext:value-type="float">
            <text:p>169.148000191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2" calcext:value-type="float">
            <text:p>0.02</text:p>
          </table:table-cell>
          <table:table-cell office:value-type="float" office:value="0.032" calcext:value-type="float">
            <text:p>0.032</text:p>
          </table:table-cell>
          <table:table-cell office:value-type="float" office:value="280.19761996843" calcext:value-type="float">
            <text:p>280.1976199684</text:p>
          </table:table-cell>
          <table:table-cell office:value-type="float" office:value="-0.00042028489506224" calcext:value-type="float">
            <text:p>-0.0004202849</text:p>
          </table:table-cell>
          <table:table-cell office:value-type="float" office:value="0.00097597479836916" calcext:value-type="float">
            <text:p>0.0009759748</text:p>
          </table:table-cell>
          <table:table-cell office:value-type="float" office:value="-0.00069538083194334" calcext:value-type="float">
            <text:p>-0.0006953808</text:p>
          </table:table-cell>
          <table:table-cell office:value-type="float" office:value="224.2553613845" calcext:value-type="float">
            <text:p>224.255361384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306.80409481573" calcext:value-type="float">
            <text:p>306.8040948157</text:p>
          </table:table-cell>
          <table:table-cell office:value-type="float" office:value="-0.0005851911126137" calcext:value-type="float">
            <text:p>-0.0005851911</text:p>
          </table:table-cell>
          <table:table-cell office:value-type="float" office:value="0.001203814412897" calcext:value-type="float">
            <text:p>0.0012038144</text:p>
          </table:table-cell>
          <table:table-cell office:value-type="float" office:value="-0.001355655628653" calcext:value-type="float">
            <text:p>-0.0013556556</text:p>
          </table:table-cell>
          <table:table-cell office:value-type="float" office:value="245.59486451636" calcext:value-type="float">
            <text:p>245.594864516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3" calcext:value-type="float">
            <text:p>0.03</text:p>
          </table:table-cell>
          <table:table-cell office:value-type="float" office:value="0.048" calcext:value-type="float">
            <text:p>0.048</text:p>
          </table:table-cell>
          <table:table-cell office:value-type="float" office:value="310.55996178663" calcext:value-type="float">
            <text:p>310.5599617866</text:p>
          </table:table-cell>
          <table:table-cell office:value-type="float" office:value="-0.00078981254814235" calcext:value-type="float">
            <text:p>-0.0007898125</text:p>
          </table:table-cell>
          <table:table-cell office:value-type="float" office:value="0.0014263597814751" calcext:value-type="float">
            <text:p>0.0014263598</text:p>
          </table:table-cell>
          <table:table-cell office:value-type="float" office:value="-0.0018649995596541" calcext:value-type="float">
            <text:p>-0.0018649996</text:p>
          </table:table-cell>
          <table:table-cell office:value-type="float" office:value="248.65849981718" calcext:value-type="float">
            <text:p>248.658499817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35" calcext:value-type="float">
            <text:p>0.035</text:p>
          </table:table-cell>
          <table:table-cell office:value-type="float" office:value="0.056" calcext:value-type="float">
            <text:p>0.056</text:p>
          </table:table-cell>
          <table:table-cell office:value-type="float" office:value="312.17946208303" calcext:value-type="float">
            <text:p>312.179462083</text:p>
          </table:table-cell>
          <table:table-cell office:value-type="float" office:value="-0.0010017473484679" calcext:value-type="float">
            <text:p>-0.0010017473</text:p>
          </table:table-cell>
          <table:table-cell office:value-type="float" office:value="0.0016487465214579" calcext:value-type="float">
            <text:p>0.0016487465</text:p>
          </table:table-cell>
          <table:table-cell office:value-type="float" office:value="-0.0024715153940242" calcext:value-type="float">
            <text:p>-0.0024715154</text:p>
          </table:table-cell>
          <table:table-cell office:value-type="float" office:value="250.0145164834" calcext:value-type="float">
            <text:p>250.014516483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0.064" calcext:value-type="float">
            <text:p>0.064</text:p>
          </table:table-cell>
          <table:table-cell office:value-type="float" office:value="313.04563642774" calcext:value-type="float">
            <text:p>313.0456364277</text:p>
          </table:table-cell>
          <table:table-cell office:value-type="float" office:value="-0.0012173202105879" calcext:value-type="float">
            <text:p>-0.0012173202</text:p>
          </table:table-cell>
          <table:table-cell office:value-type="float" office:value="0.001871180624966" calcext:value-type="float">
            <text:p>0.0018711806</text:p>
          </table:table-cell>
          <table:table-cell office:value-type="float" office:value="-0.0031903855090907" calcext:value-type="float">
            <text:p>-0.0031903855</text:p>
          </table:table-cell>
          <table:table-cell office:value-type="float" office:value="250.76859598459" calcext:value-type="float">
            <text:p>250.768595984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45" calcext:value-type="float">
            <text:p>0.045</text:p>
          </table:table-cell>
          <table:table-cell office:value-type="float" office:value="0.072" calcext:value-type="float">
            <text:p>0.072</text:p>
          </table:table-cell>
          <table:table-cell office:value-type="float" office:value="313.62347278942" calcext:value-type="float">
            <text:p>313.6234727894</text:p>
          </table:table-cell>
          <table:table-cell office:value-type="float" office:value="-0.0014348698771658" calcext:value-type="float">
            <text:p>-0.0014348699</text:p>
          </table:table-cell>
          <table:table-cell office:value-type="float" office:value="0.0020936369647033" calcext:value-type="float">
            <text:p>0.002093637</text:p>
          </table:table-cell>
          <table:table-cell office:value-type="float" office:value="-0.0040457614403421" calcext:value-type="float">
            <text:p>-0.0040457614</text:p>
          </table:table-cell>
          <table:table-cell office:value-type="float" office:value="251.29243132509" calcext:value-type="float">
            <text:p>251.292431325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314.0563062392" calcext:value-type="float">
            <text:p>314.0563062392</text:p>
          </table:table-cell>
          <table:table-cell office:value-type="float" office:value="-0.0016536418926041" calcext:value-type="float">
            <text:p>-0.0016536419</text:p>
          </table:table-cell>
          <table:table-cell office:value-type="float" office:value="0.0023161846163522" calcext:value-type="float">
            <text:p>0.0023161846</text:p>
          </table:table-cell>
          <table:table-cell office:value-type="float" office:value="-0.0050238091349814" calcext:value-type="float">
            <text:p>-0.0050238091</text:p>
          </table:table-cell>
          <table:table-cell office:value-type="float" office:value="251.70052557996" calcext:value-type="float">
            <text:p>251.700525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55" calcext:value-type="float">
            <text:p>0.055</text:p>
          </table:table-cell>
          <table:table-cell office:value-type="float" office:value="0.088" calcext:value-type="float">
            <text:p>0.088</text:p>
          </table:table-cell>
          <table:table-cell office:value-type="float" office:value="314.4082141887" calcext:value-type="float">
            <text:p>314.4082141887</text:p>
          </table:table-cell>
          <table:table-cell office:value-type="float" office:value="-0.0018732170103791" calcext:value-type="float">
            <text:p>-0.001873217</text:p>
          </table:table-cell>
          <table:table-cell office:value-type="float" office:value="0.0025388185231036" calcext:value-type="float">
            <text:p>0.0025388185</text:p>
          </table:table-cell>
          <table:table-cell office:value-type="float" office:value="-0.006116240938927" calcext:value-type="float">
            <text:p>-0.0061162409</text:p>
          </table:table-cell>
          <table:table-cell office:value-type="float" office:value="252.04405489543" calcext:value-type="float">
            <text:p>252.04405489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6" calcext:value-type="float">
            <text:p>0.06</text:p>
          </table:table-cell>
          <table:table-cell office:value-type="float" office:value="0.096" calcext:value-type="float">
            <text:p>0.096</text:p>
          </table:table-cell>
          <table:table-cell office:value-type="float" office:value="314.71189482422" calcext:value-type="float">
            <text:p>314.7118948242</text:p>
          </table:table-cell>
          <table:table-cell office:value-type="float" office:value="-0.0020933381560266" calcext:value-type="float">
            <text:p>-0.0020933382</text:p>
          </table:table-cell>
          <table:table-cell office:value-type="float" office:value="0.002761508220139" calcext:value-type="float">
            <text:p>0.0027615082</text:p>
          </table:table-cell>
          <table:table-cell office:value-type="float" office:value="-0.0073244114938569" calcext:value-type="float">
            <text:p>-0.0073244115</text:p>
          </table:table-cell>
          <table:table-cell office:value-type="float" office:value="252.34913066234" calcext:value-type="float">
            <text:p>252.349130662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65" calcext:value-type="float">
            <text:p>0.065</text:p>
          </table:table-cell>
          <table:table-cell office:value-type="float" office:value="0.104" calcext:value-type="float">
            <text:p>0.104</text:p>
          </table:table-cell>
          <table:table-cell office:value-type="float" office:value="314.98246552089" calcext:value-type="float">
            <text:p>314.9824655209</text:p>
          </table:table-cell>
          <table:table-cell office:value-type="float" office:value="-0.0023138550548129" calcext:value-type="float">
            <text:p>-0.0023138551</text:p>
          </table:table-cell>
          <table:table-cell office:value-type="float" office:value="0.0029842471868071" calcext:value-type="float">
            <text:p>0.0029842472</text:p>
          </table:table-cell>
          <table:table-cell office:value-type="float" office:value="-0.0086427384385793" calcext:value-type="float">
            <text:p>-0.0086427384</text:p>
          </table:table-cell>
          <table:table-cell office:value-type="float" office:value="252.62781489776" calcext:value-type="float">
            <text:p>252.627814897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7" calcext:value-type="float">
            <text:p>0.07</text:p>
          </table:table-cell>
          <table:table-cell office:value-type="float" office:value="0.112" calcext:value-type="float">
            <text:p>0.112</text:p>
          </table:table-cell>
          <table:table-cell office:value-type="float" office:value="315.22196901982" calcext:value-type="float">
            <text:p>315.2219690198</text:p>
          </table:table-cell>
          <table:table-cell office:value-type="float" office:value="-0.0025347048626474" calcext:value-type="float">
            <text:p>-0.0025347049</text:p>
          </table:table-cell>
          <table:table-cell office:value-type="float" office:value="0.0032070853092601" calcext:value-type="float">
            <text:p>0.0032070853</text:p>
          </table:table-cell>
          <table:table-cell office:value-type="float" office:value="-0.010051770102872" calcext:value-type="float">
            <text:p>-0.0100517701</text:p>
          </table:table-cell>
          <table:table-cell office:value-type="float" office:value="252.88171551995" calcext:value-type="float">
            <text:p>252.8817155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75" calcext:value-type="float">
            <text:p>0.075</text:p>
          </table:table-cell>
          <table:table-cell office:value-type="float" office:value="0.12" calcext:value-type="float">
            <text:p>0.12</text:p>
          </table:table-cell>
          <table:table-cell office:value-type="float" office:value="315.43622795538" calcext:value-type="float">
            <text:p>315.4362279554</text:p>
          </table:table-cell>
          <table:table-cell office:value-type="float" office:value="-0.0027558298299753" calcext:value-type="float">
            <text:p>-0.0027558298</text:p>
          </table:table-cell>
          <table:table-cell office:value-type="float" office:value="0.0034300198690125" calcext:value-type="float">
            <text:p>0.0034300199</text:p>
          </table:table-cell>
          <table:table-cell office:value-type="float" office:value="-0.01154368272616" calcext:value-type="float">
            <text:p>-0.0115436827</text:p>
          </table:table-cell>
          <table:table-cell office:value-type="float" office:value="253.11547837854" calcext:value-type="float">
            <text:p>253.115478378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8" calcext:value-type="float">
            <text:p>0.08</text:p>
          </table:table-cell>
          <table:table-cell office:value-type="float" office:value="0.128" calcext:value-type="float">
            <text:p>0.128</text:p>
          </table:table-cell>
          <table:table-cell office:value-type="float" office:value="315.63310858876" calcext:value-type="float">
            <text:p>315.6331085888</text:p>
          </table:table-cell>
          <table:table-cell office:value-type="float" office:value="-0.0029771708202703" calcext:value-type="float">
            <text:p>-0.0029771708</text:p>
          </table:table-cell>
          <table:table-cell office:value-type="float" office:value="0.0036530109875045" calcext:value-type="float">
            <text:p>0.003653011</text:p>
          </table:table-cell>
          <table:table-cell office:value-type="float" office:value="-0.013128336441469" calcext:value-type="float">
            <text:p>-0.0131283364</text:p>
          </table:table-cell>
          <table:table-cell office:value-type="float" office:value="253.33538891513" calcext:value-type="float">
            <text:p>253.335388915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85" calcext:value-type="float">
            <text:p>0.085</text:p>
          </table:table-cell>
          <table:table-cell office:value-type="float" office:value="0.136" calcext:value-type="float">
            <text:p>0.136</text:p>
          </table:table-cell>
          <table:table-cell office:value-type="float" office:value="315.81317043047" calcext:value-type="float">
            <text:p>315.8131704305</text:p>
          </table:table-cell>
          <table:table-cell office:value-type="float" office:value="-0.0031987108898766" calcext:value-type="float">
            <text:p>-0.0031987109</text:p>
          </table:table-cell>
          <table:table-cell office:value-type="float" office:value="0.0038760816012944" calcext:value-type="float">
            <text:p>0.0038760816</text:p>
          </table:table-cell>
          <table:table-cell office:value-type="float" office:value="-0.014794331562603" calcext:value-type="float">
            <text:p>-0.0147943316</text:p>
          </table:table-cell>
          <table:table-cell office:value-type="float" office:value="253.54188589577" calcext:value-type="float">
            <text:p>253.54188589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9" calcext:value-type="float">
            <text:p>0.09</text:p>
          </table:table-cell>
          <table:table-cell office:value-type="float" office:value="0.144" calcext:value-type="float">
            <text:p>0.144</text:p>
          </table:table-cell>
          <table:table-cell office:value-type="float" office:value="315.98334876158" calcext:value-type="float">
            <text:p>315.9833487616</text:p>
          </table:table-cell>
          <table:table-cell office:value-type="float" office:value="-0.0034203942286084" calcext:value-type="float">
            <text:p>-0.0034203942</text:p>
          </table:table-cell>
          <table:table-cell office:value-type="float" office:value="0.0040991736206918" calcext:value-type="float">
            <text:p>0.0040991736</text:p>
          </table:table-cell>
          <table:table-cell office:value-type="float" office:value="-0.016557797589076" calcext:value-type="float">
            <text:p>-0.0165577976</text:p>
          </table:table-cell>
          <table:table-cell office:value-type="float" office:value="253.74051598454" calcext:value-type="float">
            <text:p>253.740515984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95" calcext:value-type="float">
            <text:p>0.095</text:p>
          </table:table-cell>
          <table:table-cell office:value-type="float" office:value="0.152" calcext:value-type="float">
            <text:p>0.152</text:p>
          </table:table-cell>
          <table:table-cell office:value-type="float" office:value="316.142419642" calcext:value-type="float">
            <text:p>316.142419642</text:p>
          </table:table-cell>
          <table:table-cell office:value-type="float" office:value="-0.0036422191344245" calcext:value-type="float">
            <text:p>-0.0036422191</text:p>
          </table:table-cell>
          <table:table-cell office:value-type="float" office:value="0.0043223168944646" calcext:value-type="float">
            <text:p>0.0043223169</text:p>
          </table:table-cell>
          <table:table-cell office:value-type="float" office:value="-0.018403842160133" calcext:value-type="float">
            <text:p>-0.0184038422</text:p>
          </table:table-cell>
          <table:table-cell office:value-type="float" office:value="253.93029393828" calcext:value-type="float">
            <text:p>253.93029393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316.29151045478" calcext:value-type="float">
            <text:p>316.2915104548</text:p>
          </table:table-cell>
          <table:table-cell office:value-type="float" office:value="-0.0038641744296042" calcext:value-type="float">
            <text:p>-0.0038641744</text:p>
          </table:table-cell>
          <table:table-cell office:value-type="float" office:value="0.0045455131522861" calcext:value-type="float">
            <text:p>0.0045455132</text:p>
          </table:table-cell>
          <table:table-cell office:value-type="float" office:value="-0.020331468346203" calcext:value-type="float">
            <text:p>-0.0203314683</text:p>
          </table:table-cell>
          <table:table-cell office:value-type="float" office:value="254.11211740458" calcext:value-type="float">
            <text:p>254.1121174046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Alive time=23.13, Active time=0.02559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dt = 0.005, end_t = 0.2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TM active time = 369.39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M active time = 48.291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1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1:21:57.728522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08-24T11:03:22.346050403</meta:creation-date>
    <meta:generator>LibreOffice/4.2.8.2$Linux_X86_64 LibreOffice_project/420m0$Build-2</meta:generator>
    <dc:date>2015-09-10T09:14:42.719777536</dc:date>
    <dc:creator>Rachel Waxman</dc:creator>
    <meta:editing-duration>P16DT22H4M45S</meta:editing-duration>
    <meta:editing-cycles>111</meta:editing-cycles>
    <meta:document-statistic meta:table-count="6" meta:cell-count="137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false" chart:minimum="0" chart:maximum="0.001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092cm" chart:style-name="ch2">
          <text:p>stress zz vs strain zz</text:p>
        </chart:title>
        <chart:subtitle svg:x="7.404cm" svg:y="0.669cm" chart:style-name="ch3">
          <text:p>1x1x1</text:p>
        </chart:subtitle>
        <chart:legend chart:legend-position="end" svg:x="14.127cm" svg:y="3.952cm" style:legend-expansion="high" chart:style-name="ch4"/>
        <chart:plot-area chart:style-name="ch5" table:cell-range-address="1x1x1.D10:1x1x1.D20 1x1x1.A8:1x1x1.A8 1x1x1.G10:1x1x1.G20 1x1x1.I8:1x1x1.I8 1x1x1.O9:1x1x1.O21" chart:data-source-has-labels="row" svg:x="0.747cm" svg:y="1.175cm" svg:width="13.704cm" svg:height="7.16cm">
          <chartooo:coordinate-region svg:x="1.554cm" svg:y="1.374cm" svg:width="12.897cm" svg:height="6.314cm"/>
          <chart:axis chart:dimension="x" chart:name="primary-x" chart:style-name="ch6">
            <chart:title svg:x="7.209cm" svg:y="8.265cm" chart:style-name="ch7">
              <text:p>strain zz</text:p>
            </chart:title>
          </chart:axis>
          <chart:axis chart:dimension="y" chart:name="primary-y" chart:style-name="ch8">
            <chart:title svg:x="0.1cm" svg:y="5.434cm" chart:style-name="ch9">
              <text:p>stress zz</text:p>
            </chart:title>
          </chart:axis>
          <chart:series chart:style-name="ch10" chart:values-cell-range-address="1x1x1.G10:1x1x1.G20" chart:label-cell-address="1x1x1.A8:1x1x1.A8" chart:class="chart:scatter">
            <chart:domain table:cell-range-address="1x1x1.D10:1x1x1.D20"/>
            <chart:data-point chart:repeated="11"/>
          </chart:series>
          <chart:series chart:style-name="ch11" chart:values-cell-range-address="1x1x1.O9:1x1x1.O21" chart:label-cell-address="1x1x1.I8:1x1x1.I8" chart:class="chart:scatter">
            <chart:domain table:cell-range-address="1x1x1.L9:1x1x1.L2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M</text:p>
                <draw:g>
                  <svg:desc>1x1x1.A8:1x1x1.A8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M</text:p>
                <draw:g>
                  <svg:desc>1x1x1.I8:1x1x1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x1x1.D10:1x1x1.D20</svg:desc>
                </draw:g>
              </table:table-cell>
              <table:table-cell office:value-type="float" office:value="0">
                <text:p>0</text:p>
                <draw:g>
                  <svg:desc>1x1x1.G10:1x1x1.G20</svg:desc>
                </draw:g>
              </table:table-cell>
              <table:table-cell office:value-type="float" office:value="NaN">
                <text:p>NaN</text:p>
                <draw:g>
                  <svg:desc>1x1x1.L9:1x1x1.L21</svg:desc>
                </draw:g>
              </table:table-cell>
              <table:table-cell office:value-type="float" office:value="NaN">
                <text:p>NaN</text:p>
                <draw:g>
                  <svg:desc>1x1x1.O9:1x1x1.O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665277314798">
                <text:p>0.00016665277314798</text:p>
              </table:table-cell>
              <table:table-cell office:value-type="float" office:value="34.997082361051">
                <text:p>34.99708236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332777777778">
                <text:p>0.0003332777777778</text:p>
              </table:table-cell>
              <table:table-cell office:value-type="float" office:value="69.988333333325">
                <text:p>69.988333333325</text:p>
              </table:table-cell>
              <table:table-cell office:value-type="float" office:value="0.00016665277315105">
                <text:p>0.00016665277315105</text:p>
              </table:table-cell>
              <table:table-cell office:value-type="float" office:value="34.997074362304">
                <text:p>34.997074362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9987502314199">
                <text:p>0.00049987502314199</text:p>
              </table:table-cell>
              <table:table-cell office:value-type="float" office:value="104.97375485988">
                <text:p>104.97375485988</text:p>
              </table:table-cell>
              <table:table-cell office:value-type="float" office:value="0.00033327777778374">
                <text:p>0.00033327777778374</text:p>
              </table:table-cell>
              <table:table-cell office:value-type="float" office:value="69.988317337167">
                <text:p>69.988317337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6644451848775">
                <text:p>0.00066644451848775</text:p>
              </table:table-cell>
              <table:table-cell office:value-type="float" office:value="139.95334888249">
                <text:p>139.95334888249</text:p>
              </table:table-cell>
              <table:table-cell office:value-type="float" office:value="0.00041657987210872">
                <text:p>0.00041657987210872</text:p>
              </table:table-cell>
              <table:table-cell office:value-type="float" office:value="87.481753147006">
                <text:p>87.481753147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329862730585">
                <text:p>0.0008329862730585</text:p>
              </table:table-cell>
              <table:table-cell office:value-type="float" office:value="174.92711734234">
                <text:p>174.92711734234</text:p>
              </table:table-cell>
              <table:table-cell office:value-type="float" office:value="0.00058316324131109">
                <text:p>0.00058316324131109</text:p>
              </table:table-cell>
              <table:table-cell office:value-type="float" office:value="122.46425268346">
                <text:p>122.46425268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9950029609279">
                <text:p>0.00099950029609279</text:p>
              </table:table-cell>
              <table:table-cell office:value-type="float" office:value="209.89506217953">
                <text:p>209.89506217953</text:p>
              </table:table-cell>
              <table:table-cell office:value-type="float" office:value="0.00074971886511739">
                <text:p>0.00074971886511739</text:p>
              </table:table-cell>
              <table:table-cell office:value-type="float" office:value="157.44092568816">
                <text:p>157.44092568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659865968242">
                <text:p>0.0011659865968242</text:p>
              </table:table-cell>
              <table:table-cell office:value-type="float" office:value="240.00000000007">
                <text:p>240.00000000007</text:p>
              </table:table-cell>
              <table:table-cell office:value-type="float" office:value="0.00091624675276863">
                <text:p>0.00091624675276863</text:p>
              </table:table-cell>
              <table:table-cell office:value-type="float" office:value="192.4117741015">
                <text:p>192.4117741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324451844822">
                <text:p>0.0013324451844822</text:p>
              </table:table-cell>
              <table:table-cell office:value-type="float" office:value="239.99999999989">
                <text:p>239.99999999989</text:p>
              </table:table-cell>
              <table:table-cell office:value-type="float" office:value="0.0010827469135005">
                <text:p>0.0010827469135005</text:p>
              </table:table-cell>
              <table:table-cell office:value-type="float" office:value="227.37679986317">
                <text:p>227.3767998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988760682913">
                <text:p>0.0014988760682913</text:p>
              </table:table-cell>
              <table:table-cell office:value-type="float" office:value="239.99999999996">
                <text:p>239.99999999996</text:p>
              </table:table-cell>
              <table:table-cell office:value-type="float" office:value="0.0012492193565448">
                <text:p>0.0012492193565448</text:p>
              </table:table-cell>
              <table:table-cell office:value-type="float" office:value="239.99999999997">
                <text:p>239.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652792574715">
                <text:p>0.0016652792574715</text:p>
              </table:table-cell>
              <table:table-cell office:value-type="float" office:value="240.00000000013">
                <text:p>240.00000000013</text:p>
              </table:table-cell>
              <table:table-cell office:value-type="float" office:value="0.0014156640911285">
                <text:p>0.0014156640911285</text:p>
              </table:table-cell>
              <table:table-cell office:value-type="float" office:value="239.99999999996">
                <text:p>239.99999999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820811264741">
                <text:p>0.0015820811264741</text:p>
              </table:table-cell>
              <table:table-cell office:value-type="float" office:value="240.00000000006">
                <text:p>240.0000000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52792621162">
                <text:p>0.0016652792621162</text:p>
              </table:table-cell>
              <table:table-cell office:value-type="float" office:value="239.99999999999">
                <text:p>239.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1" number:min-integer-digits="1" number:min-exponent-digits="2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1pt" style:font-size-asian="13pt" style:font-size-complex="13pt"/>
    </style:style>
    <style:style style:name="ch3" style:family="chart">
      <style:chart-properties style:rotation-angle="0"/>
      <style:text-properties fo:font-size="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0.1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 style:data-style-name="N12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5cm" chart:symbol-height="0.15cm" chart:link-data-style-to-source="true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cm" chart:symbol-height="0.2cm" chart:link-data-style-to-source="true">
        <chart:symbol-image xlink:href="Pictures/2000000A000000DD000000DD3111ECA1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cm" chart:style-name="ch2">
          <text:p>Error vs time</text:p>
        </chart:title>
        <chart:subtitle svg:x="7.408cm" svg:y="0.504cm" chart:style-name="ch3">
          <text:p>j2 - LSH</text:p>
        </chart:subtitle>
        <chart:legend svg:x="13.946cm" svg:y="3.205cm" style:legend-expansion="custom" chartooo:width="2.053cm" chartooo:height="2.59cm" style:legend-expansion-aspect-ratio="0.792664092664093" chart:style-name="ch4"/>
        <chart:plot-area chart:style-name="ch5" table:cell-range-address="4x4x4.A27:4x4x4.F37 4x4x4.B26:4x4x4.F26" chart:data-source-has-labels="row" svg:x="0.148cm" svg:y="0.843cm" svg:width="13.623cm" svg:height="7.942cm">
          <chartooo:coordinate-region svg:x="1.51cm" svg:y="1.016cm" svg:width="12.061cm" svg:height="7.597cm"/>
          <chart:axis chart:dimension="x" chart:name="primary-x" chart:style-name="ch6"/>
          <chart:axis chart:dimension="y" chart:name="primary-y" chart:style-name="ch7"/>
          <chart:series chart:style-name="ch8" chart:values-cell-range-address="4x4x4.B27:4x4x4.B37" chart:label-cell-address="4x4x4.B26:4x4x4.B26" chart:class="chart:scatter">
            <chart:domain table:cell-range-address="4x4x4.A27:4x4x4.A37"/>
            <chart:data-point chart:repeated="11"/>
          </chart:series>
          <chart:series chart:style-name="ch9" chart:values-cell-range-address="4x4x4.C27:4x4x4.C37" chart:label-cell-address="4x4x4.C26:4x4x4.C26" chart:class="chart:scatter">
            <chart:data-point chart:repeated="11"/>
          </chart:series>
          <chart:series chart:style-name="ch10" chart:values-cell-range-address="4x4x4.D27:4x4x4.D37" chart:label-cell-address="4x4x4.D26:4x4x4.D26" chart:class="chart:scatter">
            <chart:data-point chart:repeated="11"/>
          </chart:series>
          <chart:series chart:style-name="ch11" chart:values-cell-range-address="4x4x4.E27:4x4x4.E37" chart:label-cell-address="4x4x4.E26:4x4x4.E26" chart:class="chart:scatter">
            <chart:data-point chart:repeated="11"/>
          </chart:series>
          <chart:series chart:style-name="ch12" chart:values-cell-range-address="4x4x4.F27:4x4x4.F37" chart:label-cell-address="4x4x4.F26:4x4x4.F26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rain_xx</text:p>
                <draw:g>
                  <svg:desc>4x4x4.B26:4x4x4.B26</svg:desc>
                </draw:g>
              </table:table-cell>
              <table:table-cell office:value-type="string">
                <text:p>strain_yy</text:p>
                <draw:g>
                  <svg:desc>4x4x4.C26:4x4x4.C26</svg:desc>
                </draw:g>
              </table:table-cell>
              <table:table-cell office:value-type="string">
                <text:p>strain_zz</text:p>
                <draw:g>
                  <svg:desc>4x4x4.D26:4x4x4.D26</svg:desc>
                </draw:g>
              </table:table-cell>
              <table:table-cell office:value-type="string">
                <text:p>stress_xx</text:p>
                <draw:g>
                  <svg:desc>4x4x4.E26:4x4x4.E26</svg:desc>
                </draw:g>
              </table:table-cell>
              <table:table-cell office:value-type="string">
                <text:p>stress_yy</text:p>
                <draw:g>
                  <svg:desc>4x4x4.F26:4x4x4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x4.A27:4x4x4.A37</svg:desc>
                </draw:g>
              </table:table-cell>
              <table:table-cell office:value-type="float" office:value="0">
                <text:p>0</text:p>
                <draw:g>
                  <svg:desc>4x4x4.B27:4x4x4.B37</svg:desc>
                </draw:g>
              </table:table-cell>
              <table:table-cell office:value-type="float" office:value="0">
                <text:p>0</text:p>
                <draw:g>
                  <svg:desc>4x4x4.C27:4x4x4.C37</svg:desc>
                </draw:g>
              </table:table-cell>
              <table:table-cell office:value-type="float" office:value="0">
                <text:p>0</text:p>
                <draw:g>
                  <svg:desc>4x4x4.D27:4x4x4.D37</svg:desc>
                </draw:g>
              </table:table-cell>
              <table:table-cell office:value-type="float" office:value="0">
                <text:p>0</text:p>
                <draw:g>
                  <svg:desc>4x4x4.E27:4x4x4.E37</svg:desc>
                </draw:g>
              </table:table-cell>
              <table:table-cell office:value-type="float" office:value="0">
                <text:p>0</text:p>
                <draw:g>
                  <svg:desc>4x4x4.F27:4x4x4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0000000000330139300025825">
                <text:p>-0.0000000000330139300025825</text:p>
              </table:table-cell>
              <table:table-cell office:value-type="float" office:value="-0.0000000000330139449984538">
                <text:p>-0.0000000000330139449984538</text:p>
              </table:table-cell>
              <table:table-cell office:value-type="float" office:value="3.1799920769543E-015">
                <text:p>3.1799920769543E-015</text:p>
              </table:table-cell>
              <table:table-cell office:value-type="float" office:value="0.0000000000493576290949708">
                <text:p>0.0000000000493576290949708</text:p>
              </table:table-cell>
              <table:table-cell office:value-type="float" office:value="0.0000000000470457631185365">
                <text:p>0.0000000000470457631185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660224859944667">
                <text:p>-0.0000000000660224859944667</text:p>
              </table:table-cell>
              <table:table-cell office:value-type="float" office:value="-0.0000000000660225130046533">
                <text:p>-0.0000000000660225130046533</text:p>
              </table:table-cell>
              <table:table-cell office:value-type="float" office:value="6.37001302400408E-015">
                <text:p>6.37001302400408E-015</text:p>
              </table:table-cell>
              <table:table-cell office:value-type="float" office:value="0.000000000047045603523976">
                <text:p>0.000000000047045603523976</text:p>
              </table:table-cell>
              <table:table-cell office:value-type="float" office:value="0.000000000042561808244468">
                <text:p>0.000000000042561808244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000000990254800088773">
                <text:p>-0.0000000000990254800088773</text:p>
              </table:table-cell>
              <table:table-cell office:value-type="float" office:value="-0.0000000000990254900106423">
                <text:p>-0.0000000000990254900106423</text:p>
              </table:table-cell>
              <table:table-cell office:value-type="float" office:value="9.51994559572622E-015">
                <text:p>9.51994559572622E-015</text:p>
              </table:table-cell>
              <table:table-cell office:value-type="float" office:value="0.000000000068415155485279">
                <text:p>0.000000000068415155485279</text:p>
              </table:table-cell>
              <table:table-cell office:value-type="float" office:value="0.000000000067083401333878">
                <text:p>0.000000000067083401333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0.000000000132023099999037">
                <text:p>-0.000000000132023099999037</text:p>
              </table:table-cell>
              <table:table-cell office:value-type="float" office:value="-0.000000000132023110000802">
                <text:p>-0.000000000132023110000802</text:p>
              </table:table-cell>
              <table:table-cell office:value-type="float" office:value="0.0000000000000126500372676919">
                <text:p>0.0000000000000126500372676919</text:p>
              </table:table-cell>
              <table:table-cell office:value-type="float" office:value="0.000000000039615956348716">
                <text:p>0.000000000039615956348716</text:p>
              </table:table-cell>
              <table:table-cell office:value-type="float" office:value="0.000000000039124953277181">
                <text:p>0.000000000039124953277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165015209992441">
                <text:p>-0.000000000165015209992441</text:p>
              </table:table-cell>
              <table:table-cell office:value-type="float" office:value="-0.000000000165015200017781">
                <text:p>-0.000000000165015200017781</text:p>
              </table:table-cell>
              <table:table-cell office:value-type="float" office:value="0.0000000000000158600346397697">
                <text:p>0.0000000000000158600346397697</text:p>
              </table:table-cell>
              <table:table-cell office:value-type="float" office:value="0.000000000026620074200512">
                <text:p>0.000000000026620074200512</text:p>
              </table:table-cell>
              <table:table-cell office:value-type="float" office:value="0.000000000027319965734129">
                <text:p>0.000000000027319965734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00000000019800186999968">
                <text:p>-0.00000000019800186999968</text:p>
              </table:table-cell>
              <table:table-cell office:value-type="float" office:value="-0.000000000198001849941939">
                <text:p>-0.000000000198001849941939</text:p>
              </table:table-cell>
              <table:table-cell office:value-type="float" office:value="0.0000000000000190401080318869">
                <text:p>0.0000000000000190401080318869</text:p>
              </table:table-cell>
              <table:table-cell office:value-type="float" office:value="-0.000000000007287039027748">
                <text:p>-0.000000000007287039027748</text:p>
              </table:table-cell>
              <table:table-cell office:value-type="float" office:value="-0.000000000004064922010106">
                <text:p>-0.000000000004064922010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00000000174160670043597">
                <text:p>-0.000000000174160670043597</text:p>
              </table:table-cell>
              <table:table-cell office:value-type="float" office:value="-0.000000000174160720025317">
                <text:p>-0.000000000174160720025317</text:p>
              </table:table-cell>
              <table:table-cell office:value-type="float" office:value="0.0000000000000220001968032069">
                <text:p>0.0000000000000220001968032069</text:p>
              </table:table-cell>
              <table:table-cell office:value-type="float" office:value="-0.000000000049676227107526">
                <text:p>-0.000000000049676227107526</text:p>
              </table:table-cell>
              <table:table-cell office:value-type="float" office:value="-0.000000000056692649273021">
                <text:p>-0.000000000056692649273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174162029958382">
                <text:p>-0.000000000174162029958382</text:p>
              </table:table-cell>
              <table:table-cell office:value-type="float" office:value="-0.000000000174162110026712">
                <text:p>-0.000000000174162110026712</text:p>
              </table:table-cell>
              <table:table-cell office:value-type="float" office:value="0.0000000000000249999673740398">
                <text:p>0.0000000000000249999673740398</text:p>
              </table:table-cell>
              <table:table-cell office:value-type="float" office:value="-0.0000000000093129044169332">
                <text:p>-0.0000000000093129044169332</text:p>
              </table:table-cell>
              <table:table-cell office:value-type="float" office:value="-0.0000000000207745124885581">
                <text:p>-0.0000000000207745124885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000000000174163510002767">
                <text:p>-0.000000000174163510002767</text:p>
              </table:table-cell>
              <table:table-cell office:value-type="float" office:value="-0.000000000174163630023948">
                <text:p>-0.000000000174163630023948</text:p>
              </table:table-cell>
              <table:table-cell office:value-type="float" office:value="0.0000000000000279999547853071">
                <text:p>0.0000000000000279999547853071</text:p>
              </table:table-cell>
              <table:table-cell office:value-type="float" office:value="-0.000000000016060357775502">
                <text:p>-0.000000000016060357775502</text:p>
              </table:table-cell>
              <table:table-cell office:value-type="float" office:value="-0.000000000029706256432894">
                <text:p>-0.000000000029706256432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174164909924612">
                <text:p>-0.000000000174164909924612</text:p>
              </table:table-cell>
              <table:table-cell office:value-type="float" office:value="-0.000000000174165029945793">
                <text:p>-0.000000000174165029945793</text:p>
              </table:table-cell>
              <table:table-cell office:value-type="float" office:value="0.0000000000000309999421965745">
                <text:p>0.0000000000000309999421965745</text:p>
              </table:table-cell>
              <table:table-cell office:value-type="float" office:value="0.0000000000348920611229763">
                <text:p>0.0000000000348920611229763</text:p>
              </table:table-cell>
              <table:table-cell office:value-type="float" office:value="0.00000000002273404439713">
                <text:p>0.000000000022734044397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9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98cm" svg:y="3.703cm" style:legend-expansion="high" chart:style-name="ch2"/>
        <chart:plot-area chart:style-name="ch3" table:cell-range-address="necking.J2:necking.K23 necking.I1:necking.I1 necking.I27:necking.I27 necking.K28:necking.K33 necking.I37:necking.I37 necking.K38:necking.K59" chart:data-source-has-labels="row" svg:x="1.331cm" svg:y="0.18cm" svg:width="11.947cm" svg:height="7.659cm">
          <chartooo:coordinate-region svg:x="2.138cm" svg:y="0.379cm" svg:width="10.809cm" svg:height="6.813cm"/>
          <chart:axis chart:dimension="x" chart:name="primary-x" chart:style-name="ch4">
            <chart:title svg:x="6.89cm" svg:y="8.438cm" chart:style-name="ch5">
              <text:p>force</text:p>
            </chart:title>
          </chart:axis>
          <chart:axis chart:dimension="y" chart:name="primary-y" chart:style-name="ch6">
            <chart:title svg:x="0.451cm" svg:y="4.371cm" chart:style-name="ch7">
              <text:p>disp</text:p>
            </chart:title>
          </chart:axis>
          <chart:series chart:style-name="ch8" chart:values-cell-range-address="necking.K2:necking.K23" chart:label-cell-address="necking.I1:necking.I1" chart:class="chart:scatter">
            <chart:domain table:cell-range-address="necking.J2:necking.J23"/>
            <chart:data-point chart:repeated="22"/>
          </chart:series>
          <chart:series chart:style-name="ch9" chart:values-cell-range-address="necking.K28:necking.K33" chart:label-cell-address="necking.I27:necking.I27" chart:class="chart:scatter">
            <chart:domain table:cell-range-address="necking.J28:necking.J33"/>
            <chart:data-point chart:repeated="6"/>
          </chart:series>
          <chart:series chart:style-name="ch10" chart:values-cell-range-address="necking.K38:necking.K59" chart:label-cell-address="necking.I37:necking.I37" chart:class="chart:scatter">
            <chart:domain table:cell-range-address="necking.J38:necking.J59"/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M</text:p>
                <draw:g>
                  <svg:desc>necking.I1:necking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M RZ</text:p>
                <draw:g>
                  <svg:desc>necking.I27:necking.I2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M</text:p>
                <draw:g>
                  <svg:desc>necking.I37:necking.I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necking.J2:necking.J23</svg:desc>
                </draw:g>
              </table:table-cell>
              <table:table-cell office:value-type="float" office:value="NaN">
                <text:p>NaN</text:p>
                <draw:g>
                  <svg:desc>necking.K2:necking.K23</svg:desc>
                </draw:g>
              </table:table-cell>
              <table:table-cell office:value-type="float" office:value="NaN">
                <text:p>NaN</text:p>
                <draw:g>
                  <svg:desc>necking.J28:necking.J33</svg:desc>
                </draw:g>
              </table:table-cell>
              <table:table-cell office:value-type="float" office:value="NaN">
                <text:p>NaN</text:p>
                <draw:g>
                  <svg:desc>necking.K28:necking.K33</svg:desc>
                </draw:g>
              </table:table-cell>
              <table:table-cell office:value-type="float" office:value="NaN">
                <text:p>NaN</text:p>
                <draw:g>
                  <svg:desc>necking.J38:necking.J59</svg:desc>
                </draw:g>
              </table:table-cell>
              <table:table-cell office:value-type="float" office:value="NaN">
                <text:p>NaN</text:p>
                <draw:g>
                  <svg:desc>necking.K38:necking.K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70.454079221929">
                <text:p>70.454079221929</text:p>
              </table:table-cell>
              <table:table-cell office:value-type="float" office:value="0.008">
                <text:p>0.008</text:p>
              </table:table-cell>
              <table:table-cell office:value-type="float" office:value="244.76178610253">
                <text:p>244.76178610253</text:p>
              </table:table-cell>
              <table:table-cell office:value-type="float" office:value="0.008">
                <text:p>0.008</text:p>
              </table:table-cell>
              <table:table-cell office:value-type="float" office:value="70.4704298964">
                <text:p>70.4704298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">
                <text:p>0.016</text:p>
              </table:table-cell>
              <table:table-cell office:value-type="float" office:value="140.87570664968">
                <text:p>140.87570664968</text:p>
              </table:table-cell>
              <table:table-cell office:value-type="float" office:value="0.016">
                <text:p>0.016</text:p>
              </table:table-cell>
              <table:table-cell office:value-type="float" office:value="489.385196671">
                <text:p>489.385196671</text:p>
              </table:table-cell>
              <table:table-cell office:value-type="float" office:value="0.016">
                <text:p>0.016</text:p>
              </table:table-cell>
              <table:table-cell office:value-type="float" office:value="140.92598059791">
                <text:p>140.92598059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211.2649034682">
                <text:p>211.2649034682</text:p>
              </table:table-cell>
              <table:table-cell office:value-type="float" office:value="0.024">
                <text:p>0.024</text:p>
              </table:table-cell>
              <table:table-cell office:value-type="float" office:value="733.19913253451">
                <text:p>733.19913253451</text:p>
              </table:table-cell>
              <table:table-cell office:value-type="float" office:value="0.024">
                <text:p>0.024</text:p>
              </table:table-cell>
              <table:table-cell office:value-type="float" office:value="211.36665166025">
                <text:p>211.36665166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">
                <text:p>0.032</text:p>
              </table:table-cell>
              <table:table-cell office:value-type="float" office:value="279.92989027805">
                <text:p>279.92989027805</text:p>
              </table:table-cell>
              <table:table-cell office:value-type="float" office:value="0.032">
                <text:p>0.032</text:p>
              </table:table-cell>
              <table:table-cell office:value-type="float" office:value="868.34713580007">
                <text:p>868.34713580007</text:p>
              </table:table-cell>
              <table:table-cell office:value-type="float" office:value="0.032">
                <text:p>0.032</text:p>
              </table:table-cell>
              <table:table-cell office:value-type="float" office:value="280.19761996843">
                <text:p>280.19761996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306.44560331947">
                <text:p>306.4456033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306.80409481573">
                <text:p>306.80409481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8">
                <text:p>0.048</text:p>
              </table:table-cell>
              <table:table-cell office:value-type="float" office:value="309.67471047983">
                <text:p>309.6747104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310.55996178663">
                <text:p>310.55996178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6">
                <text:p>0.056</text:p>
              </table:table-cell>
              <table:table-cell office:value-type="float" office:value="310.75245717024">
                <text:p>310.7524571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312.17946208303">
                <text:p>312.17946208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4">
                <text:p>0.064</text:p>
              </table:table-cell>
              <table:table-cell office:value-type="float" office:value="311.07897773655">
                <text:p>311.0789777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313.04563642774">
                <text:p>313.04563642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2">
                <text:p>0.072</text:p>
              </table:table-cell>
              <table:table-cell office:value-type="float" office:value="311.11315389838">
                <text:p>311.11315389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">
                <text:p>0.072</text:p>
              </table:table-cell>
              <table:table-cell office:value-type="float" office:value="313.62347278942">
                <text:p>313.62347278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311.02935643131">
                <text:p>311.0293564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314.0563062392">
                <text:p>314.0563062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">
                <text:p>0.088</text:p>
              </table:table-cell>
              <table:table-cell office:value-type="float" office:value="310.89156279418">
                <text:p>310.8915627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">
                <text:p>0.088</text:p>
              </table:table-cell>
              <table:table-cell office:value-type="float" office:value="314.4082141887">
                <text:p>314.4082141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6">
                <text:p>0.096</text:p>
              </table:table-cell>
              <table:table-cell office:value-type="float" office:value="310.72661991611">
                <text:p>310.7266199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">
                <text:p>0.096</text:p>
              </table:table-cell>
              <table:table-cell office:value-type="float" office:value="314.71189482422">
                <text:p>314.71189482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">
                <text:p>0.104</text:p>
              </table:table-cell>
              <table:table-cell office:value-type="float" office:value="310.54681806727">
                <text:p>310.5468180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">
                <text:p>0.104</text:p>
              </table:table-cell>
              <table:table-cell office:value-type="float" office:value="314.98246552089">
                <text:p>314.98246552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2">
                <text:p>0.112</text:p>
              </table:table-cell>
              <table:table-cell office:value-type="float" office:value="310.3578598019">
                <text:p>310.357859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">
                <text:p>0.112</text:p>
              </table:table-cell>
              <table:table-cell office:value-type="float" office:value="315.22196901982">
                <text:p>315.22196901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">
                <text:p>0.12</text:p>
              </table:table-cell>
              <table:table-cell office:value-type="float" office:value="310.16273941898">
                <text:p>310.1627394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315.43622795538">
                <text:p>315.43622795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8">
                <text:p>0.128</text:p>
              </table:table-cell>
              <table:table-cell office:value-type="float" office:value="309.96336333218">
                <text:p>309.9633633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">
                <text:p>0.128</text:p>
              </table:table-cell>
              <table:table-cell office:value-type="float" office:value="315.63310858876">
                <text:p>315.63310858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6">
                <text:p>0.136</text:p>
              </table:table-cell>
              <table:table-cell office:value-type="float" office:value="309.76081522155">
                <text:p>309.7608152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">
                <text:p>0.136</text:p>
              </table:table-cell>
              <table:table-cell office:value-type="float" office:value="315.81317043047">
                <text:p>315.81317043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4">
                <text:p>0.144</text:p>
              </table:table-cell>
              <table:table-cell office:value-type="float" office:value="309.55580139028">
                <text:p>309.5558013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">
                <text:p>0.144</text:p>
              </table:table-cell>
              <table:table-cell office:value-type="float" office:value="315.98334876158">
                <text:p>315.98334876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2">
                <text:p>0.152</text:p>
              </table:table-cell>
              <table:table-cell office:value-type="float" office:value="309.3488039092">
                <text:p>309.3488039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">
                <text:p>0.152</text:p>
              </table:table-cell>
              <table:table-cell office:value-type="float" office:value="316.142419642">
                <text:p>316.142419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">
                <text:p>0.16</text:p>
              </table:table-cell>
              <table:table-cell office:value-type="float" office:value="309.14016448274">
                <text:p>309.14016448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316.29151045478">
                <text:p>316.291510454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02cm" svg:y="0.316cm" chart:style-name="ch2">
          <text:p>stress zz vs strain zz; sm vs tm</text:p>
        </chart:title>
        <chart:subtitle svg:x="7.431cm" svg:y="0.878cm" chart:style-name="ch3">
          <text:p>2x2x2</text:p>
        </chart:subtitle>
        <chart:legend chart:legend-position="end" svg:x="14.716cm" svg:y="3.952cm" style:legend-expansion="high" chart:style-name="ch4"/>
        <chart:plot-area chart:style-name="ch5" table:cell-range-address="2x2x2.D10:2x2x2.D20 2x2x2.A8:2x2x2.A8 2x2x2.G10:2x2x2.G20 2x2x2.I8:2x2x2.I8 2x2x2.O9:2x2x2.O20" chart:data-source-has-labels="row" svg:x="1.331cm" svg:y="1.387cm" svg:width="13.064cm" svg:height="6.451cm">
          <chartooo:coordinate-region svg:x="2.138cm" svg:y="1.587cm" svg:width="11.74cm" svg:height="5.604cm"/>
          <chart:axis chart:dimension="x" chart:name="primary-x" chart:style-name="ch6">
            <chart:title svg:x="7.21cm" svg:y="8.018cm" chart:style-name="ch7">
              <text:p>strain zz</text:p>
            </chart:title>
          </chart:axis>
          <chart:axis chart:dimension="y" chart:name="primary-y" chart:style-name="ch6">
            <chart:title svg:x="0.451cm" svg:y="5.291cm" chart:style-name="ch8">
              <text:p>stress zz</text:p>
            </chart:title>
            <chart:grid chart:style-name="ch9" chart:class="major"/>
          </chart:axis>
          <chart:series chart:style-name="ch10" chart:values-cell-range-address="2x2x2.G10:2x2x2.G20" chart:label-cell-address="2x2x2.A8:2x2x2.A8" chart:class="chart:scatter">
            <chart:domain table:cell-range-address="2x2x2.D10:2x2x2.D20"/>
            <chart:data-point chart:repeated="11"/>
          </chart:series>
          <chart:series chart:style-name="ch11" chart:values-cell-range-address="2x2x2.O9:2x2x2.O20" chart:label-cell-address="2x2x2.I8:2x2x2.I8" chart:class="chart:scatter">
            <chart:domain table:cell-range-address="2x2x2.L9:2x2x2.L20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M</text:p>
                <draw:g>
                  <svg:desc>2x2x2.A8:2x2x2.A8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M</text:p>
                <draw:g>
                  <svg:desc>2x2x2.I8:2x2x2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x2x2.D10:2x2x2.D20</svg:desc>
                </draw:g>
              </table:table-cell>
              <table:table-cell office:value-type="float" office:value="0">
                <text:p>0</text:p>
                <draw:g>
                  <svg:desc>2x2x2.G10:2x2x2.G20</svg:desc>
                </draw:g>
              </table:table-cell>
              <table:table-cell office:value-type="float" office:value="NaN">
                <text:p>NaN</text:p>
                <draw:g>
                  <svg:desc>2x2x2.L9:2x2x2.L20</svg:desc>
                </draw:g>
              </table:table-cell>
              <table:table-cell office:value-type="float" office:value="NaN">
                <text:p>NaN</text:p>
                <draw:g>
                  <svg:desc>2x2x2.O9:2x2x2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665277314801">
                <text:p>0.00016665277314801</text:p>
              </table:table-cell>
              <table:table-cell office:value-type="float" office:value="34.997082361106">
                <text:p>34.997082361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3327777777773">
                <text:p>0.00033327777777773</text:p>
              </table:table-cell>
              <table:table-cell office:value-type="float" office:value="69.988333333313">
                <text:p>69.988333333313</text:p>
              </table:table-cell>
              <table:table-cell office:value-type="float" office:value="0.00016665277315102">
                <text:p>0.00016665277315102</text:p>
              </table:table-cell>
              <table:table-cell office:value-type="float" office:value="34.997074362397">
                <text:p>34.997074362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9987502314157">
                <text:p>0.00049987502314157</text:p>
              </table:table-cell>
              <table:table-cell office:value-type="float" office:value="104.97375485971">
                <text:p>104.97375485971</text:p>
              </table:table-cell>
              <table:table-cell office:value-type="float" office:value="0.00033327777778389">
                <text:p>0.00033327777778389</text:p>
              </table:table-cell>
              <table:table-cell office:value-type="float" office:value="69.988317337269">
                <text:p>69.988317337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6644451848738">
                <text:p>0.00066644451848738</text:p>
              </table:table-cell>
              <table:table-cell office:value-type="float" office:value="139.95334888235">
                <text:p>139.95334888235</text:p>
              </table:table-cell>
              <table:table-cell office:value-type="float" office:value="0.00049987502315088">
                <text:p>0.00049987502315088</text:p>
              </table:table-cell>
              <table:table-cell office:value-type="float" office:value="104.9737308677">
                <text:p>104.9737308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3298627305814">
                <text:p>0.00083298627305814</text:p>
              </table:table-cell>
              <table:table-cell office:value-type="float" office:value="174.9271173422">
                <text:p>174.9271173422</text:p>
              </table:table-cell>
              <table:table-cell office:value-type="float" office:value="0.0006664445184998">
                <text:p>0.0006664445184998</text:p>
              </table:table-cell>
              <table:table-cell office:value-type="float" office:value="139.95331689562">
                <text:p>139.95331689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9950029609228">
                <text:p>0.00099950029609228</text:p>
              </table:table-cell>
              <table:table-cell office:value-type="float" office:value="209.89506217938">
                <text:p>209.89506217938</text:p>
              </table:table-cell>
              <table:table-cell office:value-type="float" office:value="0.00083298627307373">
                <text:p>0.00083298627307373</text:p>
              </table:table-cell>
              <table:table-cell office:value-type="float" office:value="174.92707736211">
                <text:p>174.92707736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659865968237">
                <text:p>0.0011659865968237</text:p>
              </table:table-cell>
              <table:table-cell office:value-type="float" office:value="240.00000000002">
                <text:p>240.00000000002</text:p>
              </table:table-cell>
              <table:table-cell office:value-type="float" office:value="0.00099950029611106">
                <text:p>0.00099950029611106</text:p>
              </table:table-cell>
              <table:table-cell office:value-type="float" office:value="209.89501420725">
                <text:p>209.89501420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324451844817">
                <text:p>0.0013324451844817</text:p>
              </table:table-cell>
              <table:table-cell office:value-type="float" office:value="239.99999999998">
                <text:p>239.99999999998</text:p>
              </table:table-cell>
              <table:table-cell office:value-type="float" office:value="0.0011659865968456">
                <text:p>0.0011659865968456</text:p>
              </table:table-cell>
              <table:table-cell office:value-type="float" office:value="240.00000000003">
                <text:p>240.00000000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988760682906">
                <text:p>0.0014988760682906</text:p>
              </table:table-cell>
              <table:table-cell office:value-type="float" office:value="239.99999999996">
                <text:p>239.99999999996</text:p>
              </table:table-cell>
              <table:table-cell office:value-type="float" office:value="0.0013324451845065">
                <text:p>0.0013324451845065</text:p>
              </table:table-cell>
              <table:table-cell office:value-type="float" office:value="240.00000000001">
                <text:p>240.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652792574708">
                <text:p>0.0016652792574708</text:p>
              </table:table-cell>
              <table:table-cell office:value-type="float" office:value="240.00000000002">
                <text:p>240.00000000002</text:p>
              </table:table-cell>
              <table:table-cell office:value-type="float" office:value="0.0014988760683185">
                <text:p>0.0014988760683185</text:p>
              </table:table-cell>
              <table:table-cell office:value-type="float" office:value="239.99999999995">
                <text:p>239.99999999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52792575016">
                <text:p>0.0016652792575016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36cm" svg:y="0.144cm" chart:style-name="ch2">
          <text:p>stress zz vs strain zz; sm vs tm</text:p>
        </chart:title>
        <chart:subtitle svg:x="7.369cm" svg:y="0.74cm" chart:style-name="ch3">
          <text:p>4x4x4</text:p>
        </chart:subtitle>
        <chart:legend chart:legend-position="end" svg:x="14.127cm" svg:y="3.952cm" style:legend-expansion="high" chart:style-name="ch4"/>
        <chart:plot-area chart:style-name="ch5" table:cell-range-address="4x4x4.D10:4x4x4.D20 4x4x4.A8:4x4x4.A8 4x4x4.G10:4x4x4.G20 4x4x4.I8:4x4x4.I8 4x4x4.O9:4x4x4.O20" chart:data-source-has-labels="row" svg:x="0.966cm" svg:y="1.318cm" svg:width="13.422cm" svg:height="6.872cm">
          <chartooo:coordinate-region svg:x="1.773cm" svg:y="1.518cm" svg:width="12.097cm" svg:height="6.025cm"/>
          <chart:axis chart:dimension="x" chart:name="primary-x" chart:style-name="ch6">
            <chart:title svg:x="7.278cm" svg:y="8.328cm" chart:style-name="ch7">
              <text:p>strain zz</text:p>
            </chart:title>
          </chart:axis>
          <chart:axis chart:dimension="y" chart:name="primary-y" chart:style-name="ch6">
            <chart:title svg:x="0.247cm" svg:y="5.393cm" chart:style-name="ch8">
              <text:p>stress zz</text:p>
            </chart:title>
          </chart:axis>
          <chart:series chart:style-name="ch9" chart:values-cell-range-address="4x4x4.G10:4x4x4.G20" chart:label-cell-address="4x4x4.A8:4x4x4.A8" chart:class="chart:scatter">
            <chart:domain table:cell-range-address="4x4x4.D10:4x4x4.D20"/>
            <chart:data-point chart:repeated="11"/>
          </chart:series>
          <chart:series chart:style-name="ch10" chart:values-cell-range-address="4x4x4.O9:4x4x4.O20" chart:label-cell-address="4x4x4.I8:4x4x4.I8" chart:class="chart:scatter">
            <chart:domain table:cell-range-address="4x4x4.L9:4x4x4.L2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M</text:p>
                <draw:g>
                  <svg:desc>4x4x4.A8:4x4x4.A8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M</text:p>
                <draw:g>
                  <svg:desc>4x4x4.I8:4x4x4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x4.D10:4x4x4.D20</svg:desc>
                </draw:g>
              </table:table-cell>
              <table:table-cell office:value-type="float" office:value="0">
                <text:p>0</text:p>
                <draw:g>
                  <svg:desc>4x4x4.G10:4x4x4.G20</svg:desc>
                </draw:g>
              </table:table-cell>
              <table:table-cell office:value-type="float" office:value="NaN">
                <text:p>NaN</text:p>
                <draw:g>
                  <svg:desc>4x4x4.L9:4x4x4.L20</svg:desc>
                </draw:g>
              </table:table-cell>
              <table:table-cell office:value-type="float" office:value="NaN">
                <text:p>NaN</text:p>
                <draw:g>
                  <svg:desc>4x4x4.O9:4x4x4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665277314789">
                <text:p>0.00016665277314789</text:p>
              </table:table-cell>
              <table:table-cell office:value-type="float" office:value="34.997082361057">
                <text:p>34.997082361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3327777777758">
                <text:p>0.00033327777777758</text:p>
              </table:table-cell>
              <table:table-cell office:value-type="float" office:value="69.98833333328">
                <text:p>69.98833333328</text:p>
              </table:table-cell>
              <table:table-cell office:value-type="float" office:value="0.00016665277315107">
                <text:p>0.00016665277315107</text:p>
              </table:table-cell>
              <table:table-cell office:value-type="float" office:value="34.997074362417">
                <text:p>34.997074362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9987502314142">
                <text:p>0.00049987502314142</text:p>
              </table:table-cell>
              <table:table-cell office:value-type="float" office:value="104.97375485968">
                <text:p>104.97375485968</text:p>
              </table:table-cell>
              <table:table-cell office:value-type="float" office:value="0.00033327777778395">
                <text:p>0.00033327777778395</text:p>
              </table:table-cell>
              <table:table-cell office:value-type="float" office:value="69.9883173373">
                <text:p>69.9883173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6644451848719">
                <text:p>0.00066644451848719</text:p>
              </table:table-cell>
              <table:table-cell office:value-type="float" office:value="139.9533488823">
                <text:p>139.9533488823</text:p>
              </table:table-cell>
              <table:table-cell office:value-type="float" office:value="0.00049987502315094">
                <text:p>0.00049987502315094</text:p>
              </table:table-cell>
              <table:table-cell office:value-type="float" office:value="104.9737308677">
                <text:p>104.9737308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3298627305782">
                <text:p>0.00083298627305782</text:p>
              </table:table-cell>
              <table:table-cell office:value-type="float" office:value="174.92711734211">
                <text:p>174.92711734211</text:p>
              </table:table-cell>
              <table:table-cell office:value-type="float" office:value="0.00066644451849984">
                <text:p>0.00066644451849984</text:p>
              </table:table-cell>
              <table:table-cell office:value-type="float" office:value="139.95331689562">
                <text:p>139.95331689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9950029609194">
                <text:p>0.00099950029609194</text:p>
              </table:table-cell>
              <table:table-cell office:value-type="float" office:value="209.89506217929">
                <text:p>209.89506217929</text:p>
              </table:table-cell>
              <table:table-cell office:value-type="float" office:value="0.00083298627307368">
                <text:p>0.00083298627307368</text:p>
              </table:table-cell>
              <table:table-cell office:value-type="float" office:value="174.92707736208">
                <text:p>174.92707736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659865968234">
                <text:p>0.0011659865968234</text:p>
              </table:table-cell>
              <table:table-cell office:value-type="float" office:value="240.00000000002">
                <text:p>240.00000000002</text:p>
              </table:table-cell>
              <table:table-cell office:value-type="float" office:value="0.00099950029611098">
                <text:p>0.00099950029611098</text:p>
              </table:table-cell>
              <table:table-cell office:value-type="float" office:value="209.89501420724">
                <text:p>209.89501420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324451844813">
                <text:p>0.0013324451844813</text:p>
              </table:table-cell>
              <table:table-cell office:value-type="float" office:value="240">
                <text:p>240</text:p>
              </table:table-cell>
              <table:table-cell office:value-type="float" office:value="0.0011659865968454">
                <text:p>0.0011659865968454</text:p>
              </table:table-cell>
              <table:table-cell office:value-type="float" office:value="239.99999999997">
                <text:p>239.99999999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988760682903">
                <text:p>0.0014988760682903</text:p>
              </table:table-cell>
              <table:table-cell office:value-type="float" office:value="239.99999999998">
                <text:p>239.99999999998</text:p>
              </table:table-cell>
              <table:table-cell office:value-type="float" office:value="0.0013324451845063">
                <text:p>0.0013324451845063</text:p>
              </table:table-cell>
              <table:table-cell office:value-type="float" office:value="239.99999999998">
                <text:p>239.999999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652792574704">
                <text:p>0.0016652792574704</text:p>
              </table:table-cell>
              <table:table-cell office:value-type="float" office:value="239.99999999997">
                <text:p>239.99999999997</text:p>
              </table:table-cell>
              <table:table-cell office:value-type="float" office:value="0.0014988760683183">
                <text:p>0.0014988760683183</text:p>
              </table:table-cell>
              <table:table-cell office:value-type="float" office:value="239.99999999995">
                <text:p>239.99999999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52792575014">
                <text:p>0.0016652792575014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64cm" svg:y="0.151cm" chart:style-name="ch2">
          <text:p>Alive time</text:p>
        </chart:title>
        <chart:legend chart:legend-position="end" svg:x="14.319cm" svg:y="3.703cm" style:legend-expansion="high" chart:style-name="ch3"/>
        <chart:plot-area chart:style-name="ch4" table:cell-range-address="'TM VS SM TIME'.A17:'TM VS SM TIME'.C20" chart:data-source-has-labels="both" svg:x="0.634cm" svg:y="0.754cm" svg:width="13.52cm" svg:height="8.207cm">
          <chartooo:coordinate-region svg:x="1.441cm" svg:y="0.953cm" svg:width="12.713cm" svg:height="7.361cm"/>
          <chart:axis chart:dimension="x" chart:name="primary-x" chart:style-name="ch5" chartooo:axis-type="auto">
            <chartooo:date-scale/>
            <chart:categories table:cell-range-address="'TM VS SM TIME'.B17:'TM VS SM TIME'.C17"/>
          </chart:axis>
          <chart:axis chart:dimension="y" chart:name="primary-y" chart:style-name="ch6">
            <chart:title svg:x="0.237cm" svg:y="5.371cm" chart:style-name="ch7">
              <text:p>time (s)</text:p>
            </chart:title>
          </chart:axis>
          <chart:series chart:style-name="ch8" chart:values-cell-range-address="'TM VS SM TIME'.B18:'TM VS SM TIME'.C18" chart:label-cell-address="'TM VS SM TIME'.A18:'TM VS SM TIME'.A18" chart:class="chart:bar">
            <chart:data-point chart:repeated="2"/>
          </chart:series>
          <chart:series chart:style-name="ch9" chart:values-cell-range-address="'TM VS SM TIME'.B19:'TM VS SM TIME'.C19" chart:label-cell-address="'TM VS SM TIME'.A19:'TM VS SM TIME'.A19" chart:class="chart:bar">
            <chart:data-point chart:repeated="2"/>
          </chart:series>
          <chart:series chart:style-name="ch10" chart:values-cell-range-address="'TM VS SM TIME'.B20:'TM VS SM TIME'.C20" chart:label-cell-address="'TM VS SM TIME'.A20:'TM VS SM TIME'.A20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</text:p>
                <draw:g>
                  <svg:desc>'TM VS SM TIME'.B17:'TM VS SM TIME'.C17</svg:desc>
                </draw:g>
              </table:table-cell>
              <table:table-cell office:value-type="string">
                <text:p>TM</text:p>
              </table:table-cell>
            </table:table-row>
          </table:table-header-rows>
          <table:table-rows>
            <table:table-row>
              <table:table-cell office:value-type="string">
                <text:p>1x1x1</text:p>
                <draw:g>
                  <svg:desc>'TM VS SM TIME'.A18:'TM VS SM TIME'.A18</svg:desc>
                </draw:g>
              </table:table-cell>
              <table:table-cell office:value-type="float" office:value="0.139321">
                <text:p>0.139321</text:p>
                <draw:g>
                  <svg:desc>'TM VS SM TIME'.B18:'TM VS SM TIME'.C18</svg:desc>
                </draw:g>
              </table:table-cell>
              <table:table-cell office:value-type="float" office:value="0.330473">
                <text:p>0.330473</text:p>
              </table:table-cell>
            </table:table-row>
            <table:table-row>
              <table:table-cell office:value-type="string">
                <text:p>2x2x2</text:p>
                <draw:g>
                  <svg:desc>'TM VS SM TIME'.A19:'TM VS SM TIME'.A19</svg:desc>
                </draw:g>
              </table:table-cell>
              <table:table-cell office:value-type="float" office:value="0.689328">
                <text:p>0.689328</text:p>
                <draw:g>
                  <svg:desc>'TM VS SM TIME'.B19:'TM VS SM TIME'.C19</svg:desc>
                </draw:g>
              </table:table-cell>
              <table:table-cell office:value-type="float" office:value="2.8762">
                <text:p>2.8762</text:p>
              </table:table-cell>
            </table:table-row>
            <table:table-row>
              <table:table-cell office:value-type="string">
                <text:p>4x4x4</text:p>
                <draw:g>
                  <svg:desc>'TM VS SM TIME'.A20:'TM VS SM TIME'.A20</svg:desc>
                </draw:g>
              </table:table-cell>
              <table:table-cell office:value-type="float" office:value="5.57111">
                <text:p>5.57111</text:p>
                <draw:g>
                  <svg:desc>'TM VS SM TIME'.B20:'TM VS SM TIME'.C20</svg:desc>
                </draw:g>
              </table:table-cell>
              <table:table-cell office:value-type="float" office:value="34.2134">
                <text:p>34.21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75cm" svg:y="0.16cm" chart:style-name="ch2">
          <text:p>Run time vs # elements</text:p>
        </chart:title>
        <chart:legend chart:legend-position="end" svg:x="14.127cm" svg:y="3.952cm" style:legend-expansion="high" chart:style-name="ch3"/>
        <chart:plot-area chart:style-name="ch4" table:cell-range-address="'TM VS SM TIME'.E3:'TM VS SM TIME'.G5 'TM VS SM TIME'.F2:'TM VS SM TIME'.G2" chart:data-source-has-labels="row" svg:x="0.721cm" svg:y="0.764cm" svg:width="13.438cm" svg:height="7.548cm">
          <chartooo:coordinate-region svg:x="1.342cm" svg:y="0.963cm" svg:width="12.631cm" svg:height="6.702cm"/>
          <chart:axis chart:dimension="x" chart:name="primary-x" chart:style-name="ch5">
            <chart:title svg:x="6.719cm" svg:y="8.244cm" chart:style-name="ch6">
              <text:p># elements</text:p>
            </chart:title>
          </chart:axis>
          <chart:axis chart:dimension="y" chart:name="primary-y" chart:style-name="ch5">
            <chart:title svg:x="0.123cm" svg:y="5.537cm" chart:style-name="ch7">
              <text:p>alive time (s)</text:p>
            </chart:title>
          </chart:axis>
          <chart:series chart:style-name="ch8" chart:values-cell-range-address="'TM VS SM TIME'.F3:'TM VS SM TIME'.F5" chart:label-cell-address="'TM VS SM TIME'.F2:'TM VS SM TIME'.F2" chart:class="chart:scatter">
            <chart:domain table:cell-range-address="'TM VS SM TIME'.E3:'TM VS SM TIME'.E5"/>
            <chart:data-point chart:repeated="3"/>
          </chart:series>
          <chart:series chart:style-name="ch9" chart:values-cell-range-address="'TM VS SM TIME'.G3:'TM VS SM TIME'.G5" chart:label-cell-address="'TM VS SM TIME'.G2:'TM VS SM TIME'.G2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M</text:p>
                <draw:g>
                  <svg:desc>'TM VS SM TIME'.F2:'TM VS SM TIME'.F2</svg:desc>
                </draw:g>
              </table:table-cell>
              <table:table-cell office:value-type="string">
                <text:p>TM</text:p>
                <draw:g>
                  <svg:desc>'TM VS SM TIME'.G2:'TM VS SM TIME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M VS SM TIME'.E3:'TM VS SM TIME'.E5</svg:desc>
                </draw:g>
              </table:table-cell>
              <table:table-cell office:value-type="float" office:value="0.139321">
                <text:p>0.139321</text:p>
                <draw:g>
                  <svg:desc>'TM VS SM TIME'.F3:'TM VS SM TIME'.F5</svg:desc>
                </draw:g>
              </table:table-cell>
              <table:table-cell office:value-type="float" office:value="0.330473">
                <text:p>0.330473</text:p>
                <draw:g>
                  <svg:desc>'TM VS SM TIME'.G3:'TM VS SM TIME'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689328">
                <text:p>0.689328</text:p>
              </table:table-cell>
              <table:table-cell office:value-type="float" office:value="2.8762">
                <text:p>2.8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.57111">
                <text:p>5.57111</text:p>
              </table:table-cell>
              <table:table-cell office:value-type="float" office:value="34.2134">
                <text:p>34.21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width="0.051cm" svg:stroke-color="#004586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RZresid.K2:RZresid.K13 RZresid.A2:RZresid.A2 RZresid.C2:RZresid.C13" chart:data-source-has-labels="row" svg:x="0.32cm" svg:y="0.18cm" svg:width="15.36cm" svg:height="8.64cm">
          <chartooo:coordinate-region svg:x="1.682cm" svg:y="0.379cm" svg:width="13.441cm" svg:height="7.794cm"/>
          <chart:axis chart:dimension="x" chart:name="primary-x" chart:style-name="ch3"/>
          <chart:axis chart:dimension="y" chart:name="primary-y" chart:style-name="ch3"/>
          <chart:series chart:style-name="ch4" chart:values-cell-range-address="RZresid.C2:RZresid.C13" chart:label-cell-address="RZresid.A2:RZresid.A2" chart:class="chart:scatter">
            <chart:domain table:cell-range-address="RZresid.K2:RZresid.K13"/>
            <chart:regression-curve chart:style-name="ch5"/>
            <chart:regression-curve chart:style-name="ch6"/>
            <chart:regression-curve chart:style-name="ch7"/>
            <chart:regression-curve chart:style-name="ch8">
              <chart:equation chart:display-equation="true" chart:display-r-square="true" svg:x="10.906cm" svg:y="3.059cm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ension</text:p>
                <draw:g>
                  <svg:desc>RZresid.A2:RZresid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Zresid.K2:RZresid.K13</svg:desc>
                </draw:g>
              </table:table-cell>
              <table:table-cell office:value-type="float" office:value="NaN">
                <text:p>NaN</text:p>
                <draw:g>
                  <svg:desc>RZresid.C2:RZresid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92.934037785">
                <text:p>13392.934037785</text:p>
              </table:table-cell>
              <table:table-cell office:value-type="float" office:value="42075.143183022">
                <text:p>42075.143183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653.949415627">
                <text:p>26653.949415627</text:p>
              </table:table-cell>
              <table:table-cell office:value-type="float" office:value="83735.851673214">
                <text:p>83735.851673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785.619256713">
                <text:p>39785.619256713</text:p>
              </table:table-cell>
              <table:table-cell office:value-type="float" office:value="124990.20917533">
                <text:p>124990.20917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790.442134946">
                <text:p>52790.442134946</text:p>
              </table:table-cell>
              <table:table-cell office:value-type="float" office:value="165846.06519084">
                <text:p>165846.06519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670.844926913">
                <text:p>65670.844926913</text:p>
              </table:table-cell>
              <table:table-cell office:value-type="float" office:value="206311.04397737">
                <text:p>206311.04397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429.185528782">
                <text:p>78429.185528782</text:p>
              </table:table-cell>
              <table:table-cell office:value-type="float" office:value="246392.55308419">
                <text:p>246392.55308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067.755445722">
                <text:p>91067.755445722</text:p>
              </table:table-cell>
              <table:table-cell office:value-type="float" office:value="286097.79148714">
                <text:p>286097.79148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588.78226096">
                <text:p>103588.78226096</text:p>
              </table:table-cell>
              <table:table-cell office:value-type="float" office:value="325433.75734531">
                <text:p>325433.75734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994.43199115">
                <text:p>115994.43199115</text:p>
              </table:table-cell>
              <table:table-cell office:value-type="float" office:value="364407.25540066">
                <text:p>364407.25540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286.81133419">
                <text:p>128286.81133419</text:p>
              </table:table-cell>
              <table:table-cell office:value-type="float" office:value="403024.90403991">
                <text:p>403024.904039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1" number:min-integer-digits="1" number:min-exponent-digits="2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1pt" style:font-size-asian="13pt" style:font-size-complex="13pt"/>
    </style:style>
    <style:style style:name="ch3" style:family="chart">
      <style:chart-properties style:rotation-angle="0"/>
      <style:text-properties fo:font-size="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6" style:family="chart" style:data-style-name="N0">
      <style:chart-properties chart:display-label="true" chart:logarithmic="false" chart:minimum="0" chart:maximum="0.1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 style:data-style-name="N121">
      <style:chart-properties chart:display-label="true" chart:logarithmic="false" chart:minimum="-0.00005" chart:maximum="0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cm" svg:y="0.015cm" chart:style-name="ch2">
          <text:p>Error vs time</text:p>
        </chart:title>
        <chart:subtitle svg:x="7.434cm" svg:y="0.724cm" chart:style-name="ch3">
          <text:p>j2 - LSH</text:p>
        </chart:subtitle>
        <chart:legend svg:x="13.885cm" svg:y="4.176cm" style:legend-expansion="custom" chartooo:width="2.053cm" chartooo:height="0.598cm" style:legend-expansion-aspect-ratio="3.43311036789298" chart:style-name="ch4"/>
        <chart:plot-area chart:style-name="ch5" table:cell-range-address="4x4x4.A27:4x4x4.A37 4x4x4.G26:4x4x4.G37" chart:data-source-has-labels="row" svg:x="0.319cm" svg:y="1.213cm" svg:width="13.614cm" svg:height="7.601cm">
          <chartooo:coordinate-region svg:x="1.681cm" svg:y="1.386cm" svg:width="12.052cm" svg:height="7.257cm"/>
          <chart:axis chart:dimension="x" chart:name="primary-x" chart:style-name="ch6"/>
          <chart:axis chart:dimension="y" chart:name="primary-y" chart:style-name="ch7"/>
          <chart:series chart:style-name="ch8" chart:values-cell-range-address="4x4x4.G26:4x4x4.G37" chart:label-cell-address="4x4x4.G26:4x4x4.G26" chart:class="chart:scatter">
            <chart:domain table:cell-range-address="4x4x4.A27:4x4x4.A37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ress_zz</text:p>
                <draw:g>
                  <svg:desc>4x4x4.G26:4x4x4.G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x4.A27:4x4x4.A37</svg:desc>
                </draw:g>
              </table:table-cell>
              <table:table-cell office:value-type="float" office:value="NaN">
                <text:p>NaN</text:p>
                <draw:g>
                  <svg:desc>4x4x4.G26:4x4x4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799863999390027">
                <text:p>-0.00000799863999390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15995979993022">
                <text:p>-0.000015995979993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0.0000239919800009147">
                <text:p>-0.0000239919800009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319866799998181">
                <text:p>-0.0000319866799998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0000399800299817343">
                <text:p>-0.0000399800299817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000479720499981795">
                <text:p>-0.0000479720499981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500222085975111">
                <text:p>-0.0000000000500222085975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0000000000200088834390044">
                <text:p>-0.000000000020008883439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299849034490762">
                <text:p>-0.0000000000299849034490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00000000300133251585066">
                <text:p>0.00000000003001332515850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